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11cm"/>
    </style:style>
    <style:style style:name="co4" style:family="table-column">
      <style:table-column-properties fo:break-before="auto" style:column-width="4.722cm"/>
    </style:style>
    <style:style style:name="co5" style:family="table-column">
      <style:table-column-properties fo:break-before="auto" style:column-width="13.929cm"/>
    </style:style>
    <style:style style:name="co6" style:family="table-column">
      <style:table-column-properties fo:break-before="auto" style:column-width="13.818cm"/>
    </style:style>
    <style:style style:name="co7" style:family="table-column">
      <style:table-column-properties fo:break-before="auto" style:column-width="6.359cm"/>
    </style:style>
    <style:style style:name="co8" style:family="table-column">
      <style:table-column-properties fo:break-before="auto" style:column-width="6.747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4.6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1"/>
        <table:table-column table:style-name="co3" table:number-columns-repeated="3" table:default-cell-style-name="ce2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>
            <text:p>Up Goods Slow – Track A</text:p>
          </table:table-cell>
          <table:table-cell table:number-columns-repeated="3"/>
          <table:table-cell office:value-type="string">
            <text:p>Board</text:p>
          </table:table-cell>
          <table:table-cell table:number-columns-repeated="15"/>
        </table:table-row>
        <table:table-row table:style-name="ro2">
          <table:table-cell office:value-type="string">
            <text:p>SERVO_TURNOUT</text:p>
          </table:table-cell>
          <table:table-cell office:value-type="string">
            <text:p>UGS_T1_E__UFM_T1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1A</text:p>
          </table:table-cell>
          <table:table-cell office:value-type="float" office:value="106">
            <text:p>106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A</text:p>
          </table:table-cell>
          <table:table-cell/>
          <table:table-cell table:formula="of:=CONCATENATE([.A2];&quot;(&quot;;[.B2];&quot;,&quot;;[.F2];&quot;,&quot;;[.G2];&quot;,&quot;;[.H2];&quot;,&quot;;[.I2];&quot;,&quot;;[.J2];&quot;) //&quot;;[.K2];&quot; &quot;;[.P2])" office:value-type="string" office:string-value="SERVO_TURNOUT(UGS_T1_E__UFM_T1_A,106,300,405,Fast,HIDDEN) //AA 500">
            <text:p>SERVO_TURNOUT(UGS_T1_E__UFM_T1_A,106,300,405,Fast,HIDDEN) //AA 500</text:p>
          </table:table-cell>
          <table:table-cell table:formula="of:=[.M2]" office:value-type="string" office:string-value="SERVO_TURNOUT(UGS_T1_E__UFM_T1_A,106,300,405,Fast,HIDDEN) //AA 500">
            <text:p>SERVO_TURNOUT(UGS_T1_E__UFM_T1_A,106,300,405,Fast,HIDDEN) //AA 500</text:p>
          </table:table-cell>
          <table:table-cell office:value-type="string">
            <text:p>ALIAS</text:p>
          </table:table-cell>
          <table:table-cell office:value-type="float" office:value="500">
            <text:p>500</text:p>
          </table:table-cell>
          <table:table-cell table:formula="of:=CONCATENATE([.$O$2];&quot;(&quot;;[.B2];&quot;, &quot;;[.$P2];&quot;)&quot;)" office:value-type="string" office:string-value="ALIAS(UGS_T1_E__UFM_T1_A, 500)">
            <text:p>ALIAS(UGS_T1_E__UFM_T1_A, 500)</text:p>
          </table:table-cell>
          <table:table-cell table:formula="of:=[.Q2]" office:value-type="string" office:string-value="ALIAS(UGS_T1_E__UFM_T1_A, 500)">
            <text:p>ALIAS(UGS_T1_E__UFM_T1_A, 500)</text:p>
          </table:table-cell>
          <table:table-cell office:value-type="string">
            <text:p>turnReset</text:p>
          </table:table-cell>
          <table:table-cell table:formula="of:=CONCATENATE([.$S$2];&quot;(&quot;;[.$B2];&quot;) \&quot;)" office:value-type="string" office:string-value="turnReset(UGS_T1_E__UFM_T1_A) \">
            <text:p>turnReset(UGS_T1_E__UFM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2_H</text:p>
          </table:table-cell>
          <table:table-cell office:value-type="string">
            <text:p>A-H</text:p>
          </table:table-cell>
          <table:table-cell office:value-type="string">
            <text:p>X</text:p>
          </table:table-cell>
          <table:table-cell office:value-type="string">
            <text:p>1A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eader</text:p>
          </table:table-cell>
          <table:table-cell office:value-type="string">
            <text:p>AB</text:p>
          </table:table-cell>
          <table:table-cell/>
          <table:table-cell table:formula="of:=CONCATENATE([.A3];&quot;(&quot;;[.B3];&quot;,&quot;;[.F3];&quot;,&quot;;[.G3];&quot;,&quot;;[.H3];&quot;,&quot;;[.I3];&quot;,&quot;;[.J3];&quot;) //&quot;;[.K3];&quot; &quot;;[.P3])" office:value-type="string" office:string-value="SERVO_TURNOUT(UGS_T2_H,100,250,350,Fast,Header) //AB 501">
            <text:p>SERVO_TURNOUT(UGS_T2_H,100,250,350,Fast,Header) //AB 501</text:p>
          </table:table-cell>
          <table:table-cell table:formula="of:=[.M3]" office:value-type="string" office:string-value="SERVO_TURNOUT(UGS_T2_H,100,250,350,Fast,Header) //AB 501">
            <text:p>SERVO_TURNOUT(UGS_T2_H,100,250,350,Fast,Header) //AB 501</text:p>
          </table:table-cell>
          <table:table-cell/>
          <table:table-cell office:value-type="float" office:value="501">
            <text:p>501</text:p>
          </table:table-cell>
          <table:table-cell table:formula="of:=CONCATENATE([.$O$2];&quot;(&quot;;[.B3];&quot;, &quot;;[.$P3];&quot;)&quot;)" office:value-type="string" office:string-value="ALIAS(UGS_T2_H, 501)">
            <text:p>ALIAS(UGS_T2_H, 501)</text:p>
          </table:table-cell>
          <table:table-cell table:formula="of:=[.Q3]" office:value-type="string" office:string-value="ALIAS(UGS_T2_H, 501)">
            <text:p>ALIAS(UGS_T2_H, 501)</text:p>
          </table:table-cell>
          <table:table-cell/>
          <table:table-cell table:formula="of:=CONCATENATE([.$S$2];&quot;(&quot;;[.$B3];&quot;) \&quot;)" office:value-type="string" office:string-value="turnReset(UGS_T2_H) \">
            <text:p>turnReset(UGS_T2_H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3_E__UFM_T2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office:value-type="float" office:value="210">
            <text:p>2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C</text:p>
          </table:table-cell>
          <table:table-cell/>
          <table:table-cell table:formula="of:=CONCATENATE([.A4];&quot;(&quot;;[.B4];&quot;,&quot;;[.F4];&quot;,&quot;;[.G4];&quot;,&quot;;[.H4];&quot;,&quot;;[.I4];&quot;,&quot;;[.J4];&quot;) //&quot;;[.K4];&quot; &quot;;[.P4])" office:value-type="string" office:string-value="SERVO_TURNOUT(UGS_T3_E__UFM_T2_A,120,350,210,Fast,HIDDEN) //AC 502">
            <text:p>SERVO_TURNOUT(UGS_T3_E__UFM_T2_A,120,350,210,Fast,HIDDEN) //AC 502</text:p>
          </table:table-cell>
          <table:table-cell table:formula="of:=[.M4]" office:value-type="string" office:string-value="SERVO_TURNOUT(UGS_T3_E__UFM_T2_A,120,350,210,Fast,HIDDEN) //AC 502">
            <text:p>SERVO_TURNOUT(UGS_T3_E__UFM_T2_A,120,350,210,Fast,HIDDEN) //AC 502</text:p>
          </table:table-cell>
          <table:table-cell/>
          <table:table-cell office:value-type="float" office:value="502">
            <text:p>502</text:p>
          </table:table-cell>
          <table:table-cell table:formula="of:=CONCATENATE([.$O$2];&quot;(&quot;;[.B4];&quot;, &quot;;[.$P4];&quot;)&quot;)" office:value-type="string" office:string-value="ALIAS(UGS_T3_E__UFM_T2_A, 502)">
            <text:p>ALIAS(UGS_T3_E__UFM_T2_A, 502)</text:p>
          </table:table-cell>
          <table:table-cell table:formula="of:=[.Q4]" office:value-type="string" office:string-value="ALIAS(UGS_T3_E__UFM_T2_A, 502)">
            <text:p>ALIAS(UGS_T3_E__UFM_T2_A, 502)</text:p>
          </table:table-cell>
          <table:table-cell/>
          <table:table-cell table:formula="of:=CONCATENATE([.$S$2];&quot;(&quot;;[.$B4];&quot;) \&quot;)" office:value-type="string" office:string-value="turnReset(UGS_T3_E__UFM_T2_A) \">
            <text:p>turnReset(UGS_T3_E__UFM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4_A__UMF_T3_E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D</text:p>
          </table:table-cell>
          <table:table-cell/>
          <table:table-cell table:formula="of:=CONCATENATE([.A5];&quot;(&quot;;[.B5];&quot;,&quot;;[.F5];&quot;,&quot;;[.G5];&quot;,&quot;;[.H5];&quot;,&quot;;[.I5];&quot;,&quot;;[.J5];&quot;) //&quot;;[.K5];&quot; &quot;;[.P5])" office:value-type="string" office:string-value="SERVO_TURNOUT(UGS_T4_A__UMF_T3_E,134,230,320,Fast,HIDDEN) //AD 503">
            <text:p>SERVO_TURNOUT(UGS_T4_A__UMF_T3_E,134,230,320,Fast,HIDDEN) //AD 503</text:p>
          </table:table-cell>
          <table:table-cell table:formula="of:=[.M5]" office:value-type="string" office:string-value="SERVO_TURNOUT(UGS_T4_A__UMF_T3_E,134,230,320,Fast,HIDDEN) //AD 503">
            <text:p>SERVO_TURNOUT(UGS_T4_A__UMF_T3_E,134,230,320,Fast,HIDDEN) //AD 503</text:p>
          </table:table-cell>
          <table:table-cell/>
          <table:table-cell office:value-type="float" office:value="503">
            <text:p>503</text:p>
          </table:table-cell>
          <table:table-cell table:formula="of:=CONCATENATE([.$O$2];&quot;(&quot;;[.B5];&quot;, &quot;;[.$P5];&quot;)&quot;)" office:value-type="string" office:string-value="ALIAS(UGS_T4_A__UMF_T3_E, 503)">
            <text:p>ALIAS(UGS_T4_A__UMF_T3_E, 503)</text:p>
          </table:table-cell>
          <table:table-cell table:formula="of:=[.Q5]" office:value-type="string" office:string-value="ALIAS(UGS_T4_A__UMF_T3_E, 503)">
            <text:p>ALIAS(UGS_T4_A__UMF_T3_E, 503)</text:p>
          </table:table-cell>
          <table:table-cell/>
          <table:table-cell table:formula="of:=CONCATENATE([.$S$2];&quot;(&quot;;[.$B5];&quot;) \&quot;)" office:value-type="string" office:string-value="turnReset(UGS_T4_A__UMF_T3_E) \">
            <text:p>turnReset(UGS_T4_A__U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5_E__UFM_T6_A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E</text:p>
          </table:table-cell>
          <table:table-cell/>
          <table:table-cell table:formula="of:=CONCATENATE([.A6];&quot;(&quot;;[.B6];&quot;,&quot;;[.F6];&quot;,&quot;;[.G6];&quot;,&quot;;[.H6];&quot;,&quot;;[.I6];&quot;,&quot;;[.J6];&quot;) //&quot;;[.K6];&quot; &quot;;[.P6])" office:value-type="string" office:string-value="SERVO_TURNOUT(UGS_T5_E__UFM_T6_A,252,200,100,Fast,HIDDEN) //AE 504">
            <text:p>SERVO_TURNOUT(UGS_T5_E__UFM_T6_A,252,200,100,Fast,HIDDEN) //AE 504</text:p>
          </table:table-cell>
          <table:table-cell table:formula="of:=[.M6]" office:value-type="string" office:string-value="SERVO_TURNOUT(UGS_T5_E__UFM_T6_A,252,200,100,Fast,HIDDEN) //AE 504">
            <text:p>SERVO_TURNOUT(UGS_T5_E__UFM_T6_A,252,200,100,Fast,HIDDEN) //AE 504</text:p>
          </table:table-cell>
          <table:table-cell/>
          <table:table-cell office:value-type="float" office:value="504">
            <text:p>504</text:p>
          </table:table-cell>
          <table:table-cell table:formula="of:=CONCATENATE([.$O$2];&quot;(&quot;;[.B6];&quot;, &quot;;[.$P6];&quot;)&quot;)" office:value-type="string" office:string-value="ALIAS(UGS_T5_E__UFM_T6_A, 504)">
            <text:p>ALIAS(UGS_T5_E__UFM_T6_A, 504)</text:p>
          </table:table-cell>
          <table:table-cell table:formula="of:=[.Q6]" office:value-type="string" office:string-value="ALIAS(UGS_T5_E__UFM_T6_A, 504)">
            <text:p>ALIAS(UGS_T5_E__UFM_T6_A, 504)</text:p>
          </table:table-cell>
          <table:table-cell/>
          <table:table-cell table:formula="of:=CONCATENATE([.$S$2];&quot;(&quot;;[.$B6];&quot;) \&quot;)" office:value-type="string" office:string-value="turnReset(UGS_T5_E__UFM_T6_A) \">
            <text:p>turnReset(UGS_T5_E__UFM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6_E__UFM_T8_A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6">
            <text:p>21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F</text:p>
          </table:table-cell>
          <table:table-cell office:value-type="string">
            <text:p><text:s/></text:p>
          </table:table-cell>
          <table:table-cell table:formula="of:=CONCATENATE([.A7];&quot;(&quot;;[.B7];&quot;,&quot;;[.F7];&quot;,&quot;;[.G7];&quot;,&quot;;[.H7];&quot;,&quot;;[.I7];&quot;,&quot;;[.J7];&quot;) //&quot;;[.K7];&quot; &quot;;[.P7])" office:value-type="string" office:string-value="SERVO_TURNOUT(UGS_T6_E__UFM_T8_A,216,380,250,Fast,HIDDEN) //AF 505">
            <text:p>SERVO_TURNOUT(UGS_T6_E__UFM_T8_A,216,380,250,Fast,HIDDEN) //AF 505</text:p>
          </table:table-cell>
          <table:table-cell table:formula="of:=[.M7]" office:value-type="string" office:string-value="SERVO_TURNOUT(UGS_T6_E__UFM_T8_A,216,380,250,Fast,HIDDEN) //AF 505">
            <text:p>SERVO_TURNOUT(UGS_T6_E__UFM_T8_A,216,380,250,Fast,HIDDEN) //AF 505</text:p>
          </table:table-cell>
          <table:table-cell/>
          <table:table-cell office:value-type="float" office:value="505">
            <text:p>505</text:p>
          </table:table-cell>
          <table:table-cell table:formula="of:=CONCATENATE([.$O$2];&quot;(&quot;;[.B7];&quot;, &quot;;[.$P7];&quot;)&quot;)" office:value-type="string" office:string-value="ALIAS(UGS_T6_E__UFM_T8_A, 505)">
            <text:p>ALIAS(UGS_T6_E__UFM_T8_A, 505)</text:p>
          </table:table-cell>
          <table:table-cell table:formula="of:=[.Q7]" office:value-type="string" office:string-value="ALIAS(UGS_T6_E__UFM_T8_A, 505)">
            <text:p>ALIAS(UGS_T6_E__UFM_T8_A, 505)</text:p>
          </table:table-cell>
          <table:table-cell/>
          <table:table-cell table:formula="of:=CONCATENATE([.$S$2];&quot;(&quot;;[.$B7];&quot;) \&quot;)" office:value-type="string" office:string-value="turnReset(UGS_T6_E__UFM_T8_A) \">
            <text:p>turnReset(UGS_T6_E__UFM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7_A__UFM_T17_E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AG</text:p>
          </table:table-cell>
          <table:table-cell/>
          <table:table-cell table:formula="of:=CONCATENATE([.A8];&quot;(&quot;;[.B8];&quot;,&quot;;[.F8];&quot;,&quot;;[.G8];&quot;,&quot;;[.H8];&quot;,&quot;;[.I8];&quot;,&quot;;[.J8];&quot;) //&quot;;[.K8];&quot; &quot;;[.P8])" office:value-type="string" office:string-value="SERVO_TURNOUT(UGS_T7_A__UFM_T17_E,141,350,250,Fast,HIDDEN) //AG 506">
            <text:p>SERVO_TURNOUT(UGS_T7_A__UFM_T17_E,141,350,250,Fast,HIDDEN) //AG 506</text:p>
          </table:table-cell>
          <table:table-cell table:formula="of:=[.M8]" office:value-type="string" office:string-value="SERVO_TURNOUT(UGS_T7_A__UFM_T17_E,141,350,250,Fast,HIDDEN) //AG 506">
            <text:p>SERVO_TURNOUT(UGS_T7_A__UFM_T17_E,141,350,250,Fast,HIDDEN) //AG 506</text:p>
          </table:table-cell>
          <table:table-cell/>
          <table:table-cell office:value-type="float" office:value="506">
            <text:p>506</text:p>
          </table:table-cell>
          <table:table-cell table:formula="of:=CONCATENATE([.$O$2];&quot;(&quot;;[.B8];&quot;, &quot;;[.$P8];&quot;)&quot;)" office:value-type="string" office:string-value="ALIAS(UGS_T7_A__UFM_T17_E, 506)">
            <text:p>ALIAS(UGS_T7_A__UFM_T17_E, 506)</text:p>
          </table:table-cell>
          <table:table-cell table:formula="of:=[.Q8]" office:value-type="string" office:string-value="ALIAS(UGS_T7_A__UFM_T17_E, 506)">
            <text:p>ALIAS(UGS_T7_A__UFM_T17_E, 506)</text:p>
          </table:table-cell>
          <table:table-cell/>
          <table:table-cell table:formula="of:=CONCATENATE([.$S$2];&quot;(&quot;;[.$B8];&quot;) \&quot;)" office:value-type="string" office:string-value="turnReset(UGS_T7_A__UFM_T17_E) \">
            <text:p>turnReset(UGS_T7_A__UFM_T17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9];&quot;(&quot;;[.B9];&quot;,&quot;;[.F9];&quot;,&quot;;[.G9];&quot;,&quot;;[.H9];&quot;,&quot;;[.I9];&quot;,&quot;;[.J9];&quot;) //&quot;;[.K9];&quot; &quot;;[.P9])" office:value-type="string" office:string-value="(,,,,,) // 507">
            <text:p>(,,,,,) // 507</text:p>
          </table:table-cell>
          <table:table-cell table:number-columns-repeated="2"/>
          <table:table-cell office:value-type="float" office:value="507">
            <text:p>507</text:p>
          </table:table-cell>
          <table:table-cell table:number-columns-repeated="4"/>
        </table:table-row>
        <table:table-row table:style-name="ro1">
          <table:table-cell office:value-type="string">
            <text:p>//Up Fast Mixed – Track B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10];&quot;(&quot;;[.B10];&quot;,&quot;;[.F10];&quot;,&quot;;[.G10];&quot;,&quot;;[.H10];&quot;,&quot;;[.I10];&quot;,&quot;;[.J10];&quot;) //&quot;;[.K10];&quot; &quot;;[.P10])" office:value-type="string" office:string-value="//Up Fast Mixed – Track B(,,,,,) // 508">
            <text:p>//Up Fast Mixed – Track B(,,,,,) // 508</text:p>
          </table:table-cell>
          <table:table-cell table:formula="of:=[.M10]" office:value-type="string" office:string-value="//Up Fast Mixed – Track B(,,,,,) // 508">
            <text:p>//Up Fast Mixed – Track B(,,,,,) // 508</text:p>
          </table:table-cell>
          <table:table-cell/>
          <table:table-cell office:value-type="float" office:value="508">
            <text:p>508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_A__UGS_T1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3">
            <text:p>103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A</text:p>
          </table:table-cell>
          <table:table-cell/>
          <table:table-cell table:formula="of:=CONCATENATE([.A11];&quot;(&quot;;[.B11];&quot;,&quot;;[.F11];&quot;,&quot;;[.G11];&quot;,&quot;;[.H11];&quot;,&quot;;[.I11];&quot;,&quot;;[.J11];&quot;) //&quot;;[.K11];&quot; &quot;;[.P11])" office:value-type="string" office:string-value="SERVO_TURNOUT(UFM_T1_A__UGS_T1_E,103,270,380,Fast,HIDDEN) //BA 509">
            <text:p>SERVO_TURNOUT(UFM_T1_A__UGS_T1_E,103,270,380,Fast,HIDDEN) //BA 509</text:p>
          </table:table-cell>
          <table:table-cell table:formula="of:=[.M11]" office:value-type="string" office:string-value="SERVO_TURNOUT(UFM_T1_A__UGS_T1_E,103,270,380,Fast,HIDDEN) //BA 509">
            <text:p>SERVO_TURNOUT(UFM_T1_A__UGS_T1_E,103,270,380,Fast,HIDDEN) //BA 509</text:p>
          </table:table-cell>
          <table:table-cell/>
          <table:table-cell office:value-type="float" office:value="509">
            <text:p>509</text:p>
          </table:table-cell>
          <table:table-cell table:formula="of:=CONCATENATE([.$O$2];&quot;(&quot;;[.B11];&quot;, &quot;;[.$P11];&quot;)&quot;)" office:value-type="string" office:string-value="ALIAS(UFM_T1_A__UGS_T1_E, 509)">
            <text:p>ALIAS(UFM_T1_A__UGS_T1_E, 509)</text:p>
          </table:table-cell>
          <table:table-cell table:formula="of:=[.Q11]" office:value-type="string" office:string-value="ALIAS(UFM_T1_A__UGS_T1_E, 509)">
            <text:p>ALIAS(UFM_T1_A__UGS_T1_E, 509)</text:p>
          </table:table-cell>
          <table:table-cell/>
          <table:table-cell table:formula="of:=CONCATENATE([.$S$2];&quot;(&quot;;[.$B11];&quot;) \&quot;)" office:value-type="string" office:string-value="turnReset(UFM_T1_A__UGS_T1_E) \">
            <text:p>turnReset(UFM_T1_A__UG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2_A__UGS_T3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B</text:p>
          </table:table-cell>
          <table:table-cell/>
          <table:table-cell table:formula="of:=CONCATENATE([.A12];&quot;(&quot;;[.B12];&quot;,&quot;;[.F12];&quot;,&quot;;[.G12];&quot;,&quot;;[.H12];&quot;,&quot;;[.I12];&quot;,&quot;;[.J12];&quot;) //&quot;;[.K12];&quot; &quot;;[.P12])" office:value-type="string" office:string-value="SERVO_TURNOUT(UFM_T2_A__UGS_T3_E,121,210,340,Fast,HIDDEN) //BB 510">
            <text:p>SERVO_TURNOUT(UFM_T2_A__UGS_T3_E,121,210,340,Fast,HIDDEN) //BB 510</text:p>
          </table:table-cell>
          <table:table-cell table:formula="of:=[.M12]" office:value-type="string" office:string-value="SERVO_TURNOUT(UFM_T2_A__UGS_T3_E,121,210,340,Fast,HIDDEN) //BB 510">
            <text:p>SERVO_TURNOUT(UFM_T2_A__UGS_T3_E,121,210,340,Fast,HIDDEN) //BB 510</text:p>
          </table:table-cell>
          <table:table-cell/>
          <table:table-cell office:value-type="float" office:value="510">
            <text:p>510</text:p>
          </table:table-cell>
          <table:table-cell table:formula="of:=CONCATENATE([.$O$2];&quot;(&quot;;[.B12];&quot;, &quot;;[.$P12];&quot;)&quot;)" office:value-type="string" office:string-value="ALIAS(UFM_T2_A__UGS_T3_E, 510)">
            <text:p>ALIAS(UFM_T2_A__UGS_T3_E, 510)</text:p>
          </table:table-cell>
          <table:table-cell table:formula="of:=[.Q12]" office:value-type="string" office:string-value="ALIAS(UFM_T2_A__UGS_T3_E, 510)">
            <text:p>ALIAS(UFM_T2_A__UGS_T3_E, 510)</text:p>
          </table:table-cell>
          <table:table-cell/>
          <table:table-cell table:formula="of:=CONCATENATE([.$S$2];&quot;(&quot;;[.$B12];&quot;) \&quot;)" office:value-type="string" office:string-value="turnReset(UFM_T2_A__UGS_T3_E) \">
            <text:p>turnReset(UFM_T2_A__UGS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3_E__UGS_T4_A</text:p>
          </table:table-cell>
          <table:table-cell office:value-type="string">
            <text:p>B-A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325">
            <text:p>32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C</text:p>
          </table:table-cell>
          <table:table-cell office:value-type="string">
            <text:p><text:s/></text:p>
          </table:table-cell>
          <table:table-cell table:formula="of:=CONCATENATE([.A13];&quot;(&quot;;[.B13];&quot;,&quot;;[.F13];&quot;,&quot;;[.G13];&quot;,&quot;;[.H13];&quot;,&quot;;[.I13];&quot;,&quot;;[.J13];&quot;) //&quot;;[.K13];&quot; &quot;;[.P13])" office:value-type="string" office:string-value="SERVO_TURNOUT(UFM_T3_E__UGS_T4_A,132,250,325,Fast,HIDDEN) //BC 511">
            <text:p>SERVO_TURNOUT(UFM_T3_E__UGS_T4_A,132,250,325,Fast,HIDDEN) //BC 511</text:p>
          </table:table-cell>
          <table:table-cell table:formula="of:=[.M13]" office:value-type="string" office:string-value="SERVO_TURNOUT(UFM_T3_E__UGS_T4_A,132,250,325,Fast,HIDDEN) //BC 511">
            <text:p>SERVO_TURNOUT(UFM_T3_E__UGS_T4_A,132,250,325,Fast,HIDDEN) //BC 511</text:p>
          </table:table-cell>
          <table:table-cell/>
          <table:table-cell office:value-type="float" office:value="511">
            <text:p>511</text:p>
          </table:table-cell>
          <table:table-cell table:formula="of:=CONCATENATE([.$O$2];&quot;(&quot;;[.B13];&quot;, &quot;;[.$P13];&quot;)&quot;)" office:value-type="string" office:string-value="ALIAS(UFM_T3_E__UGS_T4_A, 511)">
            <text:p>ALIAS(UFM_T3_E__UGS_T4_A, 511)</text:p>
          </table:table-cell>
          <table:table-cell table:formula="of:=[.Q13]" office:value-type="string" office:string-value="ALIAS(UFM_T3_E__UGS_T4_A, 511)">
            <text:p>ALIAS(UFM_T3_E__UGS_T4_A, 511)</text:p>
          </table:table-cell>
          <table:table-cell/>
          <table:table-cell table:formula="of:=CONCATENATE([.$S$2];&quot;(&quot;;[.$B13];&quot;) \&quot;)" office:value-type="string" office:string-value="turnReset(UFM_T3_E__UGS_T4_A) \">
            <text:p>turnReset(UFM_T3_E__UGS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4_A__DMF_T3_E</text:p>
          </table:table-cell>
          <table:table-cell office:value-type="string">
            <text:p>C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3">
            <text:p>13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D</text:p>
          </table:table-cell>
          <table:table-cell office:value-type="string">
            <text:p><text:s/></text:p>
          </table:table-cell>
          <table:table-cell table:formula="of:=CONCATENATE([.A14];&quot;(&quot;;[.B14];&quot;,&quot;;[.F14];&quot;,&quot;;[.G14];&quot;,&quot;;[.H14];&quot;,&quot;;[.I14];&quot;,&quot;;[.J14];&quot;) //&quot;;[.K14];&quot; &quot;;[.P14])" office:value-type="string" office:string-value="SERVO_TURNOUT(UFM_T4_A__DMF_T3_E,133,360,250,Fast,HIDDEN) //BD 512">
            <text:p>SERVO_TURNOUT(UFM_T4_A__DMF_T3_E,133,360,250,Fast,HIDDEN) //BD 512</text:p>
          </table:table-cell>
          <table:table-cell table:formula="of:=[.M14]" office:value-type="string" office:string-value="SERVO_TURNOUT(UFM_T4_A__DMF_T3_E,133,360,250,Fast,HIDDEN) //BD 512">
            <text:p>SERVO_TURNOUT(UFM_T4_A__DMF_T3_E,133,360,250,Fast,HIDDEN) //BD 512</text:p>
          </table:table-cell>
          <table:table-cell/>
          <table:table-cell office:value-type="float" office:value="512">
            <text:p>512</text:p>
          </table:table-cell>
          <table:table-cell table:formula="of:=CONCATENATE([.$O$2];&quot;(&quot;;[.B14];&quot;, &quot;;[.$P14];&quot;)&quot;)" office:value-type="string" office:string-value="ALIAS(UFM_T4_A__DMF_T3_E, 512)">
            <text:p>ALIAS(UFM_T4_A__DMF_T3_E, 512)</text:p>
          </table:table-cell>
          <table:table-cell table:formula="of:=[.Q14]" office:value-type="string" office:string-value="ALIAS(UFM_T4_A__DMF_T3_E, 512)">
            <text:p>ALIAS(UFM_T4_A__DMF_T3_E, 512)</text:p>
          </table:table-cell>
          <table:table-cell/>
          <table:table-cell table:formula="of:=CONCATENATE([.$S$2];&quot;(&quot;;[.$B14];&quot;) \&quot;)" office:value-type="string" office:string-value="turnReset(UFM_T4_A__DMF_T3_E) \">
            <text:p>turnReset(UFM_T4_A__D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5_A__UMF_T3_E</text:p>
          </table:table-cell>
          <table:table-cell office:value-type="string">
            <text:p>D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E</text:p>
          </table:table-cell>
          <table:table-cell/>
          <table:table-cell table:formula="of:=CONCATENATE([.A15];&quot;(&quot;;[.B15];&quot;,&quot;;[.F15];&quot;,&quot;;[.G15];&quot;,&quot;;[.H15];&quot;,&quot;;[.I15];&quot;,&quot;;[.J15];&quot;) //&quot;;[.K15];&quot; &quot;;[.P15])" office:value-type="string" office:string-value="SERVO_TURNOUT(UFM_T5_A__UMF_T3_E,140,250,355,Fast,HIDDEN) //BE 513">
            <text:p>SERVO_TURNOUT(UFM_T5_A__UMF_T3_E,140,250,355,Fast,HIDDEN) //BE 513</text:p>
          </table:table-cell>
          <table:table-cell table:formula="of:=[.M15]" office:value-type="string" office:string-value="SERVO_TURNOUT(UFM_T5_A__UMF_T3_E,140,250,355,Fast,HIDDEN) //BE 513">
            <text:p>SERVO_TURNOUT(UFM_T5_A__UMF_T3_E,140,250,355,Fast,HIDDEN) //BE 513</text:p>
          </table:table-cell>
          <table:table-cell/>
          <table:table-cell office:value-type="float" office:value="513">
            <text:p>513</text:p>
          </table:table-cell>
          <table:table-cell table:formula="of:=CONCATENATE([.$O$2];&quot;(&quot;;[.B15];&quot;, &quot;;[.$P15];&quot;)&quot;)" office:value-type="string" office:string-value="ALIAS(UFM_T5_A__UMF_T3_E, 513)">
            <text:p>ALIAS(UFM_T5_A__UMF_T3_E, 513)</text:p>
          </table:table-cell>
          <table:table-cell table:formula="of:=[.Q15]" office:value-type="string" office:string-value="ALIAS(UFM_T5_A__UMF_T3_E, 513)">
            <text:p>ALIAS(UFM_T5_A__UMF_T3_E, 513)</text:p>
          </table:table-cell>
          <table:table-cell/>
          <table:table-cell table:formula="of:=CONCATENATE([.$S$2];&quot;(&quot;;[.$B15];&quot;) \&quot;)" office:value-type="string" office:string-value="turnReset(UFM_T5_A__UMF_T3_E) \">
            <text:p>turnReset(UFM_T5_A__UMF_T3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6_A__UGS_T5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196">
            <text:p>196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F</text:p>
          </table:table-cell>
          <table:table-cell office:value-type="string">
            <text:p><text:s/></text:p>
          </table:table-cell>
          <table:table-cell table:formula="of:=CONCATENATE([.A16];&quot;(&quot;;[.B16];&quot;,&quot;;[.F16];&quot;,&quot;;[.G16];&quot;,&quot;;[.H16];&quot;,&quot;;[.I16];&quot;,&quot;;[.J16];&quot;) //&quot;;[.K16];&quot; &quot;;[.P16])" office:value-type="string" office:string-value="SERVO_TURNOUT(UFM_T6_A__UGS_T5_E,196,150,250,Fast,HIDDEN) //BF 514">
            <text:p>SERVO_TURNOUT(UFM_T6_A__UGS_T5_E,196,150,250,Fast,HIDDEN) //BF 514</text:p>
          </table:table-cell>
          <table:table-cell table:formula="of:=[.M16]" office:value-type="string" office:string-value="SERVO_TURNOUT(UFM_T6_A__UGS_T5_E,196,150,250,Fast,HIDDEN) //BF 514">
            <text:p>SERVO_TURNOUT(UFM_T6_A__UGS_T5_E,196,150,250,Fast,HIDDEN) //BF 514</text:p>
          </table:table-cell>
          <table:table-cell/>
          <table:table-cell office:value-type="float" office:value="514">
            <text:p>514</text:p>
          </table:table-cell>
          <table:table-cell table:formula="of:=CONCATENATE([.$O$2];&quot;(&quot;;[.B16];&quot;, &quot;;[.$P16];&quot;)&quot;)" office:value-type="string" office:string-value="ALIAS(UFM_T6_A__UGS_T5_E, 514)">
            <text:p>ALIAS(UFM_T6_A__UGS_T5_E, 514)</text:p>
          </table:table-cell>
          <table:table-cell table:formula="of:=[.Q16]" office:value-type="string" office:string-value="ALIAS(UFM_T6_A__UGS_T5_E, 514)">
            <text:p>ALIAS(UFM_T6_A__UGS_T5_E, 514)</text:p>
          </table:table-cell>
          <table:table-cell/>
          <table:table-cell table:formula="of:=CONCATENATE([.$S$2];&quot;(&quot;;[.$B16];&quot;) \&quot;)" office:value-type="string" office:string-value="turnReset(UFM_T6_A__UGS_T5_E) \">
            <text:p>turnReset(UFM_T6_A__UGS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7_E__UMF_T4_A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G</text:p>
          </table:table-cell>
          <table:table-cell office:value-type="string">
            <text:p><text:s/></text:p>
          </table:table-cell>
          <table:table-cell table:formula="of:=CONCATENATE([.A17];&quot;(&quot;;[.B17];&quot;,&quot;;[.F17];&quot;,&quot;;[.G17];&quot;,&quot;;[.H17];&quot;,&quot;;[.I17];&quot;,&quot;;[.J17];&quot;) //&quot;;[.K17];&quot; &quot;;[.P17])" office:value-type="string" office:string-value="SERVO_TURNOUT(UFM_T7_E__UMF_T4_A,250,200,328,Fast,HIDDEN) //BG 515">
            <text:p>SERVO_TURNOUT(UFM_T7_E__UMF_T4_A,250,200,328,Fast,HIDDEN) //BG 515</text:p>
          </table:table-cell>
          <table:table-cell table:formula="of:=[.M17]" office:value-type="string" office:string-value="SERVO_TURNOUT(UFM_T7_E__UMF_T4_A,250,200,328,Fast,HIDDEN) //BG 515">
            <text:p>SERVO_TURNOUT(UFM_T7_E__UMF_T4_A,250,200,328,Fast,HIDDEN) //BG 515</text:p>
          </table:table-cell>
          <table:table-cell/>
          <table:table-cell office:value-type="float" office:value="515">
            <text:p>515</text:p>
          </table:table-cell>
          <table:table-cell table:formula="of:=CONCATENATE([.$O$2];&quot;(&quot;;[.B17];&quot;, &quot;;[.$P17];&quot;)&quot;)" office:value-type="string" office:string-value="ALIAS(UFM_T7_E__UMF_T4_A, 515)">
            <text:p>ALIAS(UFM_T7_E__UMF_T4_A, 515)</text:p>
          </table:table-cell>
          <table:table-cell table:formula="of:=[.Q17]" office:value-type="string" office:string-value="ALIAS(UFM_T7_E__UMF_T4_A, 515)">
            <text:p>ALIAS(UFM_T7_E__UMF_T4_A, 515)</text:p>
          </table:table-cell>
          <table:table-cell/>
          <table:table-cell table:formula="of:=CONCATENATE([.$S$2];&quot;(&quot;;[.$B17];&quot;) \&quot;)" office:value-type="string" office:string-value="turnReset(UFM_T7_E__UMF_T4_A) \">
            <text:p>turnReset(UFM_T7_E__UMF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_A__UGS_T6_E</text:p>
          </table:table-cell>
          <table:table-cell office:value-type="string">
            <text:p>A-B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H</text:p>
          </table:table-cell>
          <table:table-cell/>
          <table:table-cell table:formula="of:=CONCATENATE([.A18];&quot;(&quot;;[.B18];&quot;,&quot;;[.F18];&quot;,&quot;;[.G18];&quot;,&quot;;[.H18];&quot;,&quot;;[.I18];&quot;,&quot;;[.J18];&quot;) //&quot;;[.K18];&quot; &quot;;[.P18])" office:value-type="string" office:string-value="SERVO_TURNOUT(UFM_T8_A__UGS_T6_E,213,210,320,Fast,HIDDEN) //BH 516">
            <text:p>SERVO_TURNOUT(UFM_T8_A__UGS_T6_E,213,210,320,Fast,HIDDEN) //BH 516</text:p>
          </table:table-cell>
          <table:table-cell table:formula="of:=[.M18]" office:value-type="string" office:string-value="SERVO_TURNOUT(UFM_T8_A__UGS_T6_E,213,210,320,Fast,HIDDEN) //BH 516">
            <text:p>SERVO_TURNOUT(UFM_T8_A__UGS_T6_E,213,210,320,Fast,HIDDEN) //BH 516</text:p>
          </table:table-cell>
          <table:table-cell/>
          <table:table-cell office:value-type="float" office:value="516">
            <text:p>516</text:p>
          </table:table-cell>
          <table:table-cell table:formula="of:=CONCATENATE([.$O$2];&quot;(&quot;;[.B18];&quot;, &quot;;[.$P18];&quot;)&quot;)" office:value-type="string" office:string-value="ALIAS(UFM_T8_A__UGS_T6_E, 516)">
            <text:p>ALIAS(UFM_T8_A__UGS_T6_E, 516)</text:p>
          </table:table-cell>
          <table:table-cell table:formula="of:=[.Q18]" office:value-type="string" office:string-value="ALIAS(UFM_T8_A__UGS_T6_E, 516)">
            <text:p>ALIAS(UFM_T8_A__UGS_T6_E, 516)</text:p>
          </table:table-cell>
          <table:table-cell/>
          <table:table-cell table:formula="of:=CONCATENATE([.$S$2];&quot;(&quot;;[.$B18];&quot;) \&quot;)" office:value-type="string" office:string-value="turnReset(UFM_T8_A__UGS_T6_E) \">
            <text:p>turnReset(UFM_T8_A__UG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9_E__UFM_T10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6">
            <text:p>256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I</text:p>
          </table:table-cell>
          <table:table-cell/>
          <table:table-cell table:formula="of:=CONCATENATE([.A19];&quot;(&quot;;[.B19];&quot;,&quot;;[.F19];&quot;,&quot;;[.G19];&quot;,&quot;;[.H19];&quot;,&quot;;[.I19];&quot;,&quot;;[.J19];&quot;) //&quot;;[.K19];&quot; &quot;;[.P19])" office:value-type="string" office:string-value="SERVO_TURNOUT(UFM_T9_E__UFM_T10_A,256,330,230,Fast,HIDDEN) //BI 517">
            <text:p>SERVO_TURNOUT(UFM_T9_E__UFM_T10_A,256,330,230,Fast,HIDDEN) //BI 517</text:p>
          </table:table-cell>
          <table:table-cell table:formula="of:=[.M19]" office:value-type="string" office:string-value="SERVO_TURNOUT(UFM_T9_E__UFM_T10_A,256,330,230,Fast,HIDDEN) //BI 517">
            <text:p>SERVO_TURNOUT(UFM_T9_E__UFM_T10_A,256,330,230,Fast,HIDDEN) //BI 517</text:p>
          </table:table-cell>
          <table:table-cell/>
          <table:table-cell office:value-type="float" office:value="517">
            <text:p>517</text:p>
          </table:table-cell>
          <table:table-cell table:formula="of:=CONCATENATE([.$O$2];&quot;(&quot;;[.B19];&quot;, &quot;;[.$P19];&quot;)&quot;)" office:value-type="string" office:string-value="ALIAS(UFM_T9_E__UFM_T10_A, 517)">
            <text:p>ALIAS(UFM_T9_E__UFM_T10_A, 517)</text:p>
          </table:table-cell>
          <table:table-cell table:formula="of:=[.Q19]" office:value-type="string" office:string-value="ALIAS(UFM_T9_E__UFM_T10_A, 517)">
            <text:p>ALIAS(UFM_T9_E__UFM_T10_A, 517)</text:p>
          </table:table-cell>
          <table:table-cell/>
          <table:table-cell table:formula="of:=CONCATENATE([.$S$2];&quot;(&quot;;[.$B19];&quot;) \&quot;)" office:value-type="string" office:string-value="turnReset(UFM_T9_E__UFM_T10_A) \">
            <text:p>turnReset(UFM_T9_E__UFM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0_E__UFM_T11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J</text:p>
          </table:table-cell>
          <table:table-cell/>
          <table:table-cell table:formula="of:=CONCATENATE([.A20];&quot;(&quot;;[.B20];&quot;,&quot;;[.F20];&quot;,&quot;;[.G20];&quot;,&quot;;[.H20];&quot;,&quot;;[.I20];&quot;,&quot;;[.J20];&quot;) //&quot;;[.K20];&quot; &quot;;[.P20])" office:value-type="string" office:string-value="SERVO_TURNOUT(UFM_T10_E__UFM_T11_A,257,280,380,Fast,HIDDEN) //BJ 518">
            <text:p>SERVO_TURNOUT(UFM_T10_E__UFM_T11_A,257,280,380,Fast,HIDDEN) //BJ 518</text:p>
          </table:table-cell>
          <table:table-cell table:formula="of:=[.M20]" office:value-type="string" office:string-value="SERVO_TURNOUT(UFM_T10_E__UFM_T11_A,257,280,380,Fast,HIDDEN) //BJ 518">
            <text:p>SERVO_TURNOUT(UFM_T10_E__UFM_T11_A,257,280,380,Fast,HIDDEN) //BJ 518</text:p>
          </table:table-cell>
          <table:table-cell/>
          <table:table-cell office:value-type="float" office:value="518">
            <text:p>518</text:p>
          </table:table-cell>
          <table:table-cell table:formula="of:=CONCATENATE([.$O$2];&quot;(&quot;;[.B20];&quot;, &quot;;[.$P20];&quot;)&quot;)" office:value-type="string" office:string-value="ALIAS(UFM_T10_E__UFM_T11_A, 518)">
            <text:p>ALIAS(UFM_T10_E__UFM_T11_A, 518)</text:p>
          </table:table-cell>
          <table:table-cell table:formula="of:=[.Q20]" office:value-type="string" office:string-value="ALIAS(UFM_T10_E__UFM_T11_A, 518)">
            <text:p>ALIAS(UFM_T10_E__UFM_T11_A, 518)</text:p>
          </table:table-cell>
          <table:table-cell/>
          <table:table-cell table:formula="of:=CONCATENATE([.$S$2];&quot;(&quot;;[.$B20];&quot;) \&quot;)" office:value-type="string" office:string-value="turnReset(UFM_T10_E__UFM_T11_A) \">
            <text:p>turnReset(UFM_T10_E__UFM_T1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1_E__UFM_T12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4">
            <text:p>254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K</text:p>
          </table:table-cell>
          <table:table-cell/>
          <table:table-cell table:formula="of:=CONCATENATE([.A21];&quot;(&quot;;[.B21];&quot;,&quot;;[.F21];&quot;,&quot;;[.G21];&quot;,&quot;;[.H21];&quot;,&quot;;[.I21];&quot;,&quot;;[.J21];&quot;) //&quot;;[.K21];&quot; &quot;;[.P21])" office:value-type="string" office:string-value="SERVO_TURNOUT(UFM_T11_E__UFM_T12_A,254,205,305,Fast,HIDDEN) //BK 519">
            <text:p>SERVO_TURNOUT(UFM_T11_E__UFM_T12_A,254,205,305,Fast,HIDDEN) //BK 519</text:p>
          </table:table-cell>
          <table:table-cell table:formula="of:=[.M21]" office:value-type="string" office:string-value="SERVO_TURNOUT(UFM_T11_E__UFM_T12_A,254,205,305,Fast,HIDDEN) //BK 519">
            <text:p>SERVO_TURNOUT(UFM_T11_E__UFM_T12_A,254,205,305,Fast,HIDDEN) //BK 519</text:p>
          </table:table-cell>
          <table:table-cell/>
          <table:table-cell office:value-type="float" office:value="519">
            <text:p>519</text:p>
          </table:table-cell>
          <table:table-cell table:formula="of:=CONCATENATE([.$O$2];&quot;(&quot;;[.B21];&quot;, &quot;;[.$P21];&quot;)&quot;)" office:value-type="string" office:string-value="ALIAS(UFM_T11_E__UFM_T12_A, 519)">
            <text:p>ALIAS(UFM_T11_E__UFM_T12_A, 519)</text:p>
          </table:table-cell>
          <table:table-cell table:formula="of:=[.Q21]" office:value-type="string" office:string-value="ALIAS(UFM_T11_E__UFM_T12_A, 519)">
            <text:p>ALIAS(UFM_T11_E__UFM_T12_A, 519)</text:p>
          </table:table-cell>
          <table:table-cell/>
          <table:table-cell table:formula="of:=CONCATENATE([.$S$2];&quot;(&quot;;[.$B21];&quot;) \&quot;)" office:value-type="string" office:string-value="turnReset(UFM_T11_E__UFM_T12_A) \">
            <text:p>turnReset(UFM_T11_E__UFM_T1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L</text:p>
          </table:table-cell>
          <table:table-cell/>
          <table:table-cell table:formula="of:=CONCATENATE([.A22];&quot;(&quot;;[.B22];&quot;,&quot;;[.F22];&quot;,&quot;;[.G22];&quot;,&quot;;[.H22];&quot;,&quot;;[.I22];&quot;,&quot;;[.J22];&quot;) //&quot;;[.K22];&quot; &quot;;[.P22])" office:value-type="string" office:string-value="SERVO_TURNOUT(UFM_T12,255,200,305,Fast,HIDDEN) //BL 520">
            <text:p>SERVO_TURNOUT(UFM_T12,255,200,305,Fast,HIDDEN) //BL 520</text:p>
          </table:table-cell>
          <table:table-cell table:formula="of:=[.M22]" office:value-type="string" office:string-value="SERVO_TURNOUT(UFM_T12,255,200,305,Fast,HIDDEN) //BL 520">
            <text:p>SERVO_TURNOUT(UFM_T12,255,200,305,Fast,HIDDEN) //BL 520</text:p>
          </table:table-cell>
          <table:table-cell/>
          <table:table-cell office:value-type="float" office:value="520">
            <text:p>520</text:p>
          </table:table-cell>
          <table:table-cell table:formula="of:=CONCATENATE([.$O$2];&quot;(&quot;;[.B22];&quot;, &quot;;[.$P22];&quot;)&quot;)" office:value-type="string" office:string-value="ALIAS(UFM_T12, 520)">
            <text:p>ALIAS(UFM_T12, 520)</text:p>
          </table:table-cell>
          <table:table-cell table:formula="of:=[.Q22]" office:value-type="string" office:string-value="ALIAS(UFM_T12, 520)">
            <text:p>ALIAS(UFM_T12, 520)</text:p>
          </table:table-cell>
          <table:table-cell/>
          <table:table-cell table:formula="of:=CONCATENATE([.$S$2];&quot;(&quot;;[.$B22];&quot;) \&quot;)" office:value-type="string" office:string-value="turnReset(UFM_T12) \">
            <text:p>turnReset(UFM_T12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3_E__UFM_T14_A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M</text:p>
          </table:table-cell>
          <table:table-cell/>
          <table:table-cell table:formula="of:=CONCATENATE([.A23];&quot;(&quot;;[.B23];&quot;,&quot;;[.F23];&quot;,&quot;;[.G23];&quot;,&quot;;[.H23];&quot;,&quot;;[.I23];&quot;,&quot;;[.J23];&quot;) //&quot;;[.K23];&quot; &quot;;[.P23])" office:value-type="string" office:string-value="SERVO_TURNOUT(UFM_T13_E__UFM_T14_A,240,250,370,Fast,HIDDEN) //BM 521">
            <text:p>SERVO_TURNOUT(UFM_T13_E__UFM_T14_A,240,250,370,Fast,HIDDEN) //BM 521</text:p>
          </table:table-cell>
          <table:table-cell table:formula="of:=[.M23]" office:value-type="string" office:string-value="SERVO_TURNOUT(UFM_T13_E__UFM_T14_A,240,250,370,Fast,HIDDEN) //BM 521">
            <text:p>SERVO_TURNOUT(UFM_T13_E__UFM_T14_A,240,250,370,Fast,HIDDEN) //BM 521</text:p>
          </table:table-cell>
          <table:table-cell/>
          <table:table-cell office:value-type="float" office:value="521">
            <text:p>521</text:p>
          </table:table-cell>
          <table:table-cell table:formula="of:=CONCATENATE([.$O$2];&quot;(&quot;;[.B23];&quot;, &quot;;[.$P23];&quot;)&quot;)" office:value-type="string" office:string-value="ALIAS(UFM_T13_E__UFM_T14_A, 521)">
            <text:p>ALIAS(UFM_T13_E__UFM_T14_A, 521)</text:p>
          </table:table-cell>
          <table:table-cell table:formula="of:=[.Q23]" office:value-type="string" office:string-value="ALIAS(UFM_T13_E__UFM_T14_A, 521)">
            <text:p>ALIAS(UFM_T13_E__UFM_T14_A, 521)</text:p>
          </table:table-cell>
          <table:table-cell/>
          <table:table-cell table:formula="of:=CONCATENATE([.$S$2];&quot;(&quot;;[.$B23];&quot;) \&quot;)" office:value-type="string" office:string-value="turnReset(UFM_T13_E__UFM_T14_A) \">
            <text:p>turnReset(UFM_T13_E__UFM_T1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4_E__UFM_T15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N</text:p>
          </table:table-cell>
          <table:table-cell/>
          <table:table-cell table:formula="of:=CONCATENATE([.A24];&quot;(&quot;;[.B24];&quot;,&quot;;[.F24];&quot;,&quot;;[.G24];&quot;,&quot;;[.H24];&quot;,&quot;;[.I24];&quot;,&quot;;[.J24];&quot;) //&quot;;[.K24];&quot; &quot;;[.P24])" office:value-type="string" office:string-value="SERVO_TURNOUT(UFM_T14_E__UFM_T15_A,235,280,380,Fast,HIDDEN) //BN 522">
            <text:p>SERVO_TURNOUT(UFM_T14_E__UFM_T15_A,235,280,380,Fast,HIDDEN) //BN 522</text:p>
          </table:table-cell>
          <table:table-cell table:formula="of:=[.M24]" office:value-type="string" office:string-value="SERVO_TURNOUT(UFM_T14_E__UFM_T15_A,235,280,380,Fast,HIDDEN) //BN 522">
            <text:p>SERVO_TURNOUT(UFM_T14_E__UFM_T15_A,235,280,380,Fast,HIDDEN) //BN 522</text:p>
          </table:table-cell>
          <table:table-cell/>
          <table:table-cell office:value-type="float" office:value="522">
            <text:p>522</text:p>
          </table:table-cell>
          <table:table-cell table:formula="of:=CONCATENATE([.$O$2];&quot;(&quot;;[.B24];&quot;, &quot;;[.$P24];&quot;)&quot;)" office:value-type="string" office:string-value="ALIAS(UFM_T14_E__UFM_T15_A, 522)">
            <text:p>ALIAS(UFM_T14_E__UFM_T15_A, 522)</text:p>
          </table:table-cell>
          <table:table-cell table:formula="of:=[.Q24]" office:value-type="string" office:string-value="ALIAS(UFM_T14_E__UFM_T15_A, 522)">
            <text:p>ALIAS(UFM_T14_E__UFM_T15_A, 522)</text:p>
          </table:table-cell>
          <table:table-cell/>
          <table:table-cell table:formula="of:=CONCATENATE([.$S$2];&quot;(&quot;;[.$B24];&quot;) \&quot;)" office:value-type="string" office:string-value="turnReset(UFM_T14_E__UFM_T15_A) \">
            <text:p>turnReset(UFM_T14_E__UFM_T1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5_E__UFM_T16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O</text:p>
          </table:table-cell>
          <table:table-cell/>
          <table:table-cell table:formula="of:=CONCATENATE([.A25];&quot;(&quot;;[.B25];&quot;,&quot;;[.F25];&quot;,&quot;;[.G25];&quot;,&quot;;[.H25];&quot;,&quot;;[.I25];&quot;,&quot;;[.J25];&quot;) //&quot;;[.K25];&quot; &quot;;[.P25])" office:value-type="string" office:string-value="SERVO_TURNOUT(UFM_T15_E__UFM_T16_A,232,350,450,Fast,HIDDEN) //BO 523">
            <text:p>SERVO_TURNOUT(UFM_T15_E__UFM_T16_A,232,350,450,Fast,HIDDEN) //BO 523</text:p>
          </table:table-cell>
          <table:table-cell table:formula="of:=[.M25]" office:value-type="string" office:string-value="SERVO_TURNOUT(UFM_T15_E__UFM_T16_A,232,350,450,Fast,HIDDEN) //BO 523">
            <text:p>SERVO_TURNOUT(UFM_T15_E__UFM_T16_A,232,350,450,Fast,HIDDEN) //BO 523</text:p>
          </table:table-cell>
          <table:table-cell/>
          <table:table-cell office:value-type="float" office:value="523">
            <text:p>523</text:p>
          </table:table-cell>
          <table:table-cell table:formula="of:=CONCATENATE([.$O$2];&quot;(&quot;;[.B25];&quot;, &quot;;[.$P25];&quot;)&quot;)" office:value-type="string" office:string-value="ALIAS(UFM_T15_E__UFM_T16_A, 523)">
            <text:p>ALIAS(UFM_T15_E__UFM_T16_A, 523)</text:p>
          </table:table-cell>
          <table:table-cell table:formula="of:=[.Q25]" office:value-type="string" office:string-value="ALIAS(UFM_T15_E__UFM_T16_A, 523)">
            <text:p>ALIAS(UFM_T15_E__UFM_T16_A, 523)</text:p>
          </table:table-cell>
          <table:table-cell/>
          <table:table-cell table:formula="of:=CONCATENATE([.$S$2];&quot;(&quot;;[.$B25];&quot;) \&quot;)" office:value-type="string" office:string-value="turnReset(UFM_T15_E__UFM_T16_A) \">
            <text:p>turnReset(UFM_T15_E__UFM_T1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6_E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29">
            <text:p>229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BP</text:p>
          </table:table-cell>
          <table:table-cell/>
          <table:table-cell table:formula="of:=CONCATENATE([.A26];&quot;(&quot;;[.B26];&quot;,&quot;;[.F26];&quot;,&quot;;[.G26];&quot;,&quot;;[.H26];&quot;,&quot;;[.I26];&quot;,&quot;;[.J26];&quot;) //&quot;;[.K26];&quot; &quot;;[.P26])" office:value-type="string" office:string-value="SERVO_TURNOUT(UFM_T16_E,229,350,250,Fast,HIDDEN) //BP 524">
            <text:p>SERVO_TURNOUT(UFM_T16_E,229,350,250,Fast,HIDDEN) //BP 524</text:p>
          </table:table-cell>
          <table:table-cell table:formula="of:=[.M26]" office:value-type="string" office:string-value="SERVO_TURNOUT(UFM_T16_E,229,350,250,Fast,HIDDEN) //BP 524">
            <text:p>SERVO_TURNOUT(UFM_T16_E,229,350,250,Fast,HIDDEN) //BP 524</text:p>
          </table:table-cell>
          <table:table-cell/>
          <table:table-cell office:value-type="float" office:value="524">
            <text:p>524</text:p>
          </table:table-cell>
          <table:table-cell table:formula="of:=CONCATENATE([.$O$2];&quot;(&quot;;[.B26];&quot;, &quot;;[.$P26];&quot;)&quot;)" office:value-type="string" office:string-value="ALIAS(UFM_T16_E, 524)">
            <text:p>ALIAS(UFM_T16_E, 524)</text:p>
          </table:table-cell>
          <table:table-cell table:formula="of:=[.Q26]" office:value-type="string" office:string-value="ALIAS(UFM_T16_E, 524)">
            <text:p>ALIAS(UFM_T16_E, 524)</text:p>
          </table:table-cell>
          <table:table-cell/>
          <table:table-cell table:formula="of:=CONCATENATE([.$S$2];&quot;(&quot;;[.$B26];&quot;) \&quot;)" office:value-type="string" office:string-value="turnReset(UFM_T16_E) \">
            <text:p>turnReset(UFM_T16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27];&quot;(&quot;;[.B27];&quot;,&quot;;[.F27];&quot;,&quot;;[.G27];&quot;,&quot;;[.H27];&quot;,&quot;;[.I27];&quot;,&quot;;[.J27];&quot;) //&quot;;[.K27];&quot; &quot;;[.P27])" office:value-type="string" office:string-value="(,,,,,) // 526">
            <text:p>(,,,,,) // 526</text:p>
          </table:table-cell>
          <table:table-cell table:number-columns-repeated="2"/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string">
            <text:p>//Down Main Fast – Track C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28];&quot;(&quot;;[.B28];&quot;,&quot;;[.F28];&quot;,&quot;;[.G28];&quot;,&quot;;[.H28];&quot;,&quot;;[.I28];&quot;,&quot;;[.J28];&quot;) //&quot;;[.K28];&quot; &quot;;[.P28])" office:value-type="string" office:string-value="//Down Main Fast – Track C(,,,,,) // 527">
            <text:p>//Down Main Fast – Track C(,,,,,) // 527</text:p>
          </table:table-cell>
          <table:table-cell table:formula="of:=[.M28]" office:value-type="string" office:string-value="//Down Main Fast – Track C(,,,,,) // 527">
            <text:p>//Down Main Fast – Track C(,,,,,) // 527</text:p>
          </table:table-cell>
          <table:table-cell/>
          <table:table-cell office:value-type="float" office:value="527">
            <text:p>527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_A__UMF_T1_E</text:p>
          </table:table-cell>
          <table:table-cell office:value-type="string">
            <text:p>C-D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4">
            <text:p>104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A</text:p>
          </table:table-cell>
          <table:table-cell/>
          <table:table-cell table:formula="of:=CONCATENATE([.A29];&quot;(&quot;;[.B29];&quot;,&quot;;[.F29];&quot;,&quot;;[.G29];&quot;,&quot;;[.H29];&quot;,&quot;;[.I29];&quot;,&quot;;[.J29];&quot;) //&quot;;[.K29];&quot; &quot;;[.P29])" office:value-type="string" office:string-value="SERVO_TURNOUT(DMF_T1_A__UMF_T1_E,104,230,350,Fast,HIDDEN) //CA 528">
            <text:p>SERVO_TURNOUT(DMF_T1_A__UMF_T1_E,104,230,350,Fast,HIDDEN) //CA 528</text:p>
          </table:table-cell>
          <table:table-cell table:formula="of:=[.M29]" office:value-type="string" office:string-value="SERVO_TURNOUT(DMF_T1_A__UMF_T1_E,104,230,350,Fast,HIDDEN) //CA 528">
            <text:p>SERVO_TURNOUT(DMF_T1_A__UMF_T1_E,104,230,350,Fast,HIDDEN) //CA 528</text:p>
          </table:table-cell>
          <table:table-cell/>
          <table:table-cell office:value-type="float" office:value="528">
            <text:p>528</text:p>
          </table:table-cell>
          <table:table-cell table:formula="of:=CONCATENATE([.$O$2];&quot;(&quot;;[.B29];&quot;, &quot;;[.$P29];&quot;)&quot;)" office:value-type="string" office:string-value="ALIAS(DMF_T1_A__UMF_T1_E, 528)">
            <text:p>ALIAS(DMF_T1_A__UMF_T1_E, 528)</text:p>
          </table:table-cell>
          <table:table-cell table:formula="of:=[.Q29]" office:value-type="string" office:string-value="ALIAS(DMF_T1_A__UMF_T1_E, 528)">
            <text:p>ALIAS(DMF_T1_A__UMF_T1_E, 528)</text:p>
          </table:table-cell>
          <table:table-cell/>
          <table:table-cell table:formula="of:=CONCATENATE([.$S$2];&quot;(&quot;;[.$B29];&quot;) \&quot;)" office:value-type="string" office:string-value="turnReset(DMF_T1_A__UMF_T1_E) \">
            <text:p>turnReset(DMF_T1_A__UMF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2_E__UMF_T2_A</text:p>
          </table:table-cell>
          <table:table-cell office:value-type="string">
            <text:p>D-C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3">
            <text:p>12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B</text:p>
          </table:table-cell>
          <table:table-cell/>
          <table:table-cell table:formula="of:=CONCATENATE([.A30];&quot;(&quot;;[.B30];&quot;,&quot;;[.F30];&quot;,&quot;;[.G30];&quot;,&quot;;[.H30];&quot;,&quot;;[.I30];&quot;,&quot;;[.J30];&quot;) //&quot;;[.K30];&quot; &quot;;[.P30])" office:value-type="string" office:string-value="SERVO_TURNOUT(DMF_T2_E__UMF_T2_A,123,360,250,Fast,HIDDEN) //CB 529">
            <text:p>SERVO_TURNOUT(DMF_T2_E__UMF_T2_A,123,360,250,Fast,HIDDEN) //CB 529</text:p>
          </table:table-cell>
          <table:table-cell table:formula="of:=[.M30]" office:value-type="string" office:string-value="SERVO_TURNOUT(DMF_T2_E__UMF_T2_A,123,360,250,Fast,HIDDEN) //CB 529">
            <text:p>SERVO_TURNOUT(DMF_T2_E__UMF_T2_A,123,360,250,Fast,HIDDEN) //CB 529</text:p>
          </table:table-cell>
          <table:table-cell/>
          <table:table-cell office:value-type="float" office:value="529">
            <text:p>529</text:p>
          </table:table-cell>
          <table:table-cell table:formula="of:=CONCATENATE([.$O$2];&quot;(&quot;;[.B30];&quot;, &quot;;[.$P30];&quot;)&quot;)" office:value-type="string" office:string-value="ALIAS(DMF_T2_E__UMF_T2_A, 529)">
            <text:p>ALIAS(DMF_T2_E__UMF_T2_A, 529)</text:p>
          </table:table-cell>
          <table:table-cell table:formula="of:=[.Q30]" office:value-type="string" office:string-value="ALIAS(DMF_T2_E__UMF_T2_A, 529)">
            <text:p>ALIAS(DMF_T2_E__UMF_T2_A, 529)</text:p>
          </table:table-cell>
          <table:table-cell/>
          <table:table-cell table:formula="of:=CONCATENATE([.$S$2];&quot;(&quot;;[.$B30];&quot;) \&quot;)" office:value-type="string" office:string-value="turnReset(DMF_T2_E__UMF_T2_A) \">
            <text:p>turnReset(DMF_T2_E__UMF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3_E__UFM_T4_A</text:p>
          </table:table-cell>
          <table:table-cell office:value-type="string">
            <text:p>C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9">
            <text:p>139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C</text:p>
          </table:table-cell>
          <table:table-cell/>
          <table:table-cell table:formula="of:=CONCATENATE([.A31];&quot;(&quot;;[.B31];&quot;,&quot;;[.F31];&quot;,&quot;;[.G31];&quot;,&quot;;[.H31];&quot;,&quot;;[.I31];&quot;,&quot;;[.J31];&quot;) //&quot;;[.K31];&quot; &quot;;[.P31])" office:value-type="string" office:string-value="SERVO_TURNOUT(DMF_T3_E__UFM_T4_A,139,410,250,Fast,HIDDEN) //CC 530">
            <text:p>SERVO_TURNOUT(DMF_T3_E__UFM_T4_A,139,410,250,Fast,HIDDEN) //CC 530</text:p>
          </table:table-cell>
          <table:table-cell table:formula="of:=[.M31]" office:value-type="string" office:string-value="SERVO_TURNOUT(DMF_T3_E__UFM_T4_A,139,410,250,Fast,HIDDEN) //CC 530">
            <text:p>SERVO_TURNOUT(DMF_T3_E__UFM_T4_A,139,410,250,Fast,HIDDEN) //CC 530</text:p>
          </table:table-cell>
          <table:table-cell/>
          <table:table-cell office:value-type="float" office:value="530">
            <text:p>530</text:p>
          </table:table-cell>
          <table:table-cell table:formula="of:=CONCATENATE([.$O$2];&quot;(&quot;;[.B31];&quot;, &quot;;[.$P31];&quot;)&quot;)" office:value-type="string" office:string-value="ALIAS(DMF_T3_E__UFM_T4_A, 530)">
            <text:p>ALIAS(DMF_T3_E__UFM_T4_A, 530)</text:p>
          </table:table-cell>
          <table:table-cell table:formula="of:=[.Q31]" office:value-type="string" office:string-value="ALIAS(DMF_T3_E__UFM_T4_A, 530)">
            <text:p>ALIAS(DMF_T3_E__UFM_T4_A, 530)</text:p>
          </table:table-cell>
          <table:table-cell/>
          <table:table-cell table:formula="of:=CONCATENATE([.$S$2];&quot;(&quot;;[.$B31];&quot;) \&quot;)" office:value-type="string" office:string-value="turnReset(DMF_T3_E__UFM_T4_A) \">
            <text:p>turnReset(DMF_T3_E__UFM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4_E__DFM_T4_A</text:p>
          </table:table-cell>
          <table:table-cell office:value-type="string">
            <text:p>C-E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6">
            <text:p>13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D</text:p>
          </table:table-cell>
          <table:table-cell/>
          <table:table-cell table:formula="of:=CONCATENATE([.A32];&quot;(&quot;;[.B32];&quot;,&quot;;[.F32];&quot;,&quot;;[.G32];&quot;,&quot;;[.H32];&quot;,&quot;;[.I32];&quot;,&quot;;[.J32];&quot;) //&quot;;[.K32];&quot; &quot;;[.P32])" office:value-type="string" office:string-value="SERVO_TURNOUT(DMF_T4_E__DFM_T4_A,136,350,250,Fast,HIDDEN) //CD 531">
            <text:p>SERVO_TURNOUT(DMF_T4_E__DFM_T4_A,136,350,250,Fast,HIDDEN) //CD 531</text:p>
          </table:table-cell>
          <table:table-cell table:formula="of:=[.M32]" office:value-type="string" office:string-value="SERVO_TURNOUT(DMF_T4_E__DFM_T4_A,136,350,250,Fast,HIDDEN) //CD 531">
            <text:p>SERVO_TURNOUT(DMF_T4_E__DFM_T4_A,136,350,250,Fast,HIDDEN) //CD 531</text:p>
          </table:table-cell>
          <table:table-cell/>
          <table:table-cell office:value-type="float" office:value="531">
            <text:p>531</text:p>
          </table:table-cell>
          <table:table-cell table:formula="of:=CONCATENATE([.$O$2];&quot;(&quot;;[.B32];&quot;, &quot;;[.$P32];&quot;)&quot;)" office:value-type="string" office:string-value="ALIAS(DMF_T4_E__DFM_T4_A, 531)">
            <text:p>ALIAS(DMF_T4_E__DFM_T4_A, 531)</text:p>
          </table:table-cell>
          <table:table-cell table:formula="of:=[.Q32]" office:value-type="string" office:string-value="ALIAS(DMF_T4_E__DFM_T4_A, 531)">
            <text:p>ALIAS(DMF_T4_E__DFM_T4_A, 531)</text:p>
          </table:table-cell>
          <table:table-cell/>
          <table:table-cell table:formula="of:=CONCATENATE([.$S$2];&quot;(&quot;;[.$B32];&quot;) \&quot;)" office:value-type="string" office:string-value="turnReset(DMF_T4_E__DFM_T4_A) \">
            <text:p>turnReset(DMF_T4_E__DFM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5_A__DFM_T4_E</text:p>
          </table:table-cell>
          <table:table-cell office:value-type="string">
            <text:p>E-C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E</text:p>
          </table:table-cell>
          <table:table-cell/>
          <table:table-cell table:formula="of:=CONCATENATE([.A33];&quot;(&quot;;[.B33];&quot;,&quot;;[.F33];&quot;,&quot;;[.G33];&quot;,&quot;;[.H33];&quot;,&quot;;[.I33];&quot;,&quot;;[.J33];&quot;) //&quot;;[.K33];&quot; &quot;;[.P33])" office:value-type="string" office:string-value="SERVO_TURNOUT(DMF_T5_A__DFM_T4_E,218,400,300,Fast,HIDDEN) //CE 532">
            <text:p>SERVO_TURNOUT(DMF_T5_A__DFM_T4_E,218,400,300,Fast,HIDDEN) //CE 532</text:p>
          </table:table-cell>
          <table:table-cell table:formula="of:=[.M33]" office:value-type="string" office:string-value="SERVO_TURNOUT(DMF_T5_A__DFM_T4_E,218,400,300,Fast,HIDDEN) //CE 532">
            <text:p>SERVO_TURNOUT(DMF_T5_A__DFM_T4_E,218,400,300,Fast,HIDDEN) //CE 532</text:p>
          </table:table-cell>
          <table:table-cell/>
          <table:table-cell office:value-type="float" office:value="532">
            <text:p>532</text:p>
          </table:table-cell>
          <table:table-cell table:formula="of:=CONCATENATE([.$O$2];&quot;(&quot;;[.B33];&quot;, &quot;;[.$P33];&quot;)&quot;)" office:value-type="string" office:string-value="ALIAS(DMF_T5_A__DFM_T4_E, 532)">
            <text:p>ALIAS(DMF_T5_A__DFM_T4_E, 532)</text:p>
          </table:table-cell>
          <table:table-cell table:formula="of:=[.Q33]" office:value-type="string" office:string-value="ALIAS(DMF_T5_A__DFM_T4_E, 532)">
            <text:p>ALIAS(DMF_T5_A__DFM_T4_E, 532)</text:p>
          </table:table-cell>
          <table:table-cell/>
          <table:table-cell table:formula="of:=CONCATENATE([.$S$2];&quot;(&quot;;[.$B33];&quot;) \&quot;)" office:value-type="string" office:string-value="turnReset(DMF_T5_A__DFM_T4_E) \">
            <text:p>turnReset(DMF_T5_A__DFM_T4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6_A__DMF_T7_E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F</text:p>
          </table:table-cell>
          <table:table-cell office:value-type="string">
            <text:p><text:s/></text:p>
          </table:table-cell>
          <table:table-cell table:formula="of:=CONCATENATE([.A34];&quot;(&quot;;[.B34];&quot;,&quot;;[.F34];&quot;,&quot;;[.G34];&quot;,&quot;;[.H34];&quot;,&quot;;[.I34];&quot;,&quot;;[.J34];&quot;) //&quot;;[.K34];&quot; &quot;;[.P34])" office:value-type="string" office:string-value="SERVO_TURNOUT(DMF_T6_A__DMF_T7_E,243,250,350,Fast,HIDDEN) //CF 533">
            <text:p>SERVO_TURNOUT(DMF_T6_A__DMF_T7_E,243,250,350,Fast,HIDDEN) //CF 533</text:p>
          </table:table-cell>
          <table:table-cell table:formula="of:=[.M34]" office:value-type="string" office:string-value="SERVO_TURNOUT(DMF_T6_A__DMF_T7_E,243,250,350,Fast,HIDDEN) //CF 533">
            <text:p>SERVO_TURNOUT(DMF_T6_A__DMF_T7_E,243,250,350,Fast,HIDDEN) //CF 533</text:p>
          </table:table-cell>
          <table:table-cell/>
          <table:table-cell office:value-type="float" office:value="533">
            <text:p>533</text:p>
          </table:table-cell>
          <table:table-cell table:formula="of:=CONCATENATE([.$O$2];&quot;(&quot;;[.B34];&quot;, &quot;;[.$P34];&quot;)&quot;)" office:value-type="string" office:string-value="ALIAS(DMF_T6_A__DMF_T7_E, 533)">
            <text:p>ALIAS(DMF_T6_A__DMF_T7_E, 533)</text:p>
          </table:table-cell>
          <table:table-cell table:formula="of:=[.Q34]" office:value-type="string" office:string-value="ALIAS(DMF_T6_A__DMF_T7_E, 533)">
            <text:p>ALIAS(DMF_T6_A__DMF_T7_E, 533)</text:p>
          </table:table-cell>
          <table:table-cell/>
          <table:table-cell table:formula="of:=CONCATENATE([.$S$2];&quot;(&quot;;[.$B34];&quot;) \&quot;)" office:value-type="string" office:string-value="turnReset(DMF_T6_A__DMF_T7_E) \">
            <text:p>turnReset(DMF_T6_A__DMF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7_A__DMF_T8_E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1">
            <text:p>2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G</text:p>
          </table:table-cell>
          <table:table-cell office:value-type="string">
            <text:p><text:s/></text:p>
          </table:table-cell>
          <table:table-cell table:formula="of:=CONCATENATE([.A35];&quot;(&quot;;[.B35];&quot;,&quot;;[.F35];&quot;,&quot;;[.G35];&quot;,&quot;;[.H35];&quot;,&quot;;[.I35];&quot;,&quot;;[.J35];&quot;) //&quot;;[.K35];&quot; &quot;;[.P35])" office:value-type="string" office:string-value="SERVO_TURNOUT(DMF_T7_A__DMF_T8_E,241,350,250,Fast,HIDDEN) //CG 534">
            <text:p>SERVO_TURNOUT(DMF_T7_A__DMF_T8_E,241,350,250,Fast,HIDDEN) //CG 534</text:p>
          </table:table-cell>
          <table:table-cell table:formula="of:=[.M35]" office:value-type="string" office:string-value="SERVO_TURNOUT(DMF_T7_A__DMF_T8_E,241,350,250,Fast,HIDDEN) //CG 534">
            <text:p>SERVO_TURNOUT(DMF_T7_A__DMF_T8_E,241,350,250,Fast,HIDDEN) //CG 534</text:p>
          </table:table-cell>
          <table:table-cell/>
          <table:table-cell office:value-type="float" office:value="534">
            <text:p>534</text:p>
          </table:table-cell>
          <table:table-cell table:formula="of:=CONCATENATE([.$O$2];&quot;(&quot;;[.B35];&quot;, &quot;;[.$P35];&quot;)&quot;)" office:value-type="string" office:string-value="ALIAS(DMF_T7_A__DMF_T8_E, 534)">
            <text:p>ALIAS(DMF_T7_A__DMF_T8_E, 534)</text:p>
          </table:table-cell>
          <table:table-cell table:formula="of:=[.Q35]" office:value-type="string" office:string-value="ALIAS(DMF_T7_A__DMF_T8_E, 534)">
            <text:p>ALIAS(DMF_T7_A__DMF_T8_E, 534)</text:p>
          </table:table-cell>
          <table:table-cell/>
          <table:table-cell table:formula="of:=CONCATENATE([.$S$2];&quot;(&quot;;[.$B35];&quot;) \&quot;)" office:value-type="string" office:string-value="turnReset(DMF_T7_A__DMF_T8_E) \">
            <text:p>turnReset(DMF_T7_A__DMF_T8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8_A__DMF_T9_E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8">
            <text:p>238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H</text:p>
          </table:table-cell>
          <table:table-cell/>
          <table:table-cell table:formula="of:=CONCATENATE([.A36];&quot;(&quot;;[.B36];&quot;,&quot;;[.F36];&quot;,&quot;;[.G36];&quot;,&quot;;[.H36];&quot;,&quot;;[.I36];&quot;,&quot;;[.J36];&quot;) //&quot;;[.K36];&quot; &quot;;[.P36])" office:value-type="string" office:string-value="SERVO_TURNOUT(DMF_T8_A__DMF_T9_E,238,280,220,Fast,HIDDEN) //CH 535">
            <text:p>SERVO_TURNOUT(DMF_T8_A__DMF_T9_E,238,280,220,Fast,HIDDEN) //CH 535</text:p>
          </table:table-cell>
          <table:table-cell table:formula="of:=[.M36]" office:value-type="string" office:string-value="SERVO_TURNOUT(DMF_T8_A__DMF_T9_E,238,280,220,Fast,HIDDEN) //CH 535">
            <text:p>SERVO_TURNOUT(DMF_T8_A__DMF_T9_E,238,280,220,Fast,HIDDEN) //CH 535</text:p>
          </table:table-cell>
          <table:table-cell/>
          <table:table-cell office:value-type="float" office:value="535">
            <text:p>535</text:p>
          </table:table-cell>
          <table:table-cell table:formula="of:=CONCATENATE([.$O$2];&quot;(&quot;;[.B36];&quot;, &quot;;[.$P36];&quot;)&quot;)" office:value-type="string" office:string-value="ALIAS(DMF_T8_A__DMF_T9_E, 535)">
            <text:p>ALIAS(DMF_T8_A__DMF_T9_E, 535)</text:p>
          </table:table-cell>
          <table:table-cell table:formula="of:=[.Q36]" office:value-type="string" office:string-value="ALIAS(DMF_T8_A__DMF_T9_E, 535)">
            <text:p>ALIAS(DMF_T8_A__DMF_T9_E, 535)</text:p>
          </table:table-cell>
          <table:table-cell/>
          <table:table-cell table:formula="of:=CONCATENATE([.$S$2];&quot;(&quot;;[.$B36];&quot;) \&quot;)" office:value-type="string" office:string-value="turnReset(DMF_T8_A__DMF_T9_E) \">
            <text:p>turnReset(DMF_T8_A__DMF_T9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9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3">
            <text:p>233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I</text:p>
          </table:table-cell>
          <table:table-cell/>
          <table:table-cell table:formula="of:=CONCATENATE([.A37];&quot;(&quot;;[.B37];&quot;,&quot;;[.F37];&quot;,&quot;;[.G37];&quot;,&quot;;[.H37];&quot;,&quot;;[.I37];&quot;,&quot;;[.J37];&quot;) //&quot;;[.K37];&quot; &quot;;[.P37])" office:value-type="string" office:string-value="SERVO_TURNOUT(DMF_T9,233,450,350,Fast,HIDDEN) //CI 536">
            <text:p>SERVO_TURNOUT(DMF_T9,233,450,350,Fast,HIDDEN) //CI 536</text:p>
          </table:table-cell>
          <table:table-cell table:formula="of:=[.M37]" office:value-type="string" office:string-value="SERVO_TURNOUT(DMF_T9,233,450,350,Fast,HIDDEN) //CI 536">
            <text:p>SERVO_TURNOUT(DMF_T9,233,450,350,Fast,HIDDEN) //CI 536</text:p>
          </table:table-cell>
          <table:table-cell/>
          <table:table-cell office:value-type="float" office:value="536">
            <text:p>536</text:p>
          </table:table-cell>
          <table:table-cell table:formula="of:=CONCATENATE([.$O$2];&quot;(&quot;;[.B37];&quot;, &quot;;[.$P37];&quot;)&quot;)" office:value-type="string" office:string-value="ALIAS(DMF_T9, 536)">
            <text:p>ALIAS(DMF_T9, 536)</text:p>
          </table:table-cell>
          <table:table-cell table:formula="of:=[.Q37]" office:value-type="string" office:string-value="ALIAS(DMF_T9, 536)">
            <text:p>ALIAS(DMF_T9, 536)</text:p>
          </table:table-cell>
          <table:table-cell/>
          <table:table-cell table:formula="of:=CONCATENATE([.$S$2];&quot;(&quot;;[.$B37];&quot;) \&quot;)" office:value-type="string" office:string-value="turnReset(DMF_T9) \">
            <text:p>turnReset(DMF_T9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0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31">
            <text:p>131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J</text:p>
          </table:table-cell>
          <table:table-cell/>
          <table:table-cell table:formula="of:=CONCATENATE([.A38];&quot;(&quot;;[.B38];&quot;,&quot;;[.F38];&quot;,&quot;;[.G38];&quot;,&quot;;[.H38];&quot;,&quot;;[.I38];&quot;,&quot;;[.J38];&quot;) //&quot;;[.K38];&quot; &quot;;[.P38])" office:value-type="string" office:string-value="SERVO_TURNOUT(DMF_T10,131,220,320,Fast,HIDDEN) //CJ 537">
            <text:p>SERVO_TURNOUT(DMF_T10,131,220,320,Fast,HIDDEN) //CJ 537</text:p>
          </table:table-cell>
          <table:table-cell table:formula="of:=[.M38]" office:value-type="string" office:string-value="SERVO_TURNOUT(DMF_T10,131,220,320,Fast,HIDDEN) //CJ 537">
            <text:p>SERVO_TURNOUT(DMF_T10,131,220,320,Fast,HIDDEN) //CJ 537</text:p>
          </table:table-cell>
          <table:table-cell/>
          <table:table-cell office:value-type="float" office:value="537">
            <text:p>537</text:p>
          </table:table-cell>
          <table:table-cell table:formula="of:=CONCATENATE([.$O$2];&quot;(&quot;;[.B38];&quot;, &quot;;[.$P38];&quot;)&quot;)" office:value-type="string" office:string-value="ALIAS(DMF_T10, 537)">
            <text:p>ALIAS(DMF_T10, 537)</text:p>
          </table:table-cell>
          <table:table-cell table:formula="of:=[.Q38]" office:value-type="string" office:string-value="ALIAS(DMF_T10, 537)">
            <text:p>ALIAS(DMF_T10, 537)</text:p>
          </table:table-cell>
          <table:table-cell/>
          <table:table-cell table:formula="of:=CONCATENATE([.$S$2];&quot;(&quot;;[.$B38];&quot;) \&quot;)" office:value-type="string" office:string-value="turnReset(DMF_T10) \">
            <text:p>turnReset(DMF_T10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1_E__DMT_T10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8">
            <text:p>128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K</text:p>
          </table:table-cell>
          <table:table-cell/>
          <table:table-cell table:formula="of:=CONCATENATE([.A39];&quot;(&quot;;[.B39];&quot;,&quot;;[.F39];&quot;,&quot;;[.G39];&quot;,&quot;;[.H39];&quot;,&quot;;[.I39];&quot;,&quot;;[.J39];&quot;) //&quot;;[.K39];&quot; &quot;;[.P39])" office:value-type="string" office:string-value="SERVO_TURNOUT(DMF_T11_E__DMT_T10_A,128,400,220,Fast,HIDDEN) //CK 538">
            <text:p>SERVO_TURNOUT(DMF_T11_E__DMT_T10_A,128,400,220,Fast,HIDDEN) //CK 538</text:p>
          </table:table-cell>
          <table:table-cell table:formula="of:=[.M39]" office:value-type="string" office:string-value="SERVO_TURNOUT(DMF_T11_E__DMT_T10_A,128,400,220,Fast,HIDDEN) //CK 538">
            <text:p>SERVO_TURNOUT(DMF_T11_E__DMT_T10_A,128,400,220,Fast,HIDDEN) //CK 538</text:p>
          </table:table-cell>
          <table:table-cell/>
          <table:table-cell office:value-type="float" office:value="538">
            <text:p>538</text:p>
          </table:table-cell>
          <table:table-cell table:formula="of:=CONCATENATE([.$O$2];&quot;(&quot;;[.B39];&quot;, &quot;;[.$P39];&quot;)&quot;)" office:value-type="string" office:string-value="ALIAS(DMF_T11_E__DMT_T10_A, 538)">
            <text:p>ALIAS(DMF_T11_E__DMT_T10_A, 538)</text:p>
          </table:table-cell>
          <table:table-cell table:formula="of:=[.Q39]" office:value-type="string" office:string-value="ALIAS(DMF_T11_E__DMT_T10_A, 538)">
            <text:p>ALIAS(DMF_T11_E__DMT_T10_A, 538)</text:p>
          </table:table-cell>
          <table:table-cell/>
          <table:table-cell table:formula="of:=CONCATENATE([.$S$2];&quot;(&quot;;[.$B39];&quot;) \&quot;)" office:value-type="string" office:string-value="turnReset(DMF_T11_E__DMT_T10_A) \">
            <text:p>turnReset(DMF_T11_E__DMT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2_E__DMT_T11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L</text:p>
          </table:table-cell>
          <table:table-cell/>
          <table:table-cell table:formula="of:=CONCATENATE([.A40];&quot;(&quot;;[.B40];&quot;,&quot;;[.F40];&quot;,&quot;;[.G40];&quot;,&quot;;[.H40];&quot;,&quot;;[.I40];&quot;,&quot;;[.J40];&quot;) //&quot;;[.K40];&quot; &quot;;[.P40])" office:value-type="string" office:string-value="SERVO_TURNOUT(DMF_T12_E__DMT_T11_A,124,250,350,Fast,HIDDEN) //CL 539">
            <text:p>SERVO_TURNOUT(DMF_T12_E__DMT_T11_A,124,250,350,Fast,HIDDEN) //CL 539</text:p>
          </table:table-cell>
          <table:table-cell table:formula="of:=[.M40]" office:value-type="string" office:string-value="SERVO_TURNOUT(DMF_T12_E__DMT_T11_A,124,250,350,Fast,HIDDEN) //CL 539">
            <text:p>SERVO_TURNOUT(DMF_T12_E__DMT_T11_A,124,250,350,Fast,HIDDEN) //CL 539</text:p>
          </table:table-cell>
          <table:table-cell/>
          <table:table-cell office:value-type="float" office:value="539">
            <text:p>539</text:p>
          </table:table-cell>
          <table:table-cell table:formula="of:=CONCATENATE([.$O$2];&quot;(&quot;;[.B40];&quot;, &quot;;[.$P40];&quot;)&quot;)" office:value-type="string" office:string-value="ALIAS(DMF_T12_E__DMT_T11_A, 539)">
            <text:p>ALIAS(DMF_T12_E__DMT_T11_A, 539)</text:p>
          </table:table-cell>
          <table:table-cell table:formula="of:=[.Q40]" office:value-type="string" office:string-value="ALIAS(DMF_T12_E__DMT_T11_A, 539)">
            <text:p>ALIAS(DMF_T12_E__DMT_T11_A, 539)</text:p>
          </table:table-cell>
          <table:table-cell/>
          <table:table-cell table:formula="of:=CONCATENATE([.$S$2];&quot;(&quot;;[.$B40];&quot;) \&quot;)" office:value-type="string" office:string-value="turnReset(DMF_T12_E__DMT_T11_A) \">
            <text:p>turnReset(DMF_T12_E__DMT_T1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3_E__DMF_T12_A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16">
            <text:p>11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CM</text:p>
          </table:table-cell>
          <table:table-cell/>
          <table:table-cell table:formula="of:=CONCATENATE([.A41];&quot;(&quot;;[.B41];&quot;,&quot;;[.F41];&quot;,&quot;;[.G41];&quot;,&quot;;[.H41];&quot;,&quot;;[.I41];&quot;,&quot;;[.J41];&quot;) //&quot;;[.K41];&quot; &quot;;[.P41])" office:value-type="string" office:string-value="SERVO_TURNOUT(DMF_T13_E__DMF_T12_A,116,250,350,Fast,HIDDEN) //CM 540">
            <text:p>SERVO_TURNOUT(DMF_T13_E__DMF_T12_A,116,250,350,Fast,HIDDEN) //CM 540</text:p>
          </table:table-cell>
          <table:table-cell table:formula="of:=[.M41]" office:value-type="string" office:string-value="SERVO_TURNOUT(DMF_T13_E__DMF_T12_A,116,250,350,Fast,HIDDEN) //CM 540">
            <text:p>SERVO_TURNOUT(DMF_T13_E__DMF_T12_A,116,250,350,Fast,HIDDEN) //CM 540</text:p>
          </table:table-cell>
          <table:table-cell/>
          <table:table-cell office:value-type="float" office:value="540">
            <text:p>540</text:p>
          </table:table-cell>
          <table:table-cell table:formula="of:=CONCATENATE([.$O$2];&quot;(&quot;;[.B41];&quot;, &quot;;[.$P41];&quot;)&quot;)" office:value-type="string" office:string-value="ALIAS(DMF_T13_E__DMF_T12_A, 540)">
            <text:p>ALIAS(DMF_T13_E__DMF_T12_A, 540)</text:p>
          </table:table-cell>
          <table:table-cell table:formula="of:=[.Q41]" office:value-type="string" office:string-value="ALIAS(DMF_T13_E__DMF_T12_A, 540)">
            <text:p>ALIAS(DMF_T13_E__DMF_T12_A, 540)</text:p>
          </table:table-cell>
          <table:table-cell/>
          <table:table-cell table:formula="of:=CONCATENATE([.$S$2];&quot;(&quot;;[.$B41];&quot;) \&quot;)" office:value-type="string" office:string-value="turnReset(DMF_T13_E__DMF_T12_A) \">
            <text:p>turnReset(DMF_T13_E__DMF_T12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42];&quot;(&quot;;[.B42];&quot;,&quot;;[.F42];&quot;,&quot;;[.G42];&quot;,&quot;;[.H42];&quot;,&quot;;[.I42];&quot;,&quot;;[.J42];&quot;) //&quot;;[.K42];&quot; &quot;;[.P42])" office:value-type="string" office:string-value="(,,,,,) // 541">
            <text:p>(,,,,,) // 541</text:p>
          </table:table-cell>
          <table:table-cell table:number-columns-repeated="2"/>
          <table:table-cell office:value-type="float" office:value="541">
            <text:p>541</text:p>
          </table:table-cell>
          <table:table-cell table:number-columns-repeated="4"/>
        </table:table-row>
        <table:table-row table:style-name="ro1">
          <table:table-cell office:value-type="string">
            <text:p>//Up Main Fast – Track D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43];&quot;(&quot;;[.B43];&quot;,&quot;;[.F43];&quot;,&quot;;[.G43];&quot;,&quot;;[.H43];&quot;,&quot;;[.I43];&quot;,&quot;;[.J43];&quot;) //&quot;;[.K43];&quot; &quot;;[.P43])" office:value-type="string" office:string-value="//Up Main Fast – Track D(,,,,,) // 542">
            <text:p>//Up Main Fast – Track D(,,,,,) // 542</text:p>
          </table:table-cell>
          <table:table-cell table:formula="of:=[.M43]" office:value-type="string" office:string-value="//Up Main Fast – Track D(,,,,,) // 542">
            <text:p>//Up Main Fast – Track D(,,,,,) // 542</text:p>
          </table:table-cell>
          <table:table-cell/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_E__DMF_T1_A</text:p>
          </table:table-cell>
          <table:table-cell office:value-type="string">
            <text:p>C-D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A</text:p>
          </table:table-cell>
          <table:table-cell/>
          <table:table-cell table:formula="of:=CONCATENATE([.A44];&quot;(&quot;;[.B44];&quot;,&quot;;[.F44];&quot;,&quot;;[.G44];&quot;,&quot;;[.H44];&quot;,&quot;;[.I44];&quot;,&quot;;[.J44];&quot;) //&quot;;[.K44];&quot; &quot;;[.P44])" office:value-type="string" office:string-value="SERVO_TURNOUT(UMF_T1_E__DMF_T1_A,102,400,300,Fast,HIDDEN) //DA 543">
            <text:p>SERVO_TURNOUT(UMF_T1_E__DMF_T1_A,102,400,300,Fast,HIDDEN) //DA 543</text:p>
          </table:table-cell>
          <table:table-cell table:formula="of:=[.M44]" office:value-type="string" office:string-value="SERVO_TURNOUT(UMF_T1_E__DMF_T1_A,102,400,300,Fast,HIDDEN) //DA 543">
            <text:p>SERVO_TURNOUT(UMF_T1_E__DMF_T1_A,102,400,300,Fast,HIDDEN) //DA 543</text:p>
          </table:table-cell>
          <table:table-cell/>
          <table:table-cell office:value-type="float" office:value="543">
            <text:p>543</text:p>
          </table:table-cell>
          <table:table-cell table:formula="of:=CONCATENATE([.$O$2];&quot;(&quot;;[.B44];&quot;, &quot;;[.$P44];&quot;)&quot;)" office:value-type="string" office:string-value="ALIAS(UMF_T1_E__DMF_T1_A, 543)">
            <text:p>ALIAS(UMF_T1_E__DMF_T1_A, 543)</text:p>
          </table:table-cell>
          <table:table-cell table:formula="of:=[.Q44]" office:value-type="string" office:string-value="ALIAS(UMF_T1_E__DMF_T1_A, 543)">
            <text:p>ALIAS(UMF_T1_E__DMF_T1_A, 543)</text:p>
          </table:table-cell>
          <table:table-cell/>
          <table:table-cell table:formula="of:=CONCATENATE([.$S$2];&quot;(&quot;;[.$B44];&quot;) \&quot;)" office:value-type="string" office:string-value="turnReset(UMF_T1_E__DMF_T1_A) \">
            <text:p>turnReset(UMF_T1_E__DMF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2_A__DMF_T2_E</text:p>
          </table:table-cell>
          <table:table-cell office:value-type="string">
            <text:p>D-C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B</text:p>
          </table:table-cell>
          <table:table-cell/>
          <table:table-cell table:formula="of:=CONCATENATE([.A45];&quot;(&quot;;[.B45];&quot;,&quot;;[.F45];&quot;,&quot;;[.G45];&quot;,&quot;;[.H45];&quot;,&quot;;[.I45];&quot;,&quot;;[.J45];&quot;) //&quot;;[.K45];&quot; &quot;;[.P45])" office:value-type="string" office:string-value="SERVO_TURNOUT(UMF_T2_A__DMF_T2_E,122,190,350,Fast,HIDDEN) //DB 544">
            <text:p>SERVO_TURNOUT(UMF_T2_A__DMF_T2_E,122,190,350,Fast,HIDDEN) //DB 544</text:p>
          </table:table-cell>
          <table:table-cell table:formula="of:=[.M45]" office:value-type="string" office:string-value="SERVO_TURNOUT(UMF_T2_A__DMF_T2_E,122,190,350,Fast,HIDDEN) //DB 544">
            <text:p>SERVO_TURNOUT(UMF_T2_A__DMF_T2_E,122,190,350,Fast,HIDDEN) //DB 544</text:p>
          </table:table-cell>
          <table:table-cell/>
          <table:table-cell office:value-type="float" office:value="544">
            <text:p>544</text:p>
          </table:table-cell>
          <table:table-cell table:formula="of:=CONCATENATE([.$O$2];&quot;(&quot;;[.B45];&quot;, &quot;;[.$P45];&quot;)&quot;)" office:value-type="string" office:string-value="ALIAS(UMF_T2_A__DMF_T2_E, 544)">
            <text:p>ALIAS(UMF_T2_A__DMF_T2_E, 544)</text:p>
          </table:table-cell>
          <table:table-cell table:formula="of:=[.Q45]" office:value-type="string" office:string-value="ALIAS(UMF_T2_A__DMF_T2_E, 544)">
            <text:p>ALIAS(UMF_T2_A__DMF_T2_E, 544)</text:p>
          </table:table-cell>
          <table:table-cell/>
          <table:table-cell table:formula="of:=CONCATENATE([.$S$2];&quot;(&quot;;[.$B45];&quot;) \&quot;)" office:value-type="string" office:string-value="turnReset(UMF_T2_A__DMF_T2_E) \">
            <text:p>turnReset(UMF_T2_A__DMF_T2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3_E__UFM_T5_A</text:p>
          </table:table-cell>
          <table:table-cell office:value-type="string">
            <text:p>D-B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8">
            <text:p>13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C</text:p>
          </table:table-cell>
          <table:table-cell/>
          <table:table-cell table:formula="of:=CONCATENATE([.A46];&quot;(&quot;;[.B46];&quot;,&quot;;[.F46];&quot;,&quot;;[.G46];&quot;,&quot;;[.H46];&quot;,&quot;;[.I46];&quot;,&quot;;[.J46];&quot;) //&quot;;[.K46];&quot; &quot;;[.P46])" office:value-type="string" office:string-value="SERVO_TURNOUT(UMF_T3_E__UFM_T5_A,138,350,250,Fast,HIDDEN) //DC 545">
            <text:p>SERVO_TURNOUT(UMF_T3_E__UFM_T5_A,138,350,250,Fast,HIDDEN) //DC 545</text:p>
          </table:table-cell>
          <table:table-cell table:formula="of:=[.M46]" office:value-type="string" office:string-value="SERVO_TURNOUT(UMF_T3_E__UFM_T5_A,138,350,250,Fast,HIDDEN) //DC 545">
            <text:p>SERVO_TURNOUT(UMF_T3_E__UFM_T5_A,138,350,250,Fast,HIDDEN) //DC 545</text:p>
          </table:table-cell>
          <table:table-cell/>
          <table:table-cell office:value-type="float" office:value="545">
            <text:p>545</text:p>
          </table:table-cell>
          <table:table-cell table:formula="of:=CONCATENATE([.$O$2];&quot;(&quot;;[.B46];&quot;, &quot;;[.$P46];&quot;)&quot;)" office:value-type="string" office:string-value="ALIAS(UMF_T3_E__UFM_T5_A, 545)">
            <text:p>ALIAS(UMF_T3_E__UFM_T5_A, 545)</text:p>
          </table:table-cell>
          <table:table-cell table:formula="of:=[.Q46]" office:value-type="string" office:string-value="ALIAS(UMF_T3_E__UFM_T5_A, 545)">
            <text:p>ALIAS(UMF_T3_E__UFM_T5_A, 545)</text:p>
          </table:table-cell>
          <table:table-cell/>
          <table:table-cell table:formula="of:=CONCATENATE([.$S$2];&quot;(&quot;;[.$B46];&quot;) \&quot;)" office:value-type="string" office:string-value="turnReset(UMF_T3_E__UFM_T5_A) \">
            <text:p>turnReset(UMF_T3_E__UFM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4_A__UFM_T7_E</text:p>
          </table:table-cell>
          <table:table-cell office:value-type="string">
            <text:p>A-D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D</text:p>
          </table:table-cell>
          <table:table-cell/>
          <table:table-cell table:formula="of:=CONCATENATE([.A47];&quot;(&quot;;[.B47];&quot;,&quot;;[.F47];&quot;,&quot;;[.G47];&quot;,&quot;;[.H47];&quot;,&quot;;[.I47];&quot;,&quot;;[.J47];&quot;) //&quot;;[.K47];&quot; &quot;;[.P47])" office:value-type="string" office:string-value="SERVO_TURNOUT(UMF_T4_A__UFM_T7_E,248,250,370,Fast,HIDDEN) //DD 546">
            <text:p>SERVO_TURNOUT(UMF_T4_A__UFM_T7_E,248,250,370,Fast,HIDDEN) //DD 546</text:p>
          </table:table-cell>
          <table:table-cell table:formula="of:=[.M47]" office:value-type="string" office:string-value="SERVO_TURNOUT(UMF_T4_A__UFM_T7_E,248,250,370,Fast,HIDDEN) //DD 546">
            <text:p>SERVO_TURNOUT(UMF_T4_A__UFM_T7_E,248,250,370,Fast,HIDDEN) //DD 546</text:p>
          </table:table-cell>
          <table:table-cell/>
          <table:table-cell office:value-type="float" office:value="546">
            <text:p>546</text:p>
          </table:table-cell>
          <table:table-cell table:formula="of:=CONCATENATE([.$O$2];&quot;(&quot;;[.B47];&quot;, &quot;;[.$P47];&quot;)&quot;)" office:value-type="string" office:string-value="ALIAS(UMF_T4_A__UFM_T7_E, 546)">
            <text:p>ALIAS(UMF_T4_A__UFM_T7_E, 546)</text:p>
          </table:table-cell>
          <table:table-cell table:formula="of:=[.Q47]" office:value-type="string" office:string-value="ALIAS(UMF_T4_A__UFM_T7_E, 546)">
            <text:p>ALIAS(UMF_T4_A__UFM_T7_E, 546)</text:p>
          </table:table-cell>
          <table:table-cell/>
          <table:table-cell table:formula="of:=CONCATENATE([.$S$2];&quot;(&quot;;[.$B47];&quot;) \&quot;)" office:value-type="string" office:string-value="turnReset(UMF_T4_A__UFM_T7_E) \">
            <text:p>turnReset(UMF_T4_A__UFM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5_E__UMF_T6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42">
            <text:p>242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E</text:p>
          </table:table-cell>
          <table:table-cell/>
          <table:table-cell table:formula="of:=CONCATENATE([.A48];&quot;(&quot;;[.B48];&quot;,&quot;;[.F48];&quot;,&quot;;[.G48];&quot;,&quot;;[.H48];&quot;,&quot;;[.I48];&quot;,&quot;;[.J48];&quot;) //&quot;;[.K48];&quot; &quot;;[.P48])" office:value-type="string" office:string-value="SERVO_TURNOUT(UMF_T5_E__UMF_T6_A,242,350,250,Fast,HIDDEN) //DE 547">
            <text:p>SERVO_TURNOUT(UMF_T5_E__UMF_T6_A,242,350,250,Fast,HIDDEN) //DE 547</text:p>
          </table:table-cell>
          <table:table-cell table:formula="of:=[.M48]" office:value-type="string" office:string-value="SERVO_TURNOUT(UMF_T5_E__UMF_T6_A,242,350,250,Fast,HIDDEN) //DE 547">
            <text:p>SERVO_TURNOUT(UMF_T5_E__UMF_T6_A,242,350,250,Fast,HIDDEN) //DE 547</text:p>
          </table:table-cell>
          <table:table-cell/>
          <table:table-cell office:value-type="float" office:value="547">
            <text:p>547</text:p>
          </table:table-cell>
          <table:table-cell table:formula="of:=CONCATENATE([.$O$2];&quot;(&quot;;[.B48];&quot;, &quot;;[.$P48];&quot;)&quot;)" office:value-type="string" office:string-value="ALIAS(UMF_T5_E__UMF_T6_A, 547)">
            <text:p>ALIAS(UMF_T5_E__UMF_T6_A, 547)</text:p>
          </table:table-cell>
          <table:table-cell table:formula="of:=[.Q48]" office:value-type="string" office:string-value="ALIAS(UMF_T5_E__UMF_T6_A, 547)">
            <text:p>ALIAS(UMF_T5_E__UMF_T6_A, 547)</text:p>
          </table:table-cell>
          <table:table-cell/>
          <table:table-cell table:formula="of:=CONCATENATE([.$S$2];&quot;(&quot;;[.$B48];&quot;) \&quot;)" office:value-type="string" office:string-value="turnReset(UMF_T5_E__UMF_T6_A) \">
            <text:p>turnReset(UMF_T5_E__UMF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6_E__UMF_T7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F</text:p>
          </table:table-cell>
          <table:table-cell/>
          <table:table-cell table:formula="of:=CONCATENATE([.A49];&quot;(&quot;;[.B49];&quot;,&quot;;[.F49];&quot;,&quot;;[.G49];&quot;,&quot;;[.H49];&quot;,&quot;;[.I49];&quot;,&quot;;[.J49];&quot;) //&quot;;[.K49];&quot; &quot;;[.P49])" office:value-type="string" office:string-value="SERVO_TURNOUT(UMF_T6_E__UMF_T7_A,239,200,330,Fast,HIDDEN) //DF 548">
            <text:p>SERVO_TURNOUT(UMF_T6_E__UMF_T7_A,239,200,330,Fast,HIDDEN) //DF 548</text:p>
          </table:table-cell>
          <table:table-cell table:formula="of:=[.M49]" office:value-type="string" office:string-value="SERVO_TURNOUT(UMF_T6_E__UMF_T7_A,239,200,330,Fast,HIDDEN) //DF 548">
            <text:p>SERVO_TURNOUT(UMF_T6_E__UMF_T7_A,239,200,330,Fast,HIDDEN) //DF 548</text:p>
          </table:table-cell>
          <table:table-cell/>
          <table:table-cell office:value-type="float" office:value="548">
            <text:p>548</text:p>
          </table:table-cell>
          <table:table-cell table:formula="of:=CONCATENATE([.$O$2];&quot;(&quot;;[.B49];&quot;, &quot;;[.$P49];&quot;)&quot;)" office:value-type="string" office:string-value="ALIAS(UMF_T6_E__UMF_T7_A, 548)">
            <text:p>ALIAS(UMF_T6_E__UMF_T7_A, 548)</text:p>
          </table:table-cell>
          <table:table-cell table:formula="of:=[.Q49]" office:value-type="string" office:string-value="ALIAS(UMF_T6_E__UMF_T7_A, 548)">
            <text:p>ALIAS(UMF_T6_E__UMF_T7_A, 548)</text:p>
          </table:table-cell>
          <table:table-cell/>
          <table:table-cell table:formula="of:=CONCATENATE([.$S$2];&quot;(&quot;;[.$B49];&quot;) \&quot;)" office:value-type="string" office:string-value="turnReset(UMF_T6_E__UMF_T7_A) \">
            <text:p>turnReset(UMF_T6_E__UMF_T7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7_E__UMF_T8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G</text:p>
          </table:table-cell>
          <table:table-cell/>
          <table:table-cell table:formula="of:=CONCATENATE([.A50];&quot;(&quot;;[.B50];&quot;,&quot;;[.F50];&quot;,&quot;;[.G50];&quot;,&quot;;[.H50];&quot;,&quot;;[.I50];&quot;,&quot;;[.J50];&quot;) //&quot;;[.K50];&quot; &quot;;[.P50])" office:value-type="string" office:string-value="SERVO_TURNOUT(UMF_T7_E__UMF_T8_A,236,250,350,Fast,HIDDEN) //DG 549">
            <text:p>SERVO_TURNOUT(UMF_T7_E__UMF_T8_A,236,250,350,Fast,HIDDEN) //DG 549</text:p>
          </table:table-cell>
          <table:table-cell table:formula="of:=[.M50]" office:value-type="string" office:string-value="SERVO_TURNOUT(UMF_T7_E__UMF_T8_A,236,250,350,Fast,HIDDEN) //DG 549">
            <text:p>SERVO_TURNOUT(UMF_T7_E__UMF_T8_A,236,250,350,Fast,HIDDEN) //DG 549</text:p>
          </table:table-cell>
          <table:table-cell/>
          <table:table-cell office:value-type="float" office:value="549">
            <text:p>549</text:p>
          </table:table-cell>
          <table:table-cell table:formula="of:=CONCATENATE([.$O$2];&quot;(&quot;;[.B50];&quot;, &quot;;[.$P50];&quot;)&quot;)" office:value-type="string" office:string-value="ALIAS(UMF_T7_E__UMF_T8_A, 549)">
            <text:p>ALIAS(UMF_T7_E__UMF_T8_A, 549)</text:p>
          </table:table-cell>
          <table:table-cell table:formula="of:=[.Q50]" office:value-type="string" office:string-value="ALIAS(UMF_T7_E__UMF_T8_A, 549)">
            <text:p>ALIAS(UMF_T7_E__UMF_T8_A, 549)</text:p>
          </table:table-cell>
          <table:table-cell/>
          <table:table-cell table:formula="of:=CONCATENATE([.$S$2];&quot;(&quot;;[.$B50];&quot;) \&quot;)" office:value-type="string" office:string-value="turnReset(UMF_T7_E__UMF_T8_A) \">
            <text:p>turnReset(UMF_T7_E__UMF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H</text:p>
          </table:table-cell>
          <table:table-cell/>
          <table:table-cell table:formula="of:=CONCATENATE([.A51];&quot;(&quot;;[.B51];&quot;,&quot;;[.F51];&quot;,&quot;;[.G51];&quot;,&quot;;[.H51];&quot;,&quot;;[.I51];&quot;,&quot;;[.J51];&quot;) //&quot;;[.K51];&quot; &quot;;[.P51])" office:value-type="string" office:string-value="SERVO_TURNOUT(UFM_T8,230,250,350,Fast,HIDDEN) //DH 550">
            <text:p>SERVO_TURNOUT(UFM_T8,230,250,350,Fast,HIDDEN) //DH 550</text:p>
          </table:table-cell>
          <table:table-cell table:formula="of:=[.M51]" office:value-type="string" office:string-value="SERVO_TURNOUT(UFM_T8,230,250,350,Fast,HIDDEN) //DH 550">
            <text:p>SERVO_TURNOUT(UFM_T8,230,250,350,Fast,HIDDEN) //DH 550</text:p>
          </table:table-cell>
          <table:table-cell/>
          <table:table-cell office:value-type="float" office:value="550">
            <text:p>550</text:p>
          </table:table-cell>
          <table:table-cell table:formula="of:=CONCATENATE([.$O$2];&quot;(&quot;;[.B51];&quot;, &quot;;[.$P51];&quot;)&quot;)" office:value-type="string" office:string-value="ALIAS(UFM_T8, 550)">
            <text:p>ALIAS(UFM_T8, 550)</text:p>
          </table:table-cell>
          <table:table-cell table:formula="of:=[.Q51]" office:value-type="string" office:string-value="ALIAS(UFM_T8, 550)">
            <text:p>ALIAS(UFM_T8, 550)</text:p>
          </table:table-cell>
          <table:table-cell/>
          <table:table-cell table:formula="of:=CONCATENATE([.$S$2];&quot;(&quot;;[.$B51];&quot;) \&quot;)" office:value-type="string" office:string-value="turnReset(UFM_T8) \">
            <text:p>turnReset(UFM_T8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9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9">
            <text:p>129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I</text:p>
          </table:table-cell>
          <table:table-cell/>
          <table:table-cell table:formula="of:=CONCATENATE([.A52];&quot;(&quot;;[.B52];&quot;,&quot;;[.F52];&quot;,&quot;;[.G52];&quot;,&quot;;[.H52];&quot;,&quot;;[.I52];&quot;,&quot;;[.J52];&quot;) //&quot;;[.K52];&quot; &quot;;[.P52])" office:value-type="string" office:string-value="SERVO_TURNOUT(UMF_T9,129,365,270,Fast,HIDDEN) //DI 551">
            <text:p>SERVO_TURNOUT(UMF_T9,129,365,270,Fast,HIDDEN) //DI 551</text:p>
          </table:table-cell>
          <table:table-cell table:formula="of:=[.M52]" office:value-type="string" office:string-value="SERVO_TURNOUT(UMF_T9,129,365,270,Fast,HIDDEN) //DI 551">
            <text:p>SERVO_TURNOUT(UMF_T9,129,365,270,Fast,HIDDEN) //DI 551</text:p>
          </table:table-cell>
          <table:table-cell/>
          <table:table-cell office:value-type="float" office:value="551">
            <text:p>551</text:p>
          </table:table-cell>
          <table:table-cell table:formula="of:=CONCATENATE([.$O$2];&quot;(&quot;;[.B52];&quot;, &quot;;[.$P52];&quot;)&quot;)" office:value-type="string" office:string-value="ALIAS(UMF_T9, 551)">
            <text:p>ALIAS(UMF_T9, 551)</text:p>
          </table:table-cell>
          <table:table-cell table:formula="of:=[.Q52]" office:value-type="string" office:string-value="ALIAS(UMF_T9, 551)">
            <text:p>ALIAS(UMF_T9, 551)</text:p>
          </table:table-cell>
          <table:table-cell/>
          <table:table-cell table:formula="of:=CONCATENATE([.$S$2];&quot;(&quot;;[.$B52];&quot;) \&quot;)" office:value-type="string" office:string-value="turnReset(UMF_T9) \">
            <text:p>turnReset(UMF_T9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0_A__UMF_T9_E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30">
            <text:p>13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J</text:p>
          </table:table-cell>
          <table:table-cell/>
          <table:table-cell table:formula="of:=CONCATENATE([.A53];&quot;(&quot;;[.B53];&quot;,&quot;;[.F53];&quot;,&quot;;[.G53];&quot;,&quot;;[.H53];&quot;,&quot;;[.I53];&quot;,&quot;;[.J53];&quot;) //&quot;;[.K53];&quot; &quot;;[.P53])" office:value-type="string" office:string-value="SERVO_TURNOUT(UMF_T10_A__UMF_T9_E,130,350,250,Fast,HIDDEN) //DJ 552">
            <text:p>SERVO_TURNOUT(UMF_T10_A__UMF_T9_E,130,350,250,Fast,HIDDEN) //DJ 552</text:p>
          </table:table-cell>
          <table:table-cell table:formula="of:=[.M53]" office:value-type="string" office:string-value="SERVO_TURNOUT(UMF_T10_A__UMF_T9_E,130,350,250,Fast,HIDDEN) //DJ 552">
            <text:p>SERVO_TURNOUT(UMF_T10_A__UMF_T9_E,130,350,250,Fast,HIDDEN) //DJ 552</text:p>
          </table:table-cell>
          <table:table-cell/>
          <table:table-cell office:value-type="float" office:value="552">
            <text:p>552</text:p>
          </table:table-cell>
          <table:table-cell table:formula="of:=CONCATENATE([.$O$2];&quot;(&quot;;[.B53];&quot;, &quot;;[.$P53];&quot;)&quot;)" office:value-type="string" office:string-value="ALIAS(UMF_T10_A__UMF_T9_E, 552)">
            <text:p>ALIAS(UMF_T10_A__UMF_T9_E, 552)</text:p>
          </table:table-cell>
          <table:table-cell table:formula="of:=[.Q53]" office:value-type="string" office:string-value="ALIAS(UMF_T10_A__UMF_T9_E, 552)">
            <text:p>ALIAS(UMF_T10_A__UMF_T9_E, 552)</text:p>
          </table:table-cell>
          <table:table-cell/>
          <table:table-cell table:formula="of:=CONCATENATE([.$S$2];&quot;(&quot;;[.$B53];&quot;) \&quot;)" office:value-type="string" office:string-value="turnReset(UMF_T10_A__UMF_T9_E) \">
            <text:p>turnReset(UMF_T10_A__UMF_T9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1_A__UMF_T10_E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6">
            <text:p>12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K</text:p>
          </table:table-cell>
          <table:table-cell/>
          <table:table-cell table:formula="of:=CONCATENATE([.A54];&quot;(&quot;;[.B54];&quot;,&quot;;[.F54];&quot;,&quot;;[.G54];&quot;,&quot;;[.H54];&quot;,&quot;;[.I54];&quot;,&quot;;[.J54];&quot;) //&quot;;[.K54];&quot; &quot;;[.P54])" office:value-type="string" office:string-value="SERVO_TURNOUT(UMF_T11_A__UMF_T10_E,126,350,250,Fast,HIDDEN) //DK 553">
            <text:p>SERVO_TURNOUT(UMF_T11_A__UMF_T10_E,126,350,250,Fast,HIDDEN) //DK 553</text:p>
          </table:table-cell>
          <table:table-cell table:formula="of:=[.M54]" office:value-type="string" office:string-value="SERVO_TURNOUT(UMF_T11_A__UMF_T10_E,126,350,250,Fast,HIDDEN) //DK 553">
            <text:p>SERVO_TURNOUT(UMF_T11_A__UMF_T10_E,126,350,250,Fast,HIDDEN) //DK 553</text:p>
          </table:table-cell>
          <table:table-cell/>
          <table:table-cell office:value-type="float" office:value="553">
            <text:p>553</text:p>
          </table:table-cell>
          <table:table-cell table:formula="of:=CONCATENATE([.$O$2];&quot;(&quot;;[.B54];&quot;, &quot;;[.$P54];&quot;)&quot;)" office:value-type="string" office:string-value="ALIAS(UMF_T11_A__UMF_T10_E, 553)">
            <text:p>ALIAS(UMF_T11_A__UMF_T10_E, 553)</text:p>
          </table:table-cell>
          <table:table-cell table:formula="of:=[.Q54]" office:value-type="string" office:string-value="ALIAS(UMF_T11_A__UMF_T10_E, 553)">
            <text:p>ALIAS(UMF_T11_A__UMF_T10_E, 553)</text:p>
          </table:table-cell>
          <table:table-cell/>
          <table:table-cell table:formula="of:=CONCATENATE([.$S$2];&quot;(&quot;;[.$B54];&quot;) \&quot;)" office:value-type="string" office:string-value="turnReset(UMF_T11_A__UMF_T10_E) \">
            <text:p>turnReset(UMF_T11_A__UMF_T10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_A__UFM_T11_E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2B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DL</text:p>
          </table:table-cell>
          <table:table-cell/>
          <table:table-cell table:formula="of:=CONCATENATE([.A55];&quot;(&quot;;[.B55];&quot;,&quot;;[.F55];&quot;,&quot;;[.G55];&quot;,&quot;;[.H55];&quot;,&quot;;[.I55];&quot;,&quot;;[.J55];&quot;) //&quot;;[.K55];&quot; &quot;;[.P55])" office:value-type="string" office:string-value="SERVO_TURNOUT(UFM_T12_A__UFM_T11_E,125,250,350,Fast,HIDDEN) //DL 554">
            <text:p>SERVO_TURNOUT(UFM_T12_A__UFM_T11_E,125,250,350,Fast,HIDDEN) //DL 554</text:p>
          </table:table-cell>
          <table:table-cell table:formula="of:=[.M55]" office:value-type="string" office:string-value="SERVO_TURNOUT(UFM_T12_A__UFM_T11_E,125,250,350,Fast,HIDDEN) //DL 554">
            <text:p>SERVO_TURNOUT(UFM_T12_A__UFM_T11_E,125,250,350,Fast,HIDDEN) //DL 554</text:p>
          </table:table-cell>
          <table:table-cell/>
          <table:table-cell office:value-type="float" office:value="554">
            <text:p>554</text:p>
          </table:table-cell>
          <table:table-cell table:formula="of:=CONCATENATE([.$O$2];&quot;(&quot;;[.B55];&quot;, &quot;;[.$P55];&quot;)&quot;)" office:value-type="string" office:string-value="ALIAS(UFM_T12_A__UFM_T11_E, 554)">
            <text:p>ALIAS(UFM_T12_A__UFM_T11_E, 554)</text:p>
          </table:table-cell>
          <table:table-cell table:formula="of:=[.Q55]" office:value-type="string" office:string-value="ALIAS(UFM_T12_A__UFM_T11_E, 554)">
            <text:p>ALIAS(UFM_T12_A__UFM_T11_E, 554)</text:p>
          </table:table-cell>
          <table:table-cell/>
          <table:table-cell table:formula="of:=CONCATENATE([.$S$2];&quot;(&quot;;[.$B55];&quot;) \&quot;)" office:value-type="string" office:string-value="turnReset(UFM_T12_A__UFM_T11_E) \">
            <text:p>turnReset(UFM_T12_A__UFM_T11_E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56];&quot;(&quot;;[.B56];&quot;,&quot;;[.F56];&quot;,&quot;;[.G56];&quot;,&quot;;[.H56];&quot;,&quot;;[.I56];&quot;,&quot;;[.J56];&quot;) //&quot;;[.K56];&quot; &quot;;[.P56])" office:value-type="string" office:string-value="(,,,,,) // 555">
            <text:p>(,,,,,) // 555</text:p>
          </table:table-cell>
          <table:table-cell table:number-columns-repeated="2"/>
          <table:table-cell office:value-type="float" office:value="555">
            <text:p>555</text:p>
          </table:table-cell>
          <table:table-cell table:number-columns-repeated="4"/>
        </table:table-row>
        <table:table-row table:style-name="ro1">
          <table:table-cell office:value-type="string">
            <text:p>//Down Fast Mixed – Track E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57];&quot;(&quot;;[.B57];&quot;,&quot;;[.F57];&quot;,&quot;;[.G57];&quot;,&quot;;[.H57];&quot;,&quot;;[.I57];&quot;,&quot;;[.J57];&quot;) //&quot;;[.K57];&quot; &quot;;[.P57])" office:value-type="string" office:string-value="//Down Fast Mixed – Track E(,,,,,) // 556">
            <text:p>//Down Fast Mixed – Track E(,,,,,) // 556</text:p>
          </table:table-cell>
          <table:table-cell table:formula="of:=[.M57]" office:value-type="string" office:string-value="//Down Fast Mixed – Track E(,,,,,) // 556">
            <text:p>//Down Fast Mixed – Track E(,,,,,) // 556</text:p>
          </table:table-cell>
          <table:table-cell/>
          <table:table-cell office:value-type="float" office:value="556">
            <text:p>556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_A__DFM_T2_E</text:p>
          </table:table-cell>
          <table:table-cell office:value-type="string">
            <text:p>E-E</text:p>
          </table:table-cell>
          <table:table-cell office:value-type="string">
            <text:p>X</text:p>
          </table:table-cell>
          <table:table-cell office:value-type="string">
            <text:p>1B</text:p>
          </table:table-cell>
          <table:table-cell office:value-type="float" office:value="101">
            <text:p>101</text:p>
          </table:table-cell>
          <table:table-cell office:value-type="float" office:value="340">
            <text:p>34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A</text:p>
          </table:table-cell>
          <table:table-cell/>
          <table:table-cell table:formula="of:=CONCATENATE([.A58];&quot;(&quot;;[.B58];&quot;,&quot;;[.F58];&quot;,&quot;;[.G58];&quot;,&quot;;[.H58];&quot;,&quot;;[.I58];&quot;,&quot;;[.J58];&quot;) //&quot;;[.K58];&quot; &quot;;[.P58])" office:value-type="string" office:string-value="SERVO_TURNOUT(DFM_T1_A__DFM_T2_E,101,340,220,Fast,HIDDEN) //EA 557">
            <text:p>SERVO_TURNOUT(DFM_T1_A__DFM_T2_E,101,340,220,Fast,HIDDEN) //EA 557</text:p>
          </table:table-cell>
          <table:table-cell table:formula="of:=[.M58]" office:value-type="string" office:string-value="SERVO_TURNOUT(DFM_T1_A__DFM_T2_E,101,340,220,Fast,HIDDEN) //EA 557">
            <text:p>SERVO_TURNOUT(DFM_T1_A__DFM_T2_E,101,340,220,Fast,HIDDEN) //EA 557</text:p>
          </table:table-cell>
          <table:table-cell/>
          <table:table-cell office:value-type="float" office:value="557">
            <text:p>557</text:p>
          </table:table-cell>
          <table:table-cell table:formula="of:=CONCATENATE([.$O$2];&quot;(&quot;;[.B58];&quot;, &quot;;[.$P58];&quot;)&quot;)" office:value-type="string" office:string-value="ALIAS(DFM_T1_A__DFM_T2_E, 557)">
            <text:p>ALIAS(DFM_T1_A__DFM_T2_E, 557)</text:p>
          </table:table-cell>
          <table:table-cell table:formula="of:=[.Q58]" office:value-type="string" office:string-value="ALIAS(DFM_T1_A__DFM_T2_E, 557)">
            <text:p>ALIAS(DFM_T1_A__DFM_T2_E, 557)</text:p>
          </table:table-cell>
          <table:table-cell/>
          <table:table-cell table:formula="of:=CONCATENATE([.$S$2];&quot;(&quot;;[.$B58];&quot;) \&quot;)" office:value-type="string" office:string-value="turnReset(DFM_T1_A__DFM_T2_E) \">
            <text:p>turnReset(DFM_T1_A__DFM_T2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2_E__DFM_T1_A</text:p>
          </table:table-cell>
          <table:table-cell office:value-type="string">
            <text:p>E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17">
            <text:p>117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B</text:p>
          </table:table-cell>
          <table:table-cell/>
          <table:table-cell table:formula="of:=CONCATENATE([.A59];&quot;(&quot;;[.B59];&quot;,&quot;;[.F59];&quot;,&quot;;[.G59];&quot;,&quot;;[.H59];&quot;,&quot;;[.I59];&quot;,&quot;;[.J59];&quot;) //&quot;;[.K59];&quot; &quot;;[.P59])" office:value-type="string" office:string-value="SERVO_TURNOUT(DFM_T2_E__DFM_T1_A,117,400,280,Fast,HIDDEN) //EB 558">
            <text:p>SERVO_TURNOUT(DFM_T2_E__DFM_T1_A,117,400,280,Fast,HIDDEN) //EB 558</text:p>
          </table:table-cell>
          <table:table-cell table:formula="of:=[.M59]" office:value-type="string" office:string-value="SERVO_TURNOUT(DFM_T2_E__DFM_T1_A,117,400,280,Fast,HIDDEN) //EB 558">
            <text:p>SERVO_TURNOUT(DFM_T2_E__DFM_T1_A,117,400,280,Fast,HIDDEN) //EB 558</text:p>
          </table:table-cell>
          <table:table-cell/>
          <table:table-cell office:value-type="float" office:value="558">
            <text:p>558</text:p>
          </table:table-cell>
          <table:table-cell table:formula="of:=CONCATENATE([.$O$2];&quot;(&quot;;[.B59];&quot;, &quot;;[.$P59];&quot;)&quot;)" office:value-type="string" office:string-value="ALIAS(DFM_T2_E__DFM_T1_A, 558)">
            <text:p>ALIAS(DFM_T2_E__DFM_T1_A, 558)</text:p>
          </table:table-cell>
          <table:table-cell table:formula="of:=[.Q59]" office:value-type="string" office:string-value="ALIAS(DFM_T2_E__DFM_T1_A, 558)">
            <text:p>ALIAS(DFM_T2_E__DFM_T1_A, 558)</text:p>
          </table:table-cell>
          <table:table-cell/>
          <table:table-cell table:formula="of:=CONCATENATE([.$S$2];&quot;(&quot;;[.$B59];&quot;) \&quot;)" office:value-type="string" office:string-value="turnReset(DFM_T2_E__DFM_T1_A) \">
            <text:p>turnReset(DFM_T2_E__DFM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3_A__DGS_T1_E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27">
            <text:p>127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C</text:p>
          </table:table-cell>
          <table:table-cell/>
          <table:table-cell table:formula="of:=CONCATENATE([.A60];&quot;(&quot;;[.B60];&quot;,&quot;;[.F60];&quot;,&quot;;[.G60];&quot;,&quot;;[.H60];&quot;,&quot;;[.I60];&quot;,&quot;;[.J60];&quot;) //&quot;;[.K60];&quot; &quot;;[.P60])" office:value-type="string" office:string-value="SERVO_TURNOUT(DFM_T3_A__DGS_T1_E,127,400,250,Fast,HIDDEN) //EC 559">
            <text:p>SERVO_TURNOUT(DFM_T3_A__DGS_T1_E,127,400,250,Fast,HIDDEN) //EC 559</text:p>
          </table:table-cell>
          <table:table-cell table:formula="of:=[.M60]" office:value-type="string" office:string-value="SERVO_TURNOUT(DFM_T3_A__DGS_T1_E,127,400,250,Fast,HIDDEN) //EC 559">
            <text:p>SERVO_TURNOUT(DFM_T3_A__DGS_T1_E,127,400,250,Fast,HIDDEN) //EC 559</text:p>
          </table:table-cell>
          <table:table-cell/>
          <table:table-cell office:value-type="float" office:value="559">
            <text:p>559</text:p>
          </table:table-cell>
          <table:table-cell table:formula="of:=CONCATENATE([.$O$2];&quot;(&quot;;[.B60];&quot;, &quot;;[.$P60];&quot;)&quot;)" office:value-type="string" office:string-value="ALIAS(DFM_T3_A__DGS_T1_E, 559)">
            <text:p>ALIAS(DFM_T3_A__DGS_T1_E, 559)</text:p>
          </table:table-cell>
          <table:table-cell table:formula="of:=[.Q60]" office:value-type="string" office:string-value="ALIAS(DFM_T3_A__DGS_T1_E, 559)">
            <text:p>ALIAS(DFM_T3_A__DGS_T1_E, 559)</text:p>
          </table:table-cell>
          <table:table-cell/>
          <table:table-cell table:formula="of:=CONCATENATE([.$S$2];&quot;(&quot;;[.$B60];&quot;) \&quot;)" office:value-type="string" office:string-value="turnReset(DFM_T3_A__DGS_T1_E) \">
            <text:p>turnReset(DFM_T3_A__DG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4_A__DMF_T4_E</text:p>
          </table:table-cell>
          <table:table-cell office:value-type="string">
            <text:p>C-E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D</text:p>
          </table:table-cell>
          <table:table-cell/>
          <table:table-cell table:formula="of:=CONCATENATE([.A61];&quot;(&quot;;[.B61];&quot;,&quot;;[.F61];&quot;,&quot;;[.G61];&quot;,&quot;;[.H61];&quot;,&quot;;[.I61];&quot;,&quot;;[.J61];&quot;) //&quot;;[.K61];&quot; &quot;;[.P61])" office:value-type="string" office:string-value="SERVO_TURNOUT(DFM_T4_A__DMF_T4_E,135,250,350,Fast,HIDDEN) //ED 560">
            <text:p>SERVO_TURNOUT(DFM_T4_A__DMF_T4_E,135,250,350,Fast,HIDDEN) //ED 560</text:p>
          </table:table-cell>
          <table:table-cell table:formula="of:=[.M61]" office:value-type="string" office:string-value="SERVO_TURNOUT(DFM_T4_A__DMF_T4_E,135,250,350,Fast,HIDDEN) //ED 560">
            <text:p>SERVO_TURNOUT(DFM_T4_A__DMF_T4_E,135,250,350,Fast,HIDDEN) //ED 560</text:p>
          </table:table-cell>
          <table:table-cell/>
          <table:table-cell office:value-type="float" office:value="560">
            <text:p>560</text:p>
          </table:table-cell>
          <table:table-cell table:formula="of:=CONCATENATE([.$O$2];&quot;(&quot;;[.B61];&quot;, &quot;;[.$P61];&quot;)&quot;)" office:value-type="string" office:string-value="ALIAS(DFM_T4_A__DMF_T4_E, 560)">
            <text:p>ALIAS(DFM_T4_A__DMF_T4_E, 560)</text:p>
          </table:table-cell>
          <table:table-cell table:formula="of:=[.Q61]" office:value-type="string" office:string-value="ALIAS(DFM_T4_A__DMF_T4_E, 560)">
            <text:p>ALIAS(DFM_T4_A__DMF_T4_E, 560)</text:p>
          </table:table-cell>
          <table:table-cell/>
          <table:table-cell table:formula="of:=CONCATENATE([.$S$2];&quot;(&quot;;[.$B61];&quot;) \&quot;)" office:value-type="string" office:string-value="turnReset(DFM_T4_A__DMF_T4_E) \">
            <text:p>turnReset(DFM_T4_A__DMF_T4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5_E__DGS_T4_A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A</text:p>
          </table:table-cell>
          <table:table-cell office:value-type="float" office:value="214">
            <text:p>21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E</text:p>
          </table:table-cell>
          <table:table-cell/>
          <table:table-cell table:formula="of:=CONCATENATE([.A62];&quot;(&quot;;[.B62];&quot;,&quot;;[.F62];&quot;,&quot;;[.G62];&quot;,&quot;;[.H62];&quot;,&quot;;[.I62];&quot;,&quot;;[.J62];&quot;) //&quot;;[.K62];&quot; &quot;;[.P62])" office:value-type="string" office:string-value="SERVO_TURNOUT(DFM_T5_E__DGS_T4_A,214,400,200,Fast,HIDDEN) //EE 561">
            <text:p>SERVO_TURNOUT(DFM_T5_E__DGS_T4_A,214,400,200,Fast,HIDDEN) //EE 561</text:p>
          </table:table-cell>
          <table:table-cell table:formula="of:=[.M62]" office:value-type="string" office:string-value="SERVO_TURNOUT(DFM_T5_E__DGS_T4_A,214,400,200,Fast,HIDDEN) //EE 561">
            <text:p>SERVO_TURNOUT(DFM_T5_E__DGS_T4_A,214,400,200,Fast,HIDDEN) //EE 561</text:p>
          </table:table-cell>
          <table:table-cell/>
          <table:table-cell office:value-type="float" office:value="561">
            <text:p>561</text:p>
          </table:table-cell>
          <table:table-cell table:formula="of:=CONCATENATE([.$O$2];&quot;(&quot;;[.B62];&quot;, &quot;;[.$P62];&quot;)&quot;)" office:value-type="string" office:string-value="ALIAS(DFM_T5_E__DGS_T4_A, 561)">
            <text:p>ALIAS(DFM_T5_E__DGS_T4_A, 561)</text:p>
          </table:table-cell>
          <table:table-cell table:formula="of:=[.Q62]" office:value-type="string" office:string-value="ALIAS(DFM_T5_E__DGS_T4_A, 561)">
            <text:p>ALIAS(DFM_T5_E__DGS_T4_A, 561)</text:p>
          </table:table-cell>
          <table:table-cell/>
          <table:table-cell table:formula="of:=CONCATENATE([.$S$2];&quot;(&quot;;[.$B62];&quot;) \&quot;)" office:value-type="string" office:string-value="turnReset(DFM_T5_E__DGS_T4_A) \">
            <text:p>turnReset(DFM_T5_E__DGS_T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6_E__DMF_T5_A</text:p>
          </table:table-cell>
          <table:table-cell office:value-type="string">
            <text:p>E-C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F</text:p>
          </table:table-cell>
          <table:table-cell/>
          <table:table-cell table:formula="of:=CONCATENATE([.A63];&quot;(&quot;;[.B63];&quot;,&quot;;[.F63];&quot;,&quot;;[.G63];&quot;,&quot;;[.H63];&quot;,&quot;;[.I63];&quot;,&quot;;[.J63];&quot;) //&quot;;[.K63];&quot; &quot;;[.P63])" office:value-type="string" office:string-value="SERVO_TURNOUT(DFM_T6_E__DMF_T5_A,217,300,400,Fast,HIDDEN) //EF 562">
            <text:p>SERVO_TURNOUT(DFM_T6_E__DMF_T5_A,217,300,400,Fast,HIDDEN) //EF 562</text:p>
          </table:table-cell>
          <table:table-cell table:formula="of:=[.M63]" office:value-type="string" office:string-value="SERVO_TURNOUT(DFM_T6_E__DMF_T5_A,217,300,400,Fast,HIDDEN) //EF 562">
            <text:p>SERVO_TURNOUT(DFM_T6_E__DMF_T5_A,217,300,400,Fast,HIDDEN) //EF 562</text:p>
          </table:table-cell>
          <table:table-cell/>
          <table:table-cell office:value-type="float" office:value="562">
            <text:p>562</text:p>
          </table:table-cell>
          <table:table-cell table:formula="of:=CONCATENATE([.$O$2];&quot;(&quot;;[.B63];&quot;, &quot;;[.$P63];&quot;)&quot;)" office:value-type="string" office:string-value="ALIAS(DFM_T6_E__DMF_T5_A, 562)">
            <text:p>ALIAS(DFM_T6_E__DMF_T5_A, 562)</text:p>
          </table:table-cell>
          <table:table-cell table:formula="of:=[.Q63]" office:value-type="string" office:string-value="ALIAS(DFM_T6_E__DMF_T5_A, 562)">
            <text:p>ALIAS(DFM_T6_E__DMF_T5_A, 562)</text:p>
          </table:table-cell>
          <table:table-cell/>
          <table:table-cell table:formula="of:=CONCATENATE([.$S$2];&quot;(&quot;;[.$B63];&quot;) \&quot;)" office:value-type="string" office:string-value="turnReset(DFM_T6_E__DMF_T5_A) \">
            <text:p>turnReset(DFM_T6_E__DMF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7_E__DGS_T5_A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9">
            <text:p>259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G</text:p>
          </table:table-cell>
          <table:table-cell/>
          <table:table-cell table:formula="of:=CONCATENATE([.A64];&quot;(&quot;;[.B64];&quot;,&quot;;[.F64];&quot;,&quot;;[.G64];&quot;,&quot;;[.H64];&quot;,&quot;;[.I64];&quot;,&quot;;[.J64];&quot;) //&quot;;[.K64];&quot; &quot;;[.P64])" office:value-type="string" office:string-value="SERVO_TURNOUT(DFM_T7_E__DGS_T5_A,259,330,200,Fast,HIDDEN) //EG 563">
            <text:p>SERVO_TURNOUT(DFM_T7_E__DGS_T5_A,259,330,200,Fast,HIDDEN) //EG 563</text:p>
          </table:table-cell>
          <table:table-cell table:formula="of:=[.M64]" office:value-type="string" office:string-value="SERVO_TURNOUT(DFM_T7_E__DGS_T5_A,259,330,200,Fast,HIDDEN) //EG 563">
            <text:p>SERVO_TURNOUT(DFM_T7_E__DGS_T5_A,259,330,200,Fast,HIDDEN) //EG 563</text:p>
          </table:table-cell>
          <table:table-cell/>
          <table:table-cell office:value-type="float" office:value="563">
            <text:p>563</text:p>
          </table:table-cell>
          <table:table-cell table:formula="of:=CONCATENATE([.$O$2];&quot;(&quot;;[.B64];&quot;, &quot;;[.$P64];&quot;)&quot;)" office:value-type="string" office:string-value="ALIAS(DFM_T7_E__DGS_T5_A, 563)">
            <text:p>ALIAS(DFM_T7_E__DGS_T5_A, 563)</text:p>
          </table:table-cell>
          <table:table-cell table:formula="of:=[.Q64]" office:value-type="string" office:string-value="ALIAS(DFM_T7_E__DGS_T5_A, 563)">
            <text:p>ALIAS(DFM_T7_E__DGS_T5_A, 563)</text:p>
          </table:table-cell>
          <table:table-cell/>
          <table:table-cell table:formula="of:=CONCATENATE([.$S$2];&quot;(&quot;;[.$B64];&quot;) \&quot;)" office:value-type="string" office:string-value="turnReset(DFM_T7_E__DGS_T5_A) \">
            <text:p>turnReset(DFM_T7_E__DGS_T5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8_E__DFM_T7_A</text:p>
          </table:table-cell>
          <table:table-cell office:value-type="string">
            <text:p>FY1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8">
            <text:p>25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H</text:p>
          </table:table-cell>
          <table:table-cell/>
          <table:table-cell table:formula="of:=CONCATENATE([.A65];&quot;(&quot;;[.B65];&quot;,&quot;;[.F65];&quot;,&quot;;[.G65];&quot;,&quot;;[.H65];&quot;,&quot;;[.I65];&quot;,&quot;;[.J65];&quot;) //&quot;;[.K65];&quot; &quot;;[.P65])" office:value-type="string" office:string-value="SERVO_TURNOUT(DFM_T8_E__DFM_T7_A,258,350,250,Fast,HIDDEN) //EH 564">
            <text:p>SERVO_TURNOUT(DFM_T8_E__DFM_T7_A,258,350,250,Fast,HIDDEN) //EH 564</text:p>
          </table:table-cell>
          <table:table-cell table:formula="of:=[.M65]" office:value-type="string" office:string-value="SERVO_TURNOUT(DFM_T8_E__DFM_T7_A,258,350,250,Fast,HIDDEN) //EH 564">
            <text:p>SERVO_TURNOUT(DFM_T8_E__DFM_T7_A,258,350,250,Fast,HIDDEN) //EH 564</text:p>
          </table:table-cell>
          <table:table-cell/>
          <table:table-cell office:value-type="float" office:value="564">
            <text:p>564</text:p>
          </table:table-cell>
          <table:table-cell table:formula="of:=CONCATENATE([.$O$2];&quot;(&quot;;[.B65];&quot;, &quot;;[.$P65];&quot;)&quot;)" office:value-type="string" office:string-value="ALIAS(DFM_T8_E__DFM_T7_A, 564)">
            <text:p>ALIAS(DFM_T8_E__DFM_T7_A, 564)</text:p>
          </table:table-cell>
          <table:table-cell table:formula="of:=[.Q65]" office:value-type="string" office:string-value="ALIAS(DFM_T8_E__DFM_T7_A, 564)">
            <text:p>ALIAS(DFM_T8_E__DFM_T7_A, 564)</text:p>
          </table:table-cell>
          <table:table-cell/>
          <table:table-cell table:formula="of:=CONCATENATE([.$S$2];&quot;(&quot;;[.$B65];&quot;) \&quot;)" office:value-type="string" office:string-value="turnReset(DFM_T8_E__DFM_T7_A) \">
            <text:p>turnReset(DFM_T8_E__DFM_T7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9_E__DFM_T8_A</text:p>
          </table:table-cell>
          <table:table-cell office:value-type="string">
            <text:p>FY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I</text:p>
          </table:table-cell>
          <table:table-cell/>
          <table:table-cell table:formula="of:=CONCATENATE([.A66];&quot;(&quot;;[.B66];&quot;,&quot;;[.F66];&quot;,&quot;;[.G66];&quot;,&quot;;[.H66];&quot;,&quot;;[.I66];&quot;,&quot;;[.J66];&quot;) //&quot;;[.K66];&quot; &quot;;[.P66])" office:value-type="string" office:string-value="SERVO_TURNOUT(DFM_T9_E__DFM_T8_A,245,260,360,Fast,HIDDEN) //EI 565">
            <text:p>SERVO_TURNOUT(DFM_T9_E__DFM_T8_A,245,260,360,Fast,HIDDEN) //EI 565</text:p>
          </table:table-cell>
          <table:table-cell table:formula="of:=[.M66]" office:value-type="string" office:string-value="SERVO_TURNOUT(DFM_T9_E__DFM_T8_A,245,260,360,Fast,HIDDEN) //EI 565">
            <text:p>SERVO_TURNOUT(DFM_T9_E__DFM_T8_A,245,260,360,Fast,HIDDEN) //EI 565</text:p>
          </table:table-cell>
          <table:table-cell/>
          <table:table-cell office:value-type="float" office:value="565">
            <text:p>565</text:p>
          </table:table-cell>
          <table:table-cell table:formula="of:=CONCATENATE([.$O$2];&quot;(&quot;;[.B66];&quot;, &quot;;[.$P66];&quot;)&quot;)" office:value-type="string" office:string-value="ALIAS(DFM_T9_E__DFM_T8_A, 565)">
            <text:p>ALIAS(DFM_T9_E__DFM_T8_A, 565)</text:p>
          </table:table-cell>
          <table:table-cell table:formula="of:=[.Q66]" office:value-type="string" office:string-value="ALIAS(DFM_T9_E__DFM_T8_A, 565)">
            <text:p>ALIAS(DFM_T9_E__DFM_T8_A, 565)</text:p>
          </table:table-cell>
          <table:table-cell/>
          <table:table-cell table:formula="of:=CONCATENATE([.$S$2];&quot;(&quot;;[.$B66];&quot;) \&quot;)" office:value-type="string" office:string-value="turnReset(DFM_T9_E__DFM_T8_A) \">
            <text:p>turnReset(DFM_T9_E__DFM_T8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0_E__DFM_T9_A</text:p>
          </table:table-cell>
          <table:table-cell office:value-type="string">
            <text:p>FY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1">
            <text:p>251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J</text:p>
          </table:table-cell>
          <table:table-cell/>
          <table:table-cell table:formula="of:=CONCATENATE([.A67];&quot;(&quot;;[.B67];&quot;,&quot;;[.F67];&quot;,&quot;;[.G67];&quot;,&quot;;[.H67];&quot;,&quot;;[.I67];&quot;,&quot;;[.J67];&quot;) //&quot;;[.K67];&quot; &quot;;[.P67])" office:value-type="string" office:string-value="SERVO_TURNOUT(DFM_T10_E__DFM_T9_A,251,300,450,Fast,HIDDEN) //EJ 566">
            <text:p>SERVO_TURNOUT(DFM_T10_E__DFM_T9_A,251,300,450,Fast,HIDDEN) //EJ 566</text:p>
          </table:table-cell>
          <table:table-cell table:formula="of:=[.M67]" office:value-type="string" office:string-value="SERVO_TURNOUT(DFM_T10_E__DFM_T9_A,251,300,450,Fast,HIDDEN) //EJ 566">
            <text:p>SERVO_TURNOUT(DFM_T10_E__DFM_T9_A,251,300,450,Fast,HIDDEN) //EJ 566</text:p>
          </table:table-cell>
          <table:table-cell/>
          <table:table-cell office:value-type="float" office:value="566">
            <text:p>566</text:p>
          </table:table-cell>
          <table:table-cell table:formula="of:=CONCATENATE([.$O$2];&quot;(&quot;;[.B67];&quot;, &quot;;[.$P67];&quot;)&quot;)" office:value-type="string" office:string-value="ALIAS(DFM_T10_E__DFM_T9_A, 566)">
            <text:p>ALIAS(DFM_T10_E__DFM_T9_A, 566)</text:p>
          </table:table-cell>
          <table:table-cell table:formula="of:=[.Q67]" office:value-type="string" office:string-value="ALIAS(DFM_T10_E__DFM_T9_A, 566)">
            <text:p>ALIAS(DFM_T10_E__DFM_T9_A, 566)</text:p>
          </table:table-cell>
          <table:table-cell/>
          <table:table-cell table:formula="of:=CONCATENATE([.$S$2];&quot;(&quot;;[.$B67];&quot;) \&quot;)" office:value-type="string" office:string-value="turnReset(DFM_T10_E__DFM_T9_A) \">
            <text:p>turnReset(DFM_T10_E__DFM_T9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1_E__DFM_T10_A</text:p>
          </table:table-cell>
          <table:table-cell office:value-type="string">
            <text:p>FY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K</text:p>
          </table:table-cell>
          <table:table-cell/>
          <table:table-cell table:formula="of:=CONCATENATE([.A68];&quot;(&quot;;[.B68];&quot;,&quot;;[.F68];&quot;,&quot;;[.G68];&quot;,&quot;;[.H68];&quot;,&quot;;[.I68];&quot;,&quot;;[.J68];&quot;) //&quot;;[.K68];&quot; &quot;;[.P68])" office:value-type="string" office:string-value="SERVO_TURNOUT(DFM_T11_E__DFM_T10_A,253,250,370,Fast,HIDDEN) //EK 567">
            <text:p>SERVO_TURNOUT(DFM_T11_E__DFM_T10_A,253,250,370,Fast,HIDDEN) //EK 567</text:p>
          </table:table-cell>
          <table:table-cell table:formula="of:=[.M68]" office:value-type="string" office:string-value="SERVO_TURNOUT(DFM_T11_E__DFM_T10_A,253,250,370,Fast,HIDDEN) //EK 567">
            <text:p>SERVO_TURNOUT(DFM_T11_E__DFM_T10_A,253,250,370,Fast,HIDDEN) //EK 567</text:p>
          </table:table-cell>
          <table:table-cell/>
          <table:table-cell office:value-type="float" office:value="567">
            <text:p>567</text:p>
          </table:table-cell>
          <table:table-cell table:formula="of:=CONCATENATE([.$O$2];&quot;(&quot;;[.B68];&quot;, &quot;;[.$P68];&quot;)&quot;)" office:value-type="string" office:string-value="ALIAS(DFM_T11_E__DFM_T10_A, 567)">
            <text:p>ALIAS(DFM_T11_E__DFM_T10_A, 567)</text:p>
          </table:table-cell>
          <table:table-cell table:formula="of:=[.Q68]" office:value-type="string" office:string-value="ALIAS(DFM_T11_E__DFM_T10_A, 567)">
            <text:p>ALIAS(DFM_T11_E__DFM_T10_A, 567)</text:p>
          </table:table-cell>
          <table:table-cell/>
          <table:table-cell table:formula="of:=CONCATENATE([.$S$2];&quot;(&quot;;[.$B68];&quot;) \&quot;)" office:value-type="string" office:string-value="turnReset(DFM_T11_E__DFM_T10_A) \">
            <text:p>turnReset(DFM_T11_E__DFM_T10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2</text:p>
          </table:table-cell>
          <table:table-cell office:value-type="string">
            <text:p>FY5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L</text:p>
          </table:table-cell>
          <table:table-cell/>
          <table:table-cell table:formula="of:=CONCATENATE([.A69];&quot;(&quot;;[.B69];&quot;,&quot;;[.F69];&quot;,&quot;;[.G69];&quot;,&quot;;[.H69];&quot;,&quot;;[.I69];&quot;,&quot;;[.J69];&quot;) //&quot;;[.K69];&quot; &quot;;[.P69])" office:value-type="string" office:string-value="SERVO_TURNOUT(DFM_T12,237,250,350,Fast,HIDDEN) //EL 568">
            <text:p>SERVO_TURNOUT(DFM_T12,237,250,350,Fast,HIDDEN) //EL 568</text:p>
          </table:table-cell>
          <table:table-cell table:formula="of:=[.M69]" office:value-type="string" office:string-value="SERVO_TURNOUT(DFM_T12,237,250,350,Fast,HIDDEN) //EL 568">
            <text:p>SERVO_TURNOUT(DFM_T12,237,250,350,Fast,HIDDEN) //EL 568</text:p>
          </table:table-cell>
          <table:table-cell/>
          <table:table-cell office:value-type="float" office:value="568">
            <text:p>568</text:p>
          </table:table-cell>
          <table:table-cell table:formula="of:=CONCATENATE([.$O$2];&quot;(&quot;;[.B69];&quot;, &quot;;[.$P69];&quot;)&quot;)" office:value-type="string" office:string-value="ALIAS(DFM_T12, 568)">
            <text:p>ALIAS(DFM_T12, 568)</text:p>
          </table:table-cell>
          <table:table-cell table:formula="of:=[.Q69]" office:value-type="string" office:string-value="ALIAS(DFM_T12, 568)">
            <text:p>ALIAS(DFM_T12, 568)</text:p>
          </table:table-cell>
          <table:table-cell/>
          <table:table-cell table:formula="of:=CONCATENATE([.$S$2];&quot;(&quot;;[.$B69];&quot;) \&quot;)" office:value-type="string" office:string-value="turnReset(DFM_T12) \">
            <text:p>turnReset(DFM_T12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3_E__DFM_T12_A</text:p>
          </table:table-cell>
          <table:table-cell office:value-type="string">
            <text:p>FY6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4">
            <text:p>23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M</text:p>
          </table:table-cell>
          <table:table-cell/>
          <table:table-cell table:formula="of:=CONCATENATE([.A70];&quot;(&quot;;[.B70];&quot;,&quot;;[.F70];&quot;,&quot;;[.G70];&quot;,&quot;;[.H70];&quot;,&quot;;[.I70];&quot;,&quot;;[.J70];&quot;) //&quot;;[.K70];&quot; &quot;;[.P70])" office:value-type="string" office:string-value="SERVO_TURNOUT(DFM_T13_E__DFM_T12_A,234,350,250,Fast,HIDDEN) //EM 569">
            <text:p>SERVO_TURNOUT(DFM_T13_E__DFM_T12_A,234,350,250,Fast,HIDDEN) //EM 569</text:p>
          </table:table-cell>
          <table:table-cell table:formula="of:=[.M70]" office:value-type="string" office:string-value="SERVO_TURNOUT(DFM_T13_E__DFM_T12_A,234,350,250,Fast,HIDDEN) //EM 569">
            <text:p>SERVO_TURNOUT(DFM_T13_E__DFM_T12_A,234,350,250,Fast,HIDDEN) //EM 569</text:p>
          </table:table-cell>
          <table:table-cell/>
          <table:table-cell office:value-type="float" office:value="569">
            <text:p>569</text:p>
          </table:table-cell>
          <table:table-cell table:formula="of:=CONCATENATE([.$O$2];&quot;(&quot;;[.B70];&quot;, &quot;;[.$P70];&quot;)&quot;)" office:value-type="string" office:string-value="ALIAS(DFM_T13_E__DFM_T12_A, 569)">
            <text:p>ALIAS(DFM_T13_E__DFM_T12_A, 569)</text:p>
          </table:table-cell>
          <table:table-cell table:formula="of:=[.Q70]" office:value-type="string" office:string-value="ALIAS(DFM_T13_E__DFM_T12_A, 569)">
            <text:p>ALIAS(DFM_T13_E__DFM_T12_A, 569)</text:p>
          </table:table-cell>
          <table:table-cell/>
          <table:table-cell table:formula="of:=CONCATENATE([.$S$2];&quot;(&quot;;[.$B70];&quot;) \&quot;)" office:value-type="string" office:string-value="turnReset(DFM_T13_E__DFM_T12_A) \">
            <text:p>turnReset(DFM_T13_E__DFM_T1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4_E__DFM_T13_A</text:p>
          </table:table-cell>
          <table:table-cell office:value-type="string">
            <text:p>FY7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31">
            <text:p>23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N </text:p>
          </table:table-cell>
          <table:table-cell office:value-type="string">
            <text:p><text:s/></text:p>
          </table:table-cell>
          <table:table-cell table:formula="of:=CONCATENATE([.A71];&quot;(&quot;;[.B71];&quot;,&quot;;[.F71];&quot;,&quot;;[.G71];&quot;,&quot;;[.H71];&quot;,&quot;;[.I71];&quot;,&quot;;[.J71];&quot;) //&quot;;[.K71];&quot; &quot;;[.P71])" office:value-type="string" office:string-value="SERVO_TURNOUT(DFM_T14_E__DFM_T13_A,231,350,250,Fast,HIDDEN) //EN  570">
            <text:p>SERVO_TURNOUT(DFM_T14_E__DFM_T13_A,231,350,250,Fast,HIDDEN) //EN <text:s/>570</text:p>
          </table:table-cell>
          <table:table-cell table:formula="of:=[.M71]" office:value-type="string" office:string-value="SERVO_TURNOUT(DFM_T14_E__DFM_T13_A,231,350,250,Fast,HIDDEN) //EN  570">
            <text:p>SERVO_TURNOUT(DFM_T14_E__DFM_T13_A,231,350,250,Fast,HIDDEN) //EN <text:s/>570</text:p>
          </table:table-cell>
          <table:table-cell/>
          <table:table-cell office:value-type="float" office:value="570">
            <text:p>570</text:p>
          </table:table-cell>
          <table:table-cell table:formula="of:=CONCATENATE([.$O$2];&quot;(&quot;;[.B71];&quot;, &quot;;[.$P71];&quot;)&quot;)" office:value-type="string" office:string-value="ALIAS(DFM_T14_E__DFM_T13_A, 570)">
            <text:p>ALIAS(DFM_T14_E__DFM_T13_A, 570)</text:p>
          </table:table-cell>
          <table:table-cell table:formula="of:=[.Q71]" office:value-type="string" office:string-value="ALIAS(DFM_T14_E__DFM_T13_A, 570)">
            <text:p>ALIAS(DFM_T14_E__DFM_T13_A, 570)</text:p>
          </table:table-cell>
          <table:table-cell/>
          <table:table-cell table:formula="of:=CONCATENATE([.$S$2];&quot;(&quot;;[.$B71];&quot;) \&quot;)" office:value-type="string" office:string-value="turnReset(DFM_T14_E__DFM_T13_A) \">
            <text:p>turnReset(DFM_T14_E__DFM_T13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5_E__DFM_T14_A</text:p>
          </table:table-cell>
          <table:table-cell office:value-type="string">
            <text:p>FY8</text:p>
          </table:table-cell>
          <table:table-cell office:value-type="string">
            <text:p>X</text:p>
          </table:table-cell>
          <table:table-cell office:value-type="string">
            <text:p>5B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O</text:p>
          </table:table-cell>
          <table:table-cell office:value-type="string">
            <text:p><text:s/></text:p>
          </table:table-cell>
          <table:table-cell table:formula="of:=CONCATENATE([.A72];&quot;(&quot;;[.B72];&quot;,&quot;;[.F72];&quot;,&quot;;[.G72];&quot;,&quot;;[.H72];&quot;,&quot;;[.I72];&quot;,&quot;;[.J72];&quot;) //&quot;;[.K72];&quot; &quot;;[.P72])" office:value-type="string" office:string-value="SERVO_TURNOUT(DFM_T15_E__DFM_T14_A,228,180,310,Fast,HIDDEN) //EO 571">
            <text:p>SERVO_TURNOUT(DFM_T15_E__DFM_T14_A,228,180,310,Fast,HIDDEN) //EO 571</text:p>
          </table:table-cell>
          <table:table-cell table:formula="of:=[.M72]" office:value-type="string" office:string-value="SERVO_TURNOUT(DFM_T15_E__DFM_T14_A,228,180,310,Fast,HIDDEN) //EO 571">
            <text:p>SERVO_TURNOUT(DFM_T15_E__DFM_T14_A,228,180,310,Fast,HIDDEN) //EO 571</text:p>
          </table:table-cell>
          <table:table-cell/>
          <table:table-cell office:value-type="float" office:value="571">
            <text:p>571</text:p>
          </table:table-cell>
          <table:table-cell table:formula="of:=CONCATENATE([.$O$2];&quot;(&quot;;[.B72];&quot;, &quot;;[.$P72];&quot;)&quot;)" office:value-type="string" office:string-value="ALIAS(DFM_T15_E__DFM_T14_A, 571)">
            <text:p>ALIAS(DFM_T15_E__DFM_T14_A, 571)</text:p>
          </table:table-cell>
          <table:table-cell table:formula="of:=[.Q72]" office:value-type="string" office:string-value="ALIAS(DFM_T15_E__DFM_T14_A, 571)">
            <text:p>ALIAS(DFM_T15_E__DFM_T14_A, 571)</text:p>
          </table:table-cell>
          <table:table-cell/>
          <table:table-cell table:formula="of:=CONCATENATE([.$S$2];&quot;(&quot;;[.$B72];&quot;) \&quot;)" office:value-type="string" office:string-value="turnReset(DFM_T15_E__DFM_T14_A) \">
            <text:p>turnReset(DFM_T15_E__DFM_T14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6_A__DGS_T6_E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320">
            <text:p>32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P</text:p>
          </table:table-cell>
          <table:table-cell office:value-type="string">
            <text:p><text:s/></text:p>
          </table:table-cell>
          <table:table-cell table:formula="of:=CONCATENATE([.A73];&quot;(&quot;;[.B73];&quot;,&quot;;[.F73];&quot;,&quot;;[.G73];&quot;,&quot;;[.H73];&quot;,&quot;;[.I73];&quot;,&quot;;[.J73];&quot;) //&quot;;[.K73];&quot; &quot;;[.P73])" office:value-type="string" office:string-value="SERVO_TURNOUT(DFM_T16_A__DGS_T6_E,145,320,450,Fast,HIDDEN) //EP 572">
            <text:p>SERVO_TURNOUT(DFM_T16_A__DGS_T6_E,145,320,450,Fast,HIDDEN) //EP 572</text:p>
          </table:table-cell>
          <table:table-cell table:formula="of:=[.M73]" office:value-type="string" office:string-value="SERVO_TURNOUT(DFM_T16_A__DGS_T6_E,145,320,450,Fast,HIDDEN) //EP 572">
            <text:p>SERVO_TURNOUT(DFM_T16_A__DGS_T6_E,145,320,450,Fast,HIDDEN) //EP 572</text:p>
          </table:table-cell>
          <table:table-cell/>
          <table:table-cell office:value-type="float" office:value="572">
            <text:p>572</text:p>
          </table:table-cell>
          <table:table-cell table:formula="of:=CONCATENATE([.$O$2];&quot;(&quot;;[.B73];&quot;, &quot;;[.$P73];&quot;)&quot;)" office:value-type="string" office:string-value="ALIAS(DFM_T16_A__DGS_T6_E, 572)">
            <text:p>ALIAS(DFM_T16_A__DGS_T6_E, 572)</text:p>
          </table:table-cell>
          <table:table-cell table:formula="of:=[.Q73]" office:value-type="string" office:string-value="ALIAS(DFM_T16_A__DGS_T6_E, 572)">
            <text:p>ALIAS(DFM_T16_A__DGS_T6_E, 572)</text:p>
          </table:table-cell>
          <table:table-cell/>
          <table:table-cell table:formula="of:=CONCATENATE([.$S$2];&quot;(&quot;;[.$B73];&quot;) \&quot;)" office:value-type="string" office:string-value="turnReset(DFM_T16_A__DGS_T6_E) \">
            <text:p>turnReset(DFM_T16_A__DG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7_E__UGS_T7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7">
            <text:p>14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ER</text:p>
          </table:table-cell>
          <table:table-cell/>
          <table:table-cell table:formula="of:=CONCATENATE([.A74];&quot;(&quot;;[.B74];&quot;,&quot;;[.F74];&quot;,&quot;;[.G74];&quot;,&quot;;[.H74];&quot;,&quot;;[.I74];&quot;,&quot;;[.J74];&quot;) //&quot;;[.K74];&quot; &quot;;[.P74])" office:value-type="string" office:string-value="SERVO_TURNOUT(UFM_T17_E__UGS_T7_A,147,250,350,Fast,HIDDEN) //ER 573">
            <text:p>SERVO_TURNOUT(UFM_T17_E__UGS_T7_A,147,250,350,Fast,HIDDEN) //ER 573</text:p>
          </table:table-cell>
          <table:table-cell table:formula="of:=[.M74]" office:value-type="string" office:string-value="SERVO_TURNOUT(UFM_T17_E__UGS_T7_A,147,250,350,Fast,HIDDEN) //ER 573">
            <text:p>SERVO_TURNOUT(UFM_T17_E__UGS_T7_A,147,250,350,Fast,HIDDEN) //ER 573</text:p>
          </table:table-cell>
          <table:table-cell/>
          <table:table-cell office:value-type="float" office:value="573">
            <text:p>573</text:p>
          </table:table-cell>
          <table:table-cell table:formula="of:=CONCATENATE([.$O$2];&quot;(&quot;;[.B74];&quot;, &quot;;[.$P74];&quot;)&quot;)" office:value-type="string" office:string-value="ALIAS(UFM_T17_E__UGS_T7_A, 573)">
            <text:p>ALIAS(UFM_T17_E__UGS_T7_A, 573)</text:p>
          </table:table-cell>
          <table:table-cell table:formula="of:=[.Q74]" office:value-type="string" office:string-value="ALIAS(UFM_T17_E__UGS_T7_A, 573)">
            <text:p>ALIAS(UFM_T17_E__UGS_T7_A, 573)</text:p>
          </table:table-cell>
          <table:table-cell/>
          <table:table-cell table:formula="of:=CONCATENATE([.$S$2];&quot;(&quot;;[.$B74];&quot;) \&quot;)" office:value-type="string" office:string-value="turnReset(UFM_T17_E__UGS_T7_A) \">
            <text:p>turnReset(UFM_T17_E__UGS_T7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75];&quot;(&quot;;[.B75];&quot;,&quot;;[.F75];&quot;,&quot;;[.G75];&quot;,&quot;;[.H75];&quot;,&quot;;[.I75];&quot;,&quot;;[.J75];&quot;) //&quot;;[.K75];&quot; &quot;;[.P75])" office:value-type="string" office:string-value="(,,,,,) // 574">
            <text:p>(,,,,,) // 574</text:p>
          </table:table-cell>
          <table:table-cell table:number-columns-repeated="2"/>
          <table:table-cell office:value-type="float" office:value="574">
            <text:p>574</text:p>
          </table:table-cell>
          <table:table-cell table:number-columns-repeated="4"/>
        </table:table-row>
        <table:table-row table:style-name="ro1">
          <table:table-cell office:value-type="string">
            <text:p>//Down Goods Slow – Track F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76];&quot;(&quot;;[.B76];&quot;,&quot;;[.F76];&quot;,&quot;;[.G76];&quot;,&quot;;[.H76];&quot;,&quot;;[.I76];&quot;,&quot;;[.J76];&quot;) //&quot;;[.K76];&quot; &quot;;[.P76])" office:value-type="string" office:string-value="//Down Goods Slow – Track F(,,,,,) // 575">
            <text:p>//Down Goods Slow – Track F(,,,,,) // 575</text:p>
          </table:table-cell>
          <table:table-cell table:formula="of:=[.M76]" office:value-type="string" office:string-value="//Down Goods Slow – Track F(,,,,,) // 575">
            <text:p>//Down Goods Slow – Track F(,,,,,) // 575</text:p>
          </table:table-cell>
          <table:table-cell/>
          <table:table-cell office:value-type="float" office:value="575">
            <text:p>575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1_E__DFM_T3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2A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A</text:p>
          </table:table-cell>
          <table:table-cell/>
          <table:table-cell table:formula="of:=CONCATENATE([.A77];&quot;(&quot;;[.B77];&quot;,&quot;;[.F77];&quot;,&quot;;[.G77];&quot;,&quot;;[.H77];&quot;,&quot;;[.I77];&quot;,&quot;;[.J77];&quot;) //&quot;;[.K77];&quot; &quot;;[.P77])" office:value-type="string" office:string-value="SERVO_TURNOUT(DGS_T1_E__DFM_T3_A,119,130,250,Fast,HIDDEN) //FA 576">
            <text:p>SERVO_TURNOUT(DGS_T1_E__DFM_T3_A,119,130,250,Fast,HIDDEN) //FA 576</text:p>
          </table:table-cell>
          <table:table-cell table:formula="of:=[.M77]" office:value-type="string" office:string-value="SERVO_TURNOUT(DGS_T1_E__DFM_T3_A,119,130,250,Fast,HIDDEN) //FA 576">
            <text:p>SERVO_TURNOUT(DGS_T1_E__DFM_T3_A,119,130,250,Fast,HIDDEN) //FA 576</text:p>
          </table:table-cell>
          <table:table-cell/>
          <table:table-cell office:value-type="float" office:value="576">
            <text:p>576</text:p>
          </table:table-cell>
          <table:table-cell table:formula="of:=CONCATENATE([.$O$2];&quot;(&quot;;[.B77];&quot;, &quot;;[.$P77];&quot;)&quot;)" office:value-type="string" office:string-value="ALIAS(DGS_T1_E__DFM_T3_A, 576)">
            <text:p>ALIAS(DGS_T1_E__DFM_T3_A, 576)</text:p>
          </table:table-cell>
          <table:table-cell table:formula="of:=[.Q77]" office:value-type="string" office:string-value="ALIAS(DGS_T1_E__DFM_T3_A, 576)">
            <text:p>ALIAS(DGS_T1_E__DFM_T3_A, 576)</text:p>
          </table:table-cell>
          <table:table-cell/>
          <table:table-cell table:formula="of:=CONCATENATE([.$S$2];&quot;(&quot;;[.$B77];&quot;) \&quot;)" office:value-type="string" office:string-value="turnReset(DGS_T1_E__DFM_T3_A) \">
            <text:p>turnReset(DGS_T1_E__DFM_T3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string">
            <text:p>H-F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table:number-columns-repeated="2" office:value-type="string">
            <text:p>FB</text:p>
          </table:table-cell>
          <table:table-cell/>
          <table:table-cell table:formula="of:=CONCATENATE([.A78];&quot;(&quot;;[.B78];&quot;,&quot;;[.F78];&quot;,&quot;;[.G78];&quot;,&quot;;[.H78];&quot;,&quot;;[.I78];&quot;,&quot;;[.J78];&quot;) //&quot;;[.K78];&quot; &quot;;[.P78])" office:value-type="string" office:string-value="SERVO_TURNOUT(DGS_T2_A__HS_T1_E,146,380,250,Fast,FB) //FB 577">
            <text:p>SERVO_TURNOUT(DGS_T2_A__HS_T1_E,146,380,250,Fast,FB) //FB 577</text:p>
          </table:table-cell>
          <table:table-cell table:formula="of:=[.M78]" office:value-type="string" office:string-value="SERVO_TURNOUT(DGS_T2_A__HS_T1_E,146,380,250,Fast,FB) //FB 577">
            <text:p>SERVO_TURNOUT(DGS_T2_A__HS_T1_E,146,380,250,Fast,FB) //FB 577</text:p>
          </table:table-cell>
          <table:table-cell/>
          <table:table-cell office:value-type="float" office:value="577">
            <text:p>577</text:p>
          </table:table-cell>
          <table:table-cell table:formula="of:=CONCATENATE([.$O$2];&quot;(&quot;;[.B78];&quot;, &quot;;[.$P78];&quot;)&quot;)" office:value-type="string" office:string-value="ALIAS(DGS_T2_A__HS_T1_E, 577)">
            <text:p>ALIAS(DGS_T2_A__HS_T1_E, 577)</text:p>
          </table:table-cell>
          <table:table-cell table:formula="of:=[.Q78]" office:value-type="string" office:string-value="ALIAS(DGS_T2_A__HS_T1_E, 577)">
            <text:p>ALIAS(DGS_T2_A__HS_T1_E, 577)</text:p>
          </table:table-cell>
          <table:table-cell/>
          <table:table-cell table:formula="of:=CONCATENATE([.$S$2];&quot;(&quot;;[.$B78];&quot;) \&quot;)" office:value-type="string" office:string-value="turnReset(DGS_T2_A__HS_T1_E) \">
            <text:p>turnReset(DGS_T2_A__HS_T1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string">
            <text:p>F-H</text:p>
          </table:table-cell>
          <table:table-cell office:value-type="string">
            <text:p>X</text:p>
          </table:table-cell>
          <table:table-cell office:value-type="string">
            <text:p>8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table:number-columns-repeated="2" office:value-type="string">
            <text:p>FC</text:p>
          </table:table-cell>
          <table:table-cell/>
          <table:table-cell table:formula="of:=CONCATENATE([.A79];&quot;(&quot;;[.B79];&quot;,&quot;;[.F79];&quot;,&quot;;[.G79];&quot;,&quot;;[.H79];&quot;,&quot;;[.I79];&quot;,&quot;;[.J79];&quot;) //&quot;;[.K79];&quot; &quot;;[.P79])" office:value-type="string" office:string-value="SERVO_TURNOUT(DGS_T3_A__HS_T6_A,247,310,170,Fast,FC) //FC 578">
            <text:p>SERVO_TURNOUT(DGS_T3_A__HS_T6_A,247,310,170,Fast,FC) //FC 578</text:p>
          </table:table-cell>
          <table:table-cell table:formula="of:=[.M79]" office:value-type="string" office:string-value="SERVO_TURNOUT(DGS_T3_A__HS_T6_A,247,310,170,Fast,FC) //FC 578">
            <text:p>SERVO_TURNOUT(DGS_T3_A__HS_T6_A,247,310,170,Fast,FC) //FC 578</text:p>
          </table:table-cell>
          <table:table-cell/>
          <table:table-cell office:value-type="float" office:value="578">
            <text:p>578</text:p>
          </table:table-cell>
          <table:table-cell table:formula="of:=CONCATENATE([.$O$2];&quot;(&quot;;[.B79];&quot;, &quot;;[.$P79];&quot;)&quot;)" office:value-type="string" office:string-value="ALIAS(DGS_T3_A__HS_T6_A, 578)">
            <text:p>ALIAS(DGS_T3_A__HS_T6_A, 578)</text:p>
          </table:table-cell>
          <table:table-cell table:formula="of:=[.Q79]" office:value-type="string" office:string-value="ALIAS(DGS_T3_A__HS_T6_A, 578)">
            <text:p>ALIAS(DGS_T3_A__HS_T6_A, 578)</text:p>
          </table:table-cell>
          <table:table-cell/>
          <table:table-cell table:formula="of:=CONCATENATE([.$S$2];&quot;(&quot;;[.$B79];&quot;) \&quot;)" office:value-type="string" office:string-value="turnReset(DGS_T3_A__HS_T6_A) \">
            <text:p>turnReset(DGS_T3_A__HS_T6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4_A__DFM_T5_E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A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D</text:p>
          </table:table-cell>
          <table:table-cell office:value-type="string">
            <text:p><text:s/></text:p>
          </table:table-cell>
          <table:table-cell table:formula="of:=CONCATENATE([.A80];&quot;(&quot;;[.B80];&quot;,&quot;;[.F80];&quot;,&quot;;[.G80];&quot;,&quot;;[.H80];&quot;,&quot;;[.I80];&quot;,&quot;;[.J80];&quot;) //&quot;;[.K80];&quot; &quot;;[.P80])" office:value-type="string" office:string-value="SERVO_TURNOUT(DGS_T4_A__DFM_T5_E,212,100,230,Fast,HIDDEN) //FD 579">
            <text:p>SERVO_TURNOUT(DGS_T4_A__DFM_T5_E,212,100,230,Fast,HIDDEN) //FD 579</text:p>
          </table:table-cell>
          <table:table-cell table:formula="of:=[.M80]" office:value-type="string" office:string-value="SERVO_TURNOUT(DGS_T4_A__DFM_T5_E,212,100,230,Fast,HIDDEN) //FD 579">
            <text:p>SERVO_TURNOUT(DGS_T4_A__DFM_T5_E,212,100,230,Fast,HIDDEN) //FD 579</text:p>
          </table:table-cell>
          <table:table-cell/>
          <table:table-cell office:value-type="float" office:value="579">
            <text:p>579</text:p>
          </table:table-cell>
          <table:table-cell table:formula="of:=CONCATENATE([.$O$2];&quot;(&quot;;[.B80];&quot;, &quot;;[.$P80];&quot;)&quot;)" office:value-type="string" office:string-value="ALIAS(DGS_T4_A__DFM_T5_E, 579)">
            <text:p>ALIAS(DGS_T4_A__DFM_T5_E, 579)</text:p>
          </table:table-cell>
          <table:table-cell table:formula="of:=[.Q80]" office:value-type="string" office:string-value="ALIAS(DGS_T4_A__DFM_T5_E, 579)">
            <text:p>ALIAS(DGS_T4_A__DFM_T5_E, 579)</text:p>
          </table:table-cell>
          <table:table-cell/>
          <table:table-cell table:formula="of:=CONCATENATE([.$S$2];&quot;(&quot;;[.$B80];&quot;) \&quot;)" office:value-type="string" office:string-value="turnReset(DGS_T4_A__DFM_T5_E) \">
            <text:p>turnReset(DGS_T4_A__DFM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5_A__DFM_T7_E</text:p>
          </table:table-cell>
          <table:table-cell office:value-type="string">
            <text:p>E-F</text:p>
          </table:table-cell>
          <table:table-cell office:value-type="string">
            <text:p>X</text:p>
          </table:table-cell>
          <table:table-cell office:value-type="string">
            <text:p>9B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375">
            <text:p>3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E</text:p>
          </table:table-cell>
          <table:table-cell/>
          <table:table-cell table:formula="of:=CONCATENATE([.A81];&quot;(&quot;;[.B81];&quot;,&quot;;[.F81];&quot;,&quot;;[.G81];&quot;,&quot;;[.H81];&quot;,&quot;;[.I81];&quot;,&quot;;[.J81];&quot;) //&quot;;[.K81];&quot; &quot;;[.P81])" office:value-type="string" office:string-value="SERVO_TURNOUT(DGS_T5_A__DFM_T7_E,215,280,375,Fast,HIDDEN) //FE 580">
            <text:p>SERVO_TURNOUT(DGS_T5_A__DFM_T7_E,215,280,375,Fast,HIDDEN) //FE 580</text:p>
          </table:table-cell>
          <table:table-cell table:formula="of:=[.M81]" office:value-type="string" office:string-value="SERVO_TURNOUT(DGS_T5_A__DFM_T7_E,215,280,375,Fast,HIDDEN) //FE 580">
            <text:p>SERVO_TURNOUT(DGS_T5_A__DFM_T7_E,215,280,375,Fast,HIDDEN) //FE 580</text:p>
          </table:table-cell>
          <table:table-cell/>
          <table:table-cell office:value-type="float" office:value="580">
            <text:p>580</text:p>
          </table:table-cell>
          <table:table-cell table:formula="of:=CONCATENATE([.$O$2];&quot;(&quot;;[.B81];&quot;, &quot;;[.$P81];&quot;)&quot;)" office:value-type="string" office:string-value="ALIAS(DGS_T5_A__DFM_T7_E, 580)">
            <text:p>ALIAS(DGS_T5_A__DFM_T7_E, 580)</text:p>
          </table:table-cell>
          <table:table-cell table:formula="of:=[.Q81]" office:value-type="string" office:string-value="ALIAS(DGS_T5_A__DFM_T7_E, 580)">
            <text:p>ALIAS(DGS_T5_A__DFM_T7_E, 580)</text:p>
          </table:table-cell>
          <table:table-cell/>
          <table:table-cell table:formula="of:=CONCATENATE([.$S$2];&quot;(&quot;;[.$B81];&quot;) \&quot;)" office:value-type="string" office:string-value="turnReset(DGS_T5_A__DFM_T7_E) \">
            <text:p>turnReset(DGS_T5_A__DFM_T7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6_E__DFM_T16_A</text:p>
          </table:table-cell>
          <table:table-cell office:value-type="string">
            <text:p>F-E</text:p>
          </table:table-cell>
          <table:table-cell office:value-type="string">
            <text:p>X</text:p>
          </table:table-cell>
          <table:table-cell office:value-type="string">
            <text:p>3B</text:p>
          </table:table-cell>
          <table:table-cell office:value-type="float" office:value="142">
            <text:p>142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FF</text:p>
          </table:table-cell>
          <table:table-cell/>
          <table:table-cell table:formula="of:=CONCATENATE([.A82];&quot;(&quot;;[.B82];&quot;,&quot;;[.F82];&quot;,&quot;;[.G82];&quot;,&quot;;[.H82];&quot;,&quot;;[.I82];&quot;,&quot;;[.J82];&quot;) //&quot;;[.K82];&quot; &quot;;[.P82])" office:value-type="string" office:string-value="SERVO_TURNOUT(DGS_T6_E__DFM_T16_A,142,320,220,Fast,HIDDEN) //FF 581">
            <text:p>SERVO_TURNOUT(DGS_T6_E__DFM_T16_A,142,320,220,Fast,HIDDEN) //FF 581</text:p>
          </table:table-cell>
          <table:table-cell table:formula="of:=[.M82]" office:value-type="string" office:string-value="SERVO_TURNOUT(DGS_T6_E__DFM_T16_A,142,320,220,Fast,HIDDEN) //FF 581">
            <text:p>SERVO_TURNOUT(DGS_T6_E__DFM_T16_A,142,320,220,Fast,HIDDEN) //FF 581</text:p>
          </table:table-cell>
          <table:table-cell/>
          <table:table-cell office:value-type="float" office:value="581">
            <text:p>581</text:p>
          </table:table-cell>
          <table:table-cell table:formula="of:=CONCATENATE([.$O$2];&quot;(&quot;;[.B82];&quot;, &quot;;[.$P82];&quot;)&quot;)" office:value-type="string" office:string-value="ALIAS(DGS_T6_E__DFM_T16_A, 581)">
            <text:p>ALIAS(DGS_T6_E__DFM_T16_A, 581)</text:p>
          </table:table-cell>
          <table:table-cell table:formula="of:=[.Q82]" office:value-type="string" office:string-value="ALIAS(DGS_T6_E__DFM_T16_A, 581)">
            <text:p>ALIAS(DGS_T6_E__DFM_T16_A, 581)</text:p>
          </table:table-cell>
          <table:table-cell/>
          <table:table-cell table:formula="of:=CONCATENATE([.$S$2];&quot;(&quot;;[.$B82];&quot;) \&quot;)" office:value-type="string" office:string-value="turnReset(DGS_T6_E__DFM_T16_A) \">
            <text:p>turnReset(DGS_T6_E__DFM_T16_A) \</text:p>
          </table:table-cell>
        </table:table-row>
        <table:table-row table:style-name="ro1">
          <table:table-cell table:number-columns-repeated="2"/>
          <table:table-cell table:number-columns-repeated="3"/>
          <table:table-cell table:number-columns-repeated="6"/>
          <table:table-cell/>
          <table:table-cell table:formula="of:=CONCATENATE([.A83];&quot;(&quot;;[.B83];&quot;,&quot;;[.F83];&quot;,&quot;;[.G83];&quot;,&quot;;[.H83];&quot;,&quot;;[.I83];&quot;,&quot;;[.J83];&quot;) //&quot;;[.K83];&quot; &quot;;[.P83])" office:value-type="string" office:string-value="(,,,,,) // 582">
            <text:p>(,,,,,) // 582</text:p>
          </table:table-cell>
          <table:table-cell table:number-columns-repeated="2"/>
          <table:table-cell office:value-type="float" office:value="582">
            <text:p>582</text:p>
          </table:table-cell>
          <table:table-cell table:number-columns-repeated="4"/>
        </table:table-row>
        <table:table-row table:style-name="ro2">
          <table:table-cell office:value-type="string">
            <text:p>//Holgate Sidings</text:p>
          </table:table-cell>
          <table:table-cell/>
          <table:table-cell table:number-columns-repeated="3"/>
          <table:table-cell table:number-columns-repeated="6"/>
          <table:table-cell/>
          <table:table-cell table:formula="of:=CONCATENATE([.A84];&quot;(&quot;;[.B84];&quot;,&quot;;[.F84];&quot;,&quot;;[.G84];&quot;,&quot;;[.H84];&quot;,&quot;;[.I84];&quot;,&quot;;[.J84];&quot;) //&quot;;[.K84];&quot; &quot;;[.P84])" office:value-type="string" office:string-value="//Holgate Sidings(,,,,,) // 583">
            <text:p>//Holgate Sidings(,,,,,) // 583</text:p>
          </table:table-cell>
          <table:table-cell table:formula="of:=[.M84]" office:value-type="string" office:string-value="//Holgate Sidings(,,,,,) // 583">
            <text:p>//Holgate Sidings(,,,,,) // 583</text:p>
          </table:table-cell>
          <table:table-cell/>
          <table:table-cell office:value-type="float" office:value="583">
            <text:p>583</text:p>
          </table:table-cell>
          <table:table-cell table:number-columns-repeated="4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1_E__DGS_T2_A</text:p>
          </table:table-cell>
          <table:table-cell office:value-type="string">
            <text:p>H-F</text:p>
          </table:table-cell>
          <table:table-cell office:value-type="string">
            <text:p>X</text:p>
          </table:table-cell>
          <table:table-cell office:value-type="string">
            <text:p>3A</text:p>
          </table:table-cell>
          <table:table-cell office:value-type="float" office:value="137">
            <text:p>137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A</text:p>
          </table:table-cell>
          <table:table-cell/>
          <table:table-cell table:formula="of:=CONCATENATE([.A85];&quot;(&quot;;[.B85];&quot;,&quot;;[.F85];&quot;,&quot;;[.G85];&quot;,&quot;;[.H85];&quot;,&quot;;[.I85];&quot;,&quot;;[.J85];&quot;) //&quot;;[.K85];&quot; &quot;;[.P85])" office:value-type="string" office:string-value="SERVO_TURNOUT(HS_T1_E__DGS_T2_A,137,380,250,Fast,HIDDEN) //HA 584">
            <text:p>SERVO_TURNOUT(HS_T1_E__DGS_T2_A,137,380,250,Fast,HIDDEN) //HA 584</text:p>
          </table:table-cell>
          <table:table-cell table:formula="of:=[.M85]" office:value-type="string" office:string-value="SERVO_TURNOUT(HS_T1_E__DGS_T2_A,137,380,250,Fast,HIDDEN) //HA 584">
            <text:p>SERVO_TURNOUT(HS_T1_E__DGS_T2_A,137,380,250,Fast,HIDDEN) //HA 584</text:p>
          </table:table-cell>
          <table:table-cell/>
          <table:table-cell office:value-type="float" office:value="584">
            <text:p>584</text:p>
          </table:table-cell>
          <table:table-cell table:formula="of:=CONCATENATE([.$O$2];&quot;(&quot;;[.B85];&quot;, &quot;;[.$P85];&quot;)&quot;)" office:value-type="string" office:string-value="ALIAS(HS_T1_E__DGS_T2_A, 584)">
            <text:p>ALIAS(HS_T1_E__DGS_T2_A, 584)</text:p>
          </table:table-cell>
          <table:table-cell table:formula="of:=[.Q85]" office:value-type="string" office:string-value="ALIAS(HS_T1_E__DGS_T2_A, 584)">
            <text:p>ALIAS(HS_T1_E__DGS_T2_A, 584)</text:p>
          </table:table-cell>
          <table:table-cell/>
          <table:table-cell table:formula="of:=CONCATENATE([.$S$2];&quot;(&quot;;[.$B85];&quot;) \&quot;)" office:value-type="string" office:string-value="turnReset(HS_T1_E__DGS_T2_A) \">
            <text:p>turnReset(HS_T1_E__DGS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2_E__HS_T1_A</text:p>
          </table:table-cell>
          <table:table-cell office:value-type="string">
            <text:p>H2</text:p>
          </table:table-cell>
          <table:table-cell office:value-type="string">
            <text:p>X</text:p>
          </table:table-cell>
          <table:table-cell office:value-type="string">
            <text:p>4A</text:p>
          </table:table-cell>
          <table:table-cell office:value-type="float" office:value="149">
            <text:p>149</text:p>
          </table:table-cell>
          <table:table-cell office:value-type="float" office:value="430">
            <text:p>4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B</text:p>
          </table:table-cell>
          <table:table-cell/>
          <table:table-cell table:formula="of:=CONCATENATE([.A86];&quot;(&quot;;[.B86];&quot;,&quot;;[.F86];&quot;,&quot;;[.G86];&quot;,&quot;;[.H86];&quot;,&quot;;[.I86];&quot;,&quot;;[.J86];&quot;) //&quot;;[.K86];&quot; &quot;;[.P86])" office:value-type="string" office:string-value="SERVO_TURNOUT(HS_T2_E__HS_T1_A,149,430,350,Fast,HIDDEN) //HB 585">
            <text:p>SERVO_TURNOUT(HS_T2_E__HS_T1_A,149,430,350,Fast,HIDDEN) //HB 585</text:p>
          </table:table-cell>
          <table:table-cell table:formula="of:=[.M86]" office:value-type="string" office:string-value="SERVO_TURNOUT(HS_T2_E__HS_T1_A,149,430,350,Fast,HIDDEN) //HB 585">
            <text:p>SERVO_TURNOUT(HS_T2_E__HS_T1_A,149,430,350,Fast,HIDDEN) //HB 585</text:p>
          </table:table-cell>
          <table:table-cell/>
          <table:table-cell office:value-type="float" office:value="585">
            <text:p>585</text:p>
          </table:table-cell>
          <table:table-cell table:formula="of:=CONCATENATE([.$O$2];&quot;(&quot;;[.B86];&quot;, &quot;;[.$P86];&quot;)&quot;)" office:value-type="string" office:string-value="ALIAS(HS_T2_E__HS_T1_A, 585)">
            <text:p>ALIAS(HS_T2_E__HS_T1_A, 585)</text:p>
          </table:table-cell>
          <table:table-cell table:formula="of:=[.Q86]" office:value-type="string" office:string-value="ALIAS(HS_T2_E__HS_T1_A, 585)">
            <text:p>ALIAS(HS_T2_E__HS_T1_A, 585)</text:p>
          </table:table-cell>
          <table:table-cell/>
          <table:table-cell table:formula="of:=CONCATENATE([.$S$2];&quot;(&quot;;[.$B86];&quot;) \&quot;)" office:value-type="string" office:string-value="turnReset(HS_T2_E__HS_T1_A) \">
            <text:p>turnReset(HS_T2_E__HS_T1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3_E__HS_T2_A</text:p>
          </table:table-cell>
          <table:table-cell office:value-type="string">
            <text:p>H3 &amp; H4</text:p>
          </table:table-cell>
          <table:table-cell office:value-type="string">
            <text:p>X</text:p>
          </table:table-cell>
          <table:table-cell office:value-type="string">
            <text:p>4A</text:p>
          </table:table-cell>
          <table:table-cell office:value-type="float" office:value="148">
            <text:p>148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C</text:p>
          </table:table-cell>
          <table:table-cell/>
          <table:table-cell table:formula="of:=CONCATENATE([.A87];&quot;(&quot;;[.B87];&quot;,&quot;;[.F87];&quot;,&quot;;[.G87];&quot;,&quot;;[.H87];&quot;,&quot;;[.I87];&quot;,&quot;;[.J87];&quot;) //&quot;;[.K87];&quot; &quot;;[.P87])" office:value-type="string" office:string-value="SERVO_TURNOUT(HS_T3_E__HS_T2_A,148,500,400,Fast,HIDDEN) //HC 586">
            <text:p>SERVO_TURNOUT(HS_T3_E__HS_T2_A,148,500,400,Fast,HIDDEN) //HC 586</text:p>
          </table:table-cell>
          <table:table-cell table:formula="of:=[.M87]" office:value-type="string" office:string-value="SERVO_TURNOUT(HS_T3_E__HS_T2_A,148,500,400,Fast,HIDDEN) //HC 586">
            <text:p>SERVO_TURNOUT(HS_T3_E__HS_T2_A,148,500,400,Fast,HIDDEN) //HC 586</text:p>
          </table:table-cell>
          <table:table-cell/>
          <table:table-cell office:value-type="float" office:value="586">
            <text:p>586</text:p>
          </table:table-cell>
          <table:table-cell table:formula="of:=CONCATENATE([.$O$2];&quot;(&quot;;[.B87];&quot;, &quot;;[.$P87];&quot;)&quot;)" office:value-type="string" office:string-value="ALIAS(HS_T3_E__HS_T2_A, 586)">
            <text:p>ALIAS(HS_T3_E__HS_T2_A, 586)</text:p>
          </table:table-cell>
          <table:table-cell table:formula="of:=[.Q87]" office:value-type="string" office:string-value="ALIAS(HS_T3_E__HS_T2_A, 586)">
            <text:p>ALIAS(HS_T3_E__HS_T2_A, 586)</text:p>
          </table:table-cell>
          <table:table-cell/>
          <table:table-cell table:formula="of:=CONCATENATE([.$S$2];&quot;(&quot;;[.$B87];&quot;) \&quot;)" office:value-type="string" office:string-value="turnReset(HS_T3_E__HS_T2_A) \">
            <text:p>turnReset(HS_T3_E__HS_T2_A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4_A__HS_T5_E</text:p>
          </table:table-cell>
          <table:table-cell office:value-type="string">
            <text:p>H1 &amp; H2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9">
            <text:p>249</text:p>
          </table:table-cell>
          <table:table-cell office:value-type="float" office:value="220">
            <text:p>22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D</text:p>
          </table:table-cell>
          <table:table-cell/>
          <table:table-cell table:formula="of:=CONCATENATE([.A88];&quot;(&quot;;[.B88];&quot;,&quot;;[.F88];&quot;,&quot;;[.G88];&quot;,&quot;;[.H88];&quot;,&quot;;[.I88];&quot;,&quot;;[.J88];&quot;) //&quot;;[.K88];&quot; &quot;;[.P88])" office:value-type="string" office:string-value="SERVO_TURNOUT(HS_T4_A__HS_T5_E,249,220,370,Fast,HIDDEN) //HD 587">
            <text:p>SERVO_TURNOUT(HS_T4_A__HS_T5_E,249,220,370,Fast,HIDDEN) //HD 587</text:p>
          </table:table-cell>
          <table:table-cell table:formula="of:=[.M88]" office:value-type="string" office:string-value="SERVO_TURNOUT(HS_T4_A__HS_T5_E,249,220,370,Fast,HIDDEN) //HD 587">
            <text:p>SERVO_TURNOUT(HS_T4_A__HS_T5_E,249,220,370,Fast,HIDDEN) //HD 587</text:p>
          </table:table-cell>
          <table:table-cell/>
          <table:table-cell office:value-type="float" office:value="587">
            <text:p>587</text:p>
          </table:table-cell>
          <table:table-cell table:formula="of:=CONCATENATE([.$O$2];&quot;(&quot;;[.B88];&quot;, &quot;;[.$P88];&quot;)&quot;)" office:value-type="string" office:string-value="ALIAS(HS_T4_A__HS_T5_E, 587)">
            <text:p>ALIAS(HS_T4_A__HS_T5_E, 587)</text:p>
          </table:table-cell>
          <table:table-cell table:formula="of:=[.Q88]" office:value-type="string" office:string-value="ALIAS(HS_T4_A__HS_T5_E, 587)">
            <text:p>ALIAS(HS_T4_A__HS_T5_E, 587)</text:p>
          </table:table-cell>
          <table:table-cell/>
          <table:table-cell table:formula="of:=CONCATENATE([.$S$2];&quot;(&quot;;[.$B88];&quot;) \&quot;)" office:value-type="string" office:string-value="turnReset(HS_T4_A__HS_T5_E) \">
            <text:p>turnReset(HS_T4_A__HS_T5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5_A__HS_T6_E</text:p>
          </table:table-cell>
          <table:table-cell office:value-type="string">
            <text:p>H3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6">
            <text:p>246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E</text:p>
          </table:table-cell>
          <table:table-cell/>
          <table:table-cell table:formula="of:=CONCATENATE([.A89];&quot;(&quot;;[.B89];&quot;,&quot;;[.F89];&quot;,&quot;;[.G89];&quot;,&quot;;[.H89];&quot;,&quot;;[.I89];&quot;,&quot;;[.J89];&quot;) //&quot;;[.K89];&quot; &quot;;[.P89])" office:value-type="string" office:string-value="SERVO_TURNOUT(HS_T5_A__HS_T6_E,246,400,250,Fast,HIDDEN) //HE 588">
            <text:p>SERVO_TURNOUT(HS_T5_A__HS_T6_E,246,400,250,Fast,HIDDEN) //HE 588</text:p>
          </table:table-cell>
          <table:table-cell table:formula="of:=[.M89]" office:value-type="string" office:string-value="SERVO_TURNOUT(HS_T5_A__HS_T6_E,246,400,250,Fast,HIDDEN) //HE 588">
            <text:p>SERVO_TURNOUT(HS_T5_A__HS_T6_E,246,400,250,Fast,HIDDEN) //HE 588</text:p>
          </table:table-cell>
          <table:table-cell/>
          <table:table-cell office:value-type="float" office:value="588">
            <text:p>588</text:p>
          </table:table-cell>
          <table:table-cell table:formula="of:=CONCATENATE([.$O$2];&quot;(&quot;;[.B89];&quot;, &quot;;[.$P89];&quot;)&quot;)" office:value-type="string" office:string-value="ALIAS(HS_T5_A__HS_T6_E, 588)">
            <text:p>ALIAS(HS_T5_A__HS_T6_E, 588)</text:p>
          </table:table-cell>
          <table:table-cell table:formula="of:=[.Q89]" office:value-type="string" office:string-value="ALIAS(HS_T5_A__HS_T6_E, 588)">
            <text:p>ALIAS(HS_T5_A__HS_T6_E, 588)</text:p>
          </table:table-cell>
          <table:table-cell/>
          <table:table-cell table:formula="of:=CONCATENATE([.$S$2];&quot;(&quot;;[.$B89];&quot;) \&quot;)" office:value-type="string" office:string-value="turnReset(HS_T5_A__HS_T6_E) \">
            <text:p>turnReset(HS_T5_A__HS_T6_E) \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6_A__DGS_T3_E</text:p>
          </table:table-cell>
          <table:table-cell office:value-type="string">
            <text:p>H4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office:value-type="float" office:value="244">
            <text:p>244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HF</text:p>
          </table:table-cell>
          <table:table-cell/>
          <table:table-cell table:formula="of:=CONCATENATE([.A90];&quot;(&quot;;[.B90];&quot;,&quot;;[.F90];&quot;,&quot;;[.G90];&quot;,&quot;;[.H90];&quot;,&quot;;[.I90];&quot;,&quot;;[.J90];&quot;) //&quot;;[.K90];&quot; &quot;;[.P90])" office:value-type="string" office:string-value="SERVO_TURNOUT(HS_T6_A__DGS_T3_E,244,350,275,Fast,HIDDEN) //HF 589">
            <text:p>SERVO_TURNOUT(HS_T6_A__DGS_T3_E,244,350,275,Fast,HIDDEN) //HF 589</text:p>
          </table:table-cell>
          <table:table-cell table:formula="of:=[.M90]" office:value-type="string" office:string-value="SERVO_TURNOUT(HS_T6_A__DGS_T3_E,244,350,275,Fast,HIDDEN) //HF 589">
            <text:p>SERVO_TURNOUT(HS_T6_A__DGS_T3_E,244,350,275,Fast,HIDDEN) //HF 589</text:p>
          </table:table-cell>
          <table:table-cell/>
          <table:table-cell office:value-type="float" office:value="589">
            <text:p>589</text:p>
          </table:table-cell>
          <table:table-cell table:formula="of:=CONCATENATE([.$O$2];&quot;(&quot;;[.B90];&quot;, &quot;;[.$P90];&quot;)&quot;)" office:value-type="string" office:string-value="ALIAS(HS_T6_A__DGS_T3_E, 589)">
            <text:p>ALIAS(HS_T6_A__DGS_T3_E, 589)</text:p>
          </table:table-cell>
          <table:table-cell table:formula="of:=[.Q90]" office:value-type="string" office:string-value="ALIAS(HS_T6_A__DGS_T3_E, 589)">
            <text:p>ALIAS(HS_T6_A__DGS_T3_E, 589)</text:p>
          </table:table-cell>
          <table:table-cell/>
          <table:table-cell table:formula="of:=CONCATENATE([.$S$2];&quot;(&quot;;[.$B90];&quot;) \&quot;)" office:value-type="string" office:string-value="turnReset(HS_T6_A__DGS_T3_E) \">
            <text:p>turnReset(HS_T6_A__DGS_T3_E) \</text:p>
          </table:table-cell>
        </table:table-row>
        <table:table-row table:style-name="ro1" table:number-rows-repeated="104848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 table:print="false"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SERVO_TURNOUT</text:p>
          </table:table-cell>
          <table:table-cell office:value-type="string">
            <text:p>UGS_T1_E__UFM_T1_A</text:p>
          </table:table-cell>
          <table:table-cell office:value-type="float" office:value="106">
            <text:p>106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2_H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eader</text:p>
          </table:table-cell>
          <table:table-cell office:value-type="string">
            <text:p><text:s/></text:p>
          </table:table-cell>
          <table:table-cell/>
          <table:table-cell office:value-type="string">
            <text:p>A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3_E__UFM_T2_A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office:value-type="float" office:value="210">
            <text:p>2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4_A__UMF_T3_E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5_E__UFM_T6_A</text:p>
          </table:table-cell>
          <table:table-cell office:value-type="float" office:value="252">
            <text:p>25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6_E__UFM_T8_A</text:p>
          </table:table-cell>
          <table:table-cell office:value-type="float" office:value="216">
            <text:p>21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GS_T7_A__UFM_T17_E</text:p>
          </table:table-cell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A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_A__UGS_T1_E</text:p>
          </table:table-cell>
          <table:table-cell office:value-type="float" office:value="103">
            <text:p>103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2_A__UGS_T3_E</text:p>
          </table:table-cell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3_E__UGS_T4_A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325">
            <text:p>32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4_A__DMF_T3_E</text:p>
          </table:table-cell>
          <table:table-cell office:value-type="float" office:value="133">
            <text:p>13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5_A__UMF_T3_E</text:p>
          </table:table-cell>
          <table:table-cell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6_A__UGS_T5_E</text:p>
          </table:table-cell>
          <table:table-cell office:value-type="float" office:value="196">
            <text:p>196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7_E__UMF_T4_A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28">
            <text:p>328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_A__UGS_T6_E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9_E__UFM_T10_A</text:p>
          </table:table-cell>
          <table:table-cell office:value-type="float" office:value="256">
            <text:p>256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0_E__UFM_T11_A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1_E__UFM_T12_A</text:p>
          </table:table-cell>
          <table:table-cell office:value-type="float" office:value="254">
            <text:p>254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</text:p>
          </table:table-cell>
          <table:table-cell office:value-type="float" office:value="255">
            <text:p>255</text:p>
          </table:table-cell>
          <table:table-cell office:value-type="float" office:value="200">
            <text:p>200</text:p>
          </table:table-cell>
          <table:table-cell office:value-type="float" office:value="305">
            <text:p>30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3_E__UFM_T14_A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4_E__UFM_T15_A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N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5_E__UFM_T16_A</text:p>
          </table:table-cell>
          <table:table-cell office:value-type="float" office:value="232">
            <text:p>232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O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6_E</text:p>
          </table:table-cell>
          <table:table-cell office:value-type="float" office:value="229">
            <text:p>229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BP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_A__UMF_T1_E</text:p>
          </table:table-cell>
          <table:table-cell office:value-type="float" office:value="104">
            <text:p>104</text:p>
          </table:table-cell>
          <table:table-cell office:value-type="float" office:value="230">
            <text:p>2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2_E__UMF_T2_A</text:p>
          </table:table-cell>
          <table:table-cell office:value-type="float" office:value="123">
            <text:p>123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3_E__UFM_T4_A</text:p>
          </table:table-cell>
          <table:table-cell office:value-type="float" office:value="139">
            <text:p>139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4_E__DFM_T4_A</text:p>
          </table:table-cell>
          <table:table-cell office:value-type="float" office:value="136">
            <text:p>13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5_A__DFM_T4_E</text:p>
          </table:table-cell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6_A__DMF_T7_E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7_A__DMF_T8_E</text:p>
          </table:table-cell>
          <table:table-cell office:value-type="float" office:value="241">
            <text:p>24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8_A__DMF_T9_E</text:p>
          </table:table-cell>
          <table:table-cell office:value-type="float" office:value="238">
            <text:p>238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9</text:p>
          </table:table-cell>
          <table:table-cell office:value-type="float" office:value="233">
            <text:p>233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0</text:p>
          </table:table-cell>
          <table:table-cell office:value-type="float" office:value="131">
            <text:p>131</text:p>
          </table:table-cell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1_E__DMT_T10_A</text:p>
          </table:table-cell>
          <table:table-cell office:value-type="float" office:value="128">
            <text:p>128</text:p>
          </table:table-cell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2_E__DMT_T11_A</text:p>
          </table:table-cell>
          <table:table-cell office:value-type="float" office:value="124">
            <text:p>124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MF_T13_E__DMF_T12_A</text:p>
          </table:table-cell>
          <table:table-cell office:value-type="float" office:value="116">
            <text:p>11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C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_E__DMF_T1_A</text:p>
          </table:table-cell>
          <table:table-cell office:value-type="float" office:value="102">
            <text:p>102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2_A__DMF_T2_E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3_E__UFM_T5_A</text:p>
          </table:table-cell>
          <table:table-cell office:value-type="float" office:value="138">
            <text:p>13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4_A__UFM_T7_E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5_E__UMF_T6_A</text:p>
          </table:table-cell>
          <table:table-cell office:value-type="float" office:value="242">
            <text:p>242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6_E__UMF_T7_A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7_E__UMF_T8_A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8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9</text:p>
          </table:table-cell>
          <table:table-cell office:value-type="float" office:value="129">
            <text:p>129</text:p>
          </table:table-cell>
          <table:table-cell office:value-type="float" office:value="365">
            <text:p>365</text:p>
          </table:table-cell>
          <table:table-cell office:value-type="float" office:value="270">
            <text:p>2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0_A__UMF_T9_E</text:p>
          </table:table-cell>
          <table:table-cell office:value-type="float" office:value="130">
            <text:p>13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MF_T11_A__UMF_T10_E</text:p>
          </table:table-cell>
          <table:table-cell office:value-type="float" office:value="126">
            <text:p>126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2_A__UFM_T11_E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D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_A__DFM_T2_E</text:p>
          </table:table-cell>
          <table:table-cell office:value-type="float" office:value="101">
            <text:p>101</text:p>
          </table:table-cell>
          <table:table-cell office:value-type="float" office:value="340">
            <text:p>34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2_E__DFM_T1_A</text:p>
          </table:table-cell>
          <table:table-cell office:value-type="float" office:value="117">
            <text:p>117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3_A__DGS_T1_E</text:p>
          </table:table-cell>
          <table:table-cell office:value-type="float" office:value="127">
            <text:p>127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4_A__DMF_T4_E</text:p>
          </table:table-cell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5_E__DGS_T4_A</text:p>
          </table:table-cell>
          <table:table-cell office:value-type="float" office:value="214">
            <text:p>214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6_E__DMF_T5_A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7_E__DGS_T5_A</text:p>
          </table:table-cell>
          <table:table-cell office:value-type="float" office:value="259">
            <text:p>259</text:p>
          </table:table-cell>
          <table:table-cell office:value-type="float" office:value="330">
            <text:p>330</text:p>
          </table:table-cell>
          <table:table-cell office:value-type="float" office:value="200">
            <text:p>2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G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8_E__DFM_T7_A</text:p>
          </table:table-cell>
          <table:table-cell office:value-type="float" office:value="258">
            <text:p>258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H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9_E__DFM_T8_A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I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0_E__DFM_T9_A</text:p>
          </table:table-cell>
          <table:table-cell office:value-type="float" office:value="251">
            <text:p>251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J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1_E__DFM_T10_A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K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2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L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3_E__DFM_T12_A</text:p>
          </table:table-cell>
          <table:table-cell office:value-type="float" office:value="234">
            <text:p>234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M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4_E__DFM_T13_A</text:p>
          </table:table-cell>
          <table:table-cell office:value-type="float" office:value="231">
            <text:p>231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N 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5_E__DFM_T14_A</text:p>
          </table:table-cell>
          <table:table-cell office:value-type="float" office:value="228">
            <text:p>228</text:p>
          </table:table-cell>
          <table:table-cell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O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FM_T16_A__DGS_T6_E</text:p>
          </table:table-cell>
          <table:table-cell office:value-type="float" office:value="145">
            <text:p>145</text:p>
          </table:table-cell>
          <table:table-cell office:value-type="float" office:value="320">
            <text:p>320</text:p>
          </table:table-cell>
          <table:table-cell office:value-type="float" office:value="450">
            <text:p>4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P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UFM_T17_E__UGS_T7_A</text:p>
          </table:table-cell>
          <table:table-cell office:value-type="float" office:value="147">
            <text:p>147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ER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1_E__DFM_T3_A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FB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office:value-type="string">
            <text:p>FC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4_A__DFM_T5_E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5_A__DFM_T7_E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375">
            <text:p>3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6_E__DFM_T16_A</text:p>
          </table:table-cell>
          <table:table-cell office:value-type="float" office:value="142">
            <text:p>142</text:p>
          </table:table-cell>
          <table:table-cell office:value-type="float" office:value="320">
            <text:p>320</text:p>
          </table:table-cell>
          <table:table-cell office:value-type="float" office:value="220">
            <text:p>22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FF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1_E__DGS_T2_A</text:p>
          </table:table-cell>
          <table:table-cell office:value-type="float" office:value="137">
            <text:p>137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A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2_E__HS_T1_A</text:p>
          </table:table-cell>
          <table:table-cell office:value-type="float" office:value="149">
            <text:p>149</text:p>
          </table:table-cell>
          <table:table-cell office:value-type="float" office:value="430">
            <text:p>430</text:p>
          </table:table-cell>
          <table:table-cell office:value-type="float" office:value="350">
            <text:p>3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B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3_E__HS_T2_A</text:p>
          </table:table-cell>
          <table:table-cell office:value-type="float" office:value="148">
            <text:p>148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C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4_A__HS_T5_E</text:p>
          </table:table-cell>
          <table:table-cell office:value-type="float" office:value="249">
            <text:p>249</text:p>
          </table:table-cell>
          <table:table-cell office:value-type="float" office:value="220">
            <text:p>220</text:p>
          </table:table-cell>
          <table:table-cell office:value-type="float" office:value="370">
            <text:p>37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D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5_A__HS_T6_E</text:p>
          </table:table-cell>
          <table:table-cell office:value-type="float" office:value="246">
            <text:p>246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E</text:p>
          </table:table-cell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HS_T6_A__DGS_T3_E</text:p>
          </table:table-cell>
          <table:table-cell office:value-type="float" office:value="244">
            <text:p>244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office:value-type="string">
            <text:p>Fast</text:p>
          </table:table-cell>
          <table:table-cell office:value-type="string">
            <text:p>HIDDEN</text:p>
          </table:table-cell>
          <table:table-cell office:value-type="string">
            <text:p><text:s/></text:p>
          </table:table-cell>
          <table:table-cell/>
          <table:table-cell office:value-type="string">
            <text:p>HF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Up Fast Mixed – Track B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Main Fast – Track C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Up Main Fast – Track D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Fast Mixed – Track 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own Goods Slow – Track F</text:p>
          </table:table-cell>
          <table:table-cell table:number-columns-repeated="7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2_A__HS_T1_E</text:p>
          </table:table-cell>
          <table:table-cell office:value-type="float" office:value="146">
            <text:p>146</text:p>
          </table:table-cell>
          <table:table-cell office:value-type="float" office:value="380">
            <text:p>380</text:p>
          </table:table-cell>
          <table:table-cell office:value-type="float" office:value="250">
            <text:p>250</text:p>
          </table:table-cell>
          <table:table-cell office:value-type="string">
            <text:p>Fast</text:p>
          </table:table-cell>
          <table:table-cell office:value-type="string">
            <text:p>FB</text:p>
          </table:table-cell>
          <table:table-cell table:number-columns-repeated="3"/>
        </table:table-row>
        <table:table-row table:style-name="ro1">
          <table:table-cell office:value-type="string">
            <text:p>SERVO_TURNOUT</text:p>
          </table:table-cell>
          <table:table-cell office:value-type="string">
            <text:p>DGS_T3_A__HS_T6_A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string">
            <text:p>Fast</text:p>
          </table:table-cell>
          <table:table-cell office:value-type="string">
            <text:p>FC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Holgate Sidings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ce1"/>
        <table:table-row table:style-name="ro1">
          <table:table-cell office:value-type="string">
            <text:p>UFM_T9_E__UFM_T10_A</text:p>
          </table:table-cell>
        </table:table-row>
        <table:table-row table:style-name="ro1">
          <table:table-cell office:value-type="string">
            <text:p>UFM_T10_E__UFM_T11_A</text:p>
          </table:table-cell>
        </table:table-row>
        <table:table-row table:style-name="ro1">
          <table:table-cell office:value-type="string">
            <text:p>UFM_T11_E__UFM_T12_A</text:p>
          </table:table-cell>
        </table:table-row>
        <table:table-row table:style-name="ro1">
          <table:table-cell office:value-type="string">
            <text:p>UFM_T12</text:p>
          </table:table-cell>
        </table:table-row>
        <table:table-row table:style-name="ro1">
          <table:table-cell office:value-type="string">
            <text:p>UFM_T13_E__UFM_T14_A</text:p>
          </table:table-cell>
        </table:table-row>
        <table:table-row table:style-name="ro1">
          <table:table-cell office:value-type="string">
            <text:p>UFM_T14_E__UFM_T15_A</text:p>
          </table:table-cell>
        </table:table-row>
        <table:table-row table:style-name="ro1">
          <table:table-cell office:value-type="string">
            <text:p>UFM_T15_E__UFM_T16_A</text:p>
          </table:table-cell>
        </table:table-row>
        <table:table-row table:style-name="ro1">
          <table:table-cell office:value-type="string">
            <text:p>UFM_T16_E</text:p>
          </table:table-cell>
        </table:table-row>
        <table:table-row table:style-name="ro1">
          <table:table-cell office:value-type="string">
            <text:p>UFM_T17_E__UGS_T7_A</text:p>
          </table:table-cell>
        </table:table-row>
      </table:table>
      <table:database-ranges>
        <table:database-range table:target-range-address="Sheet2.A1:Sheet2.AMJ104857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8">18/07/2023</text:date>, <text:time>18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6-22T07:47:42.19</meta:creation-date>
    <dc:date>2023-07-18T18:37:48.81</dc:date>
    <dc:creator>Gary Foulds</dc:creator>
    <meta:editing-duration>PT13H50M59S</meta:editing-duration>
    <meta:editing-cycles>3</meta:editing-cycles>
    <meta:generator>OpenOffice/4.1.14$Win32 OpenOffice.org_project/4114m1$Build-9811</meta:generator>
    <meta:document-statistic meta:table-count="3" meta:cell-count="2165" meta:object-count="0"/>
  </office:meta>
</office:document-meta>
</file>